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face style:name="Noto Sans Mono CJK SC" svg:font-family="'Noto Sans Mono CJK SC'" style:font-family-generic="modern" style:font-pitch="fixed"/>
    <style:font-face style:name="Noto Sans Mono1" svg:font-family="'Noto Sans Mono'" style:font-family-generic="swiss" style:font-pitch="variable"/>
    <style:font-face style:name="Noto Sans Mono2"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Regular" style:font-pitch="variable"/>
  </office:font-face-decls>
  <office:automatic-styles>
    <style:style style:name="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P2" style:family="paragraph" style:parent-style-name="Standard">
      <style:text-properties style:font-name="Ubuntu" fo:font-size="6pt" style:font-size-asian="6pt" style:font-size-complex="6pt"/>
    </style:style>
    <style:style style:name="P3" style:family="paragraph" style:parent-style-name="Standard">
      <style:paragraph-properties fo:text-align="justify" style:justify-single-word="false"/>
      <style:text-properties style:font-name="Ubuntu" fo:font-size="6pt" style:font-size-asian="6pt" style:font-size-complex="6pt"/>
    </style:style>
    <style:style style:name="P4" style:family="paragraph" style:parent-style-name="Standard">
      <style:paragraph-properties fo:text-align="justify" style:justify-single-word="false"/>
      <style:text-properties style:font-name="Ubuntu" fo:font-size="6pt" officeooo:paragraph-rsid="0056d0c7" style:font-size-asian="6pt" style:font-size-complex="6pt"/>
    </style:style>
    <style:style style:name="P5" style:family="paragraph" style:parent-style-name="Standard">
      <style:paragraph-properties fo:text-align="justify" style:justify-single-word="false"/>
      <style:text-properties style:font-name="Ubuntu" fo:font-size="6pt" officeooo:paragraph-rsid="006b4958" style:font-size-asian="6pt" style:font-size-complex="6pt"/>
    </style:style>
    <style:style style:name="P6" style:family="paragraph" style:parent-style-name="Standard">
      <style:paragraph-properties fo:text-align="justify" style:justify-single-word="false"/>
      <style:text-properties style:font-name="Ubuntu" fo:font-size="6pt" officeooo:paragraph-rsid="00732628" style:font-size-asian="6pt" style:font-size-complex="6pt"/>
    </style:style>
    <style:style style:name="P7" style:family="paragraph" style:parent-style-name="Standard">
      <style:paragraph-properties fo:text-align="justify" style:justify-single-word="false"/>
      <style:text-properties style:font-name="Ubuntu" fo:font-size="6pt" officeooo:paragraph-rsid="0086a034" style:font-size-asian="6pt" style:font-size-complex="6pt"/>
    </style:style>
    <style:style style:name="P8" style:family="paragraph" style:parent-style-name="Standard">
      <style:paragraph-properties fo:text-align="justify" style:justify-single-word="false" fo:break-before="page"/>
      <style:text-properties style:font-name="Ubuntu" fo:font-size="6pt" officeooo:paragraph-rsid="0086a034" style:font-size-asian="6pt" style:font-size-complex="6pt"/>
    </style:style>
    <style:style style:name="P9" style:family="paragraph" style:parent-style-name="Standard">
      <style:paragraph-properties fo:text-align="justify" style:justify-single-word="false"/>
      <style:text-properties style:font-name="Ubuntu" fo:font-size="6pt" fo:font-style="italic" officeooo:paragraph-rsid="0086a034" style:font-size-asian="6pt" style:font-style-asian="italic" style:font-size-complex="6pt" style:font-style-complex="italic"/>
    </style:style>
    <style:style style:name="P10" style:family="paragraph" style:parent-style-name="Standard">
      <style:text-properties style:font-name="Noto Sans Mono1" fo:font-size="7pt" fo:font-weight="bold" style:font-size-asian="7pt" style:font-weight-asian="bold" style:font-size-complex="7pt" style:font-weight-complex="bold"/>
    </style:style>
    <style:style style:name="P11" style:family="paragraph" style:parent-style-name="Standard">
      <style:paragraph-properties fo:text-align="center" style:justify-single-word="false"/>
      <style:text-properties style:font-name="Noto Sans Mono1" fo:font-size="7pt" fo:font-weight="bold" style:font-size-asian="7pt" style:font-weight-asian="bold" style:font-size-complex="7pt" style:font-weight-complex="bold"/>
    </style:style>
    <style:style style:name="P12" style:family="paragraph" style:parent-style-name="Standard">
      <style:paragraph-properties fo:text-align="justify" style:justify-single-word="false"/>
      <style:text-properties fo:font-size="7pt" style:font-size-asian="7pt" style:font-size-complex="7pt"/>
    </style:style>
    <style:style style:name="P13" style:family="paragraph" style:parent-style-name="Standard">
      <style:paragraph-properties fo:text-align="justify" style:justify-single-word="false"/>
      <style:text-properties fo:font-size="7pt" fo:font-weight="bold" style:font-size-asian="7pt" style:font-weight-asian="bold" style:font-size-complex="7pt" style:font-weight-complex="bold"/>
    </style:style>
    <style:style style:name="P14"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P15" style:family="paragraph" style:parent-style-name="Heading_20_1" style:list-style-name="Numbering_20_123" style:master-page-name="">
      <loext:graphic-properties draw:fill="none"/>
      <style:paragraph-properties fo:margin-left="0cm" fo:margin-right="0cm" fo:margin-top="0.423cm" fo:margin-bottom="0.212cm" style:contextual-spacing="false" fo:text-indent="1cm" style:auto-text-indent="false" style:page-number="auto" fo:background-color="transparent" fo:keep-with-next="always">
        <style:tab-stops/>
      </style:paragraph-properties>
    </style:style>
    <style:style style:name="P16" style:family="paragraph" style:parent-style-name="Heading_20_2" style:list-style-name="Numbering_20_123"/>
    <style:style style:name="P17" style:family="paragraph" style:parent-style-name="Heading_20_2" style:list-style-name="Numbering_20_123">
      <style:paragraph-properties text:number-lines="true" text:line-number="1"/>
    </style:style>
    <style:style style:name="P18" style:family="paragraph" style:parent-style-name="Heading_20_2" style:list-style-name="Numbering_20_123">
      <style:text-properties officeooo:paragraph-rsid="011a137e"/>
    </style:style>
    <style:style style:name="P19" style:family="paragraph" style:parent-style-name="Heading_20_2" style:list-style-name="Numbering_20_123">
      <style:text-properties fo:font-size="7pt" style:font-size-asian="7pt" style:font-size-complex="7pt"/>
    </style:style>
    <style:style style:name="P20" style:family="paragraph" style:parent-style-name="Standard">
      <style:paragraph-properties fo:text-align="justify" style:justify-single-word="false"/>
      <style:text-properties style:font-name="Ubuntu" fo:font-size="6pt" fo:font-style="italic" officeooo:rsid="00e9cd86" officeooo:paragraph-rsid="00e9cd86" style:font-size-asian="6pt" style:font-style-asian="italic" style:font-size-complex="6pt" style:font-style-complex="italic"/>
    </style:style>
    <style:style style:name="P21" style:family="paragraph" style:parent-style-name="Standard">
      <style:paragraph-properties fo:text-align="justify" style:justify-single-word="false"/>
      <style:text-properties style:font-name="Ubuntu" fo:font-size="6pt" fo:font-style="italic" officeooo:rsid="00e9cd86" officeooo:paragraph-rsid="012a5ffe" style:font-size-asian="6pt" style:font-style-asian="italic" style:font-size-complex="6pt" style:font-style-complex="italic"/>
    </style:style>
    <style:style style:name="P22" style:family="paragraph" style:parent-style-name="Standard" style:list-style-name="List_20_1">
      <loext:graphic-properties draw:fill="none"/>
      <style:paragraph-properties fo:margin-left="0.499cm" fo:margin-right="0cm" fo:text-align="justify" style:justify-single-word="false" fo:text-indent="-0.499cm" style:auto-text-indent="false" fo:background-color="transparent"/>
      <style:text-properties style:font-name="Ubuntu" fo:font-size="6pt" officeooo:paragraph-rsid="00e416c3" style:font-size-asian="6pt" style:font-size-complex="6pt"/>
    </style:style>
    <style:style style:name="P2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9.999cm"/>
        </style:tab-stops>
      </style:paragraph-properties>
      <style:text-properties style:font-name="Ubuntu" fo:font-size="6pt" officeooo:paragraph-rsid="0094baed" style:font-size-asian="6pt" style:font-size-complex="6pt"/>
    </style:style>
    <style:style style:name="P2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Ubuntu" fo:font-size="6pt" style:font-size-asian="6pt" style:font-size-complex="6pt"/>
    </style:style>
    <style:style style:name="P2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Ubuntu" fo:font-size="6pt" style:font-size-asian="6pt" style:font-size-complex="6pt"/>
    </style:style>
    <style:style style:name="P26" style:family="paragraph" style:parent-style-name="Standard">
      <style:paragraph-properties fo:text-align="justify" style:justify-single-word="false"/>
      <style:text-properties style:font-name="Ubuntu" fo:font-size="6pt" officeooo:paragraph-rsid="006b4958" style:font-size-asian="6pt" style:font-size-complex="6pt"/>
    </style:style>
    <style:style style:name="P27" style:family="paragraph" style:parent-style-name="Standard">
      <style:paragraph-properties fo:text-align="justify" style:justify-single-word="false"/>
      <style:text-properties style:font-name="Ubuntu" fo:font-size="6pt" officeooo:paragraph-rsid="0097c695" style:font-size-asian="6pt" style:font-size-complex="6pt"/>
    </style:style>
    <style:style style:name="P28" style:family="paragraph" style:parent-style-name="Standard" style:master-page-name="">
      <style:paragraph-properties fo:margin-left="0.499cm" fo:text-align="justify" style:justify-single-word="false" fo:text-indent="0cm" style:auto-text-indent="false" style:page-number="auto"/>
      <style:text-properties style:font-name="Ubuntu" fo:font-size="6pt" officeooo:paragraph-rsid="0097c695" style:font-size-asian="6pt" style:font-size-complex="6pt"/>
    </style:style>
    <style:style style:name="P29" style:family="paragraph" style:parent-style-name="Standard">
      <style:paragraph-properties fo:text-align="justify" style:justify-single-word="false"/>
      <style:text-properties style:font-name="Ubuntu" fo:font-size="6pt" style:font-size-asian="6pt" style:font-size-complex="6pt"/>
    </style:style>
    <style:style style:name="P30" style:family="paragraph" style:parent-style-name="Standard">
      <style:paragraph-properties fo:text-align="justify" style:justify-single-word="false"/>
      <style:text-properties style:font-name="Ubuntu" fo:font-size="6pt" officeooo:paragraph-rsid="00a0c12f" style:font-size-asian="6pt" style:font-size-complex="6pt"/>
    </style:style>
    <style:style style:name="P31" style:family="paragraph" style:parent-style-name="Standard">
      <style:paragraph-properties fo:text-align="justify" style:justify-single-word="false"/>
      <style:text-properties style:font-name="Ubuntu" fo:font-size="6pt" officeooo:paragraph-rsid="00a25c86" style:font-size-asian="6pt" style:font-size-complex="6pt"/>
    </style:style>
    <style:style style:name="P32" style:family="paragraph" style:parent-style-name="Standard">
      <style:paragraph-properties fo:text-align="justify" style:justify-single-word="false"/>
      <style:text-properties style:font-name="Ubuntu" fo:font-size="6pt" officeooo:paragraph-rsid="00a425b4" style:font-size-asian="6pt" style:font-size-complex="6pt"/>
    </style:style>
    <style:style style:name="P33" style:family="paragraph" style:parent-style-name="Standard">
      <style:paragraph-properties fo:text-align="justify" style:justify-single-word="false"/>
      <style:text-properties style:font-name="Ubuntu" fo:font-size="6pt" officeooo:paragraph-rsid="00a656a7" style:font-size-asian="6pt" style:font-size-complex="6pt"/>
    </style:style>
    <style:style style:name="P34" style:family="paragraph" style:parent-style-name="Standard">
      <style:paragraph-properties fo:text-align="justify" style:justify-single-word="false" fo:break-before="page"/>
      <style:text-properties style:font-name="Ubuntu" fo:font-size="6pt" officeooo:paragraph-rsid="00a656a7" style:font-size-asian="6pt" style:font-size-complex="6pt"/>
    </style:style>
    <style:style style:name="P35" style:family="paragraph" style:parent-style-name="Standard">
      <style:paragraph-properties fo:text-align="justify" style:justify-single-word="false"/>
      <style:text-properties style:font-name="Ubuntu" fo:font-size="6pt" officeooo:paragraph-rsid="00a7c379" style:font-size-asian="6pt" style:font-size-complex="6pt"/>
    </style:style>
    <style:style style:name="P36" style:family="paragraph" style:parent-style-name="Standard">
      <style:paragraph-properties fo:text-align="justify" style:justify-single-word="false"/>
      <style:text-properties style:font-name="Ubuntu" fo:font-size="6pt" officeooo:paragraph-rsid="00aad0bc" style:font-size-asian="6pt" style:font-size-complex="6pt"/>
    </style:style>
    <style:style style:name="P37" style:family="paragraph" style:parent-style-name="Standard">
      <style:paragraph-properties fo:text-align="justify" style:justify-single-word="false"/>
      <style:text-properties style:font-name="Ubuntu" fo:font-size="6pt" officeooo:paragraph-rsid="00ada1cd" style:font-size-asian="6pt" style:font-size-complex="6pt"/>
    </style:style>
    <style:style style:name="P38" style:family="paragraph" style:parent-style-name="Standard">
      <style:paragraph-properties fo:text-align="justify" style:justify-single-word="false"/>
      <style:text-properties style:font-name="Ubuntu" fo:font-size="6pt" officeooo:paragraph-rsid="00afb04e" style:font-size-asian="6pt" style:font-size-complex="6pt"/>
    </style:style>
    <style:style style:name="P39" style:family="paragraph" style:parent-style-name="Standard">
      <style:paragraph-properties fo:text-align="justify" style:justify-single-word="false"/>
      <style:text-properties style:font-name="Ubuntu" fo:font-size="6pt" officeooo:paragraph-rsid="0056d0c7" style:font-size-asian="6pt" style:font-size-complex="6pt"/>
    </style:style>
    <style:style style:name="P40" style:family="paragraph" style:parent-style-name="Standard" style:master-page-name="">
      <style:paragraph-properties fo:margin-left="0.499cm" fo:text-align="justify" style:justify-single-word="false" fo:text-indent="0cm" style:auto-text-indent="false" style:page-number="auto"/>
      <style:text-properties style:font-name="Ubuntu" fo:font-size="6pt" officeooo:paragraph-rsid="00afe2fe" style:font-size-asian="6pt" style:font-size-complex="6pt"/>
    </style:style>
    <style:style style:name="P41" style:family="paragraph" style:parent-style-name="Standard">
      <style:paragraph-properties fo:text-align="justify" style:justify-single-word="false"/>
      <style:text-properties style:font-name="Ubuntu" fo:font-size="6pt" officeooo:paragraph-rsid="00b79a8b" style:font-size-asian="6pt" style:font-size-complex="6pt"/>
    </style:style>
    <style:style style:name="P42" style:family="paragraph" style:parent-style-name="Standard">
      <style:paragraph-properties fo:text-align="justify" style:justify-single-word="false"/>
      <style:text-properties style:font-name="Ubuntu" fo:font-size="6pt" officeooo:paragraph-rsid="00c6c3f7" style:font-size-asian="6pt" style:font-size-complex="6pt"/>
    </style:style>
    <style:style style:name="P43" style:family="paragraph" style:parent-style-name="Standard">
      <style:paragraph-properties fo:text-align="justify" style:justify-single-word="false"/>
      <style:text-properties style:font-name="Ubuntu" fo:font-size="6pt" officeooo:paragraph-rsid="00c92c0a" style:font-size-asian="6pt" style:font-size-complex="6pt"/>
    </style:style>
    <style:style style:name="P44" style:family="paragraph" style:parent-style-name="Standard">
      <style:paragraph-properties fo:text-align="justify" style:justify-single-word="false" fo:break-before="page"/>
      <style:text-properties style:font-name="Ubuntu" fo:font-size="6pt" officeooo:paragraph-rsid="00cdf2c2" style:font-size-asian="6pt" style:font-size-complex="6pt"/>
    </style:style>
    <style:style style:name="P45" style:family="paragraph" style:parent-style-name="Standard">
      <style:paragraph-properties fo:text-align="justify" style:justify-single-word="false"/>
      <style:text-properties style:font-name="Ubuntu" fo:font-size="6pt" officeooo:paragraph-rsid="00d1b2ef" style:font-size-asian="6pt" style:font-size-complex="6pt"/>
    </style:style>
    <style:style style:name="P46" style:family="paragraph" style:parent-style-name="Standard">
      <style:paragraph-properties fo:text-align="justify" style:justify-single-word="false"/>
      <style:text-properties style:font-name="Ubuntu" fo:font-size="6pt" officeooo:paragraph-rsid="00d3583e" style:font-size-asian="6pt" style:font-size-complex="6pt"/>
    </style:style>
    <style:style style:name="P47" style:family="paragraph" style:parent-style-name="Standard">
      <style:paragraph-properties fo:text-align="justify" style:justify-single-word="false"/>
      <style:text-properties style:font-name="Ubuntu" fo:font-size="6pt" officeooo:paragraph-rsid="00d45c70" style:font-size-asian="6pt" style:font-size-complex="6pt"/>
    </style:style>
    <style:style style:name="P48" style:family="paragraph" style:parent-style-name="Standard">
      <style:paragraph-properties fo:text-align="justify" style:justify-single-word="false"/>
      <style:text-properties style:font-name="Ubuntu" fo:font-size="6pt" officeooo:paragraph-rsid="00d5694e" style:font-size-asian="6pt" style:font-size-complex="6pt"/>
    </style:style>
    <style:style style:name="P49" style:family="paragraph" style:parent-style-name="Standard">
      <style:paragraph-properties fo:text-align="justify" style:justify-single-word="false"/>
      <style:text-properties style:font-name="Ubuntu" fo:font-size="6pt" officeooo:paragraph-rsid="00732628" style:font-size-asian="6pt" style:font-size-complex="6pt"/>
    </style:style>
    <style:style style:name="P50" style:family="paragraph" style:parent-style-name="Standard">
      <style:paragraph-properties fo:text-align="justify" style:justify-single-word="false"/>
      <style:text-properties style:font-name="Ubuntu" fo:font-size="6pt" officeooo:paragraph-rsid="00d709ed" style:font-size-asian="6pt" style:font-size-complex="6pt"/>
    </style:style>
    <style:style style:name="P51" style:family="paragraph" style:parent-style-name="Standard">
      <style:paragraph-properties fo:text-align="justify" style:justify-single-word="false"/>
      <style:text-properties style:font-name="Ubuntu" fo:font-size="6pt" officeooo:paragraph-rsid="00d96e8b" style:font-size-asian="6pt" style:font-size-complex="6pt"/>
    </style:style>
    <style:style style:name="P52" style:family="paragraph" style:parent-style-name="Standard">
      <style:paragraph-properties fo:text-align="justify" style:justify-single-word="false" fo:break-before="page"/>
      <style:text-properties style:font-name="Ubuntu" fo:font-size="6pt" officeooo:paragraph-rsid="00dab741" style:font-size-asian="6pt" style:font-size-complex="6pt"/>
    </style:style>
    <style:style style:name="P53" style:family="paragraph" style:parent-style-name="Standard">
      <style:paragraph-properties fo:text-align="justify" style:justify-single-word="false"/>
      <style:text-properties style:font-name="Ubuntu" fo:font-size="6pt" officeooo:paragraph-rsid="00dc790e" style:font-size-asian="6pt" style:font-size-complex="6pt"/>
    </style:style>
    <style:style style:name="P54" style:family="paragraph" style:parent-style-name="Standard">
      <style:paragraph-properties fo:text-align="justify" style:justify-single-word="false"/>
      <style:text-properties style:font-name="Ubuntu" fo:font-size="6pt" officeooo:paragraph-rsid="00de6877" style:font-size-asian="6pt" style:font-size-complex="6pt"/>
    </style:style>
    <style:style style:name="P55" style:family="paragraph" style:parent-style-name="Standard">
      <style:paragraph-properties fo:text-align="justify" style:justify-single-word="false"/>
      <style:text-properties style:font-name="Ubuntu" fo:font-size="6pt" officeooo:paragraph-rsid="0086a034" style:font-size-asian="6pt" style:font-size-complex="6pt"/>
    </style:style>
    <style:style style:name="P56" style:family="paragraph" style:parent-style-name="Standard">
      <style:paragraph-properties fo:text-align="justify" style:justify-single-word="false"/>
      <style:text-properties style:font-name="Ubuntu" fo:font-size="6pt" officeooo:paragraph-rsid="00dee2e0" style:font-size-asian="6pt" style:font-size-complex="6pt"/>
    </style:style>
    <style:style style:name="P5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Ubuntu" fo:font-size="6pt" officeooo:paragraph-rsid="00dee2e0" style:font-size-asian="6pt" style:font-size-complex="6pt"/>
    </style:style>
    <style:style style:name="P58" style:family="paragraph" style:parent-style-name="Standard">
      <style:paragraph-properties fo:text-align="justify" style:justify-single-word="false"/>
      <style:text-properties style:font-name="Ubuntu" fo:font-size="6pt" officeooo:paragraph-rsid="00e416c3" style:font-size-asian="6pt" style:font-size-complex="6pt"/>
    </style:style>
    <style:style style:name="P59" style:family="paragraph" style:parent-style-name="Standard" style:master-page-name="">
      <style:paragraph-properties fo:margin-left="0.499cm" fo:text-align="justify" style:justify-single-word="false" fo:text-indent="0cm" style:auto-text-indent="false" style:page-number="auto"/>
      <style:text-properties style:font-name="Ubuntu" fo:font-size="6pt" officeooo:paragraph-rsid="00e416c3" style:font-size-asian="6pt" style:font-size-complex="6pt"/>
    </style:style>
    <style:style style:name="P60" style:family="paragraph" style:parent-style-name="Standard">
      <style:paragraph-properties fo:text-align="justify" style:justify-single-word="false"/>
      <style:text-properties style:font-name="Ubuntu" fo:font-size="6pt" officeooo:paragraph-rsid="008a3842" style:font-size-asian="6pt" style:font-size-complex="6pt"/>
    </style:style>
    <style:style style:name="P61" style:family="paragraph" style:parent-style-name="Standard">
      <style:paragraph-properties fo:text-align="justify" style:justify-single-word="false" fo:break-before="page"/>
      <style:text-properties style:font-name="Ubuntu" fo:font-size="6pt" officeooo:paragraph-rsid="008a3842" style:font-size-asian="6pt" style:font-size-complex="6pt"/>
    </style:style>
    <style:style style:name="P62" style:family="paragraph" style:parent-style-name="Standard">
      <style:paragraph-properties fo:text-align="justify" style:justify-single-word="false"/>
      <style:text-properties style:font-name="Ubuntu" fo:font-size="6pt" officeooo:paragraph-rsid="00ecb8cb" style:font-size-asian="6pt" style:font-size-complex="6pt"/>
    </style:style>
    <style:style style:name="P63" style:family="paragraph" style:parent-style-name="Standard">
      <style:paragraph-properties fo:text-align="justify" style:justify-single-word="false"/>
      <style:text-properties style:font-name="Ubuntu" fo:font-size="6pt" officeooo:paragraph-rsid="00efeece" style:font-size-asian="6pt" style:font-size-complex="6pt"/>
    </style:style>
    <style:style style:name="P64" style:family="paragraph" style:parent-style-name="Standard">
      <style:paragraph-properties fo:text-align="justify" style:justify-single-word="false"/>
      <style:text-properties style:font-name="Ubuntu" fo:font-size="6pt" officeooo:paragraph-rsid="00f47cc5" style:font-size-asian="6pt" style:font-size-complex="6pt"/>
    </style:style>
    <style:style style:name="P65" style:family="paragraph" style:parent-style-name="Standard">
      <style:paragraph-properties fo:text-align="justify" style:justify-single-word="false"/>
      <style:text-properties style:font-name="Ubuntu" fo:font-size="6pt" officeooo:paragraph-rsid="008b716c" style:font-size-asian="6pt" style:font-size-complex="6pt"/>
    </style:style>
    <style:style style:name="P66" style:family="paragraph" style:parent-style-name="Standard">
      <style:paragraph-properties fo:text-align="justify" style:justify-single-word="false"/>
      <style:text-properties style:font-name="Ubuntu" fo:font-size="6pt" officeooo:paragraph-rsid="008b9177" style:font-size-asian="6pt" style:font-size-complex="6pt"/>
    </style:style>
    <style:style style:name="P67" style:family="paragraph" style:parent-style-name="Standard">
      <style:paragraph-properties fo:text-align="justify" style:justify-single-word="false"/>
      <style:text-properties style:font-name="Ubuntu" fo:font-size="6pt" officeooo:paragraph-rsid="00f82100" style:font-size-asian="6pt" style:font-size-complex="6pt"/>
    </style:style>
    <style:style style:name="P6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Ubuntu" fo:font-size="6pt" officeooo:paragraph-rsid="00f82100" style:font-size-asian="6pt" style:font-size-complex="6pt"/>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Ubuntu" fo:font-size="6pt" officeooo:paragraph-rsid="00f82100" style:font-size-asian="6pt" style:font-size-complex="6pt"/>
    </style:style>
    <style:style style:name="P70" style:family="paragraph" style:parent-style-name="Standard">
      <style:paragraph-properties fo:text-align="justify" style:justify-single-word="false"/>
      <style:text-properties style:font-name="Ubuntu" fo:font-size="6pt" officeooo:paragraph-rsid="008e04e5" style:font-size-asian="6pt" style:font-size-complex="6pt"/>
    </style:style>
    <style:style style:name="P71" style:family="paragraph" style:parent-style-name="Standard">
      <style:paragraph-properties fo:text-align="justify" style:justify-single-word="false"/>
      <style:text-properties style:font-name="Ubuntu" fo:font-size="6pt" officeooo:paragraph-rsid="00fbc2a7" style:font-size-asian="6pt" style:font-size-complex="6pt"/>
    </style:style>
    <style:style style:name="P72" style:family="paragraph" style:parent-style-name="Standard">
      <style:paragraph-properties fo:text-align="justify" style:justify-single-word="false"/>
      <style:text-properties style:font-name="Ubuntu" fo:font-size="6pt" officeooo:paragraph-rsid="00fd566e" style:font-size-asian="6pt" style:font-size-complex="6pt"/>
    </style:style>
    <style:style style:name="P73" style:family="paragraph" style:parent-style-name="Standard">
      <style:paragraph-properties fo:text-align="justify" style:justify-single-word="false"/>
      <style:text-properties style:font-name="Ubuntu" fo:font-size="6pt" officeooo:paragraph-rsid="00fed561" style:font-size-asian="6pt" style:font-size-complex="6pt"/>
    </style:style>
    <style:style style:name="P74" style:family="paragraph" style:parent-style-name="Standard">
      <style:paragraph-properties fo:text-align="justify" style:justify-single-word="false"/>
      <style:text-properties style:font-name="Ubuntu" fo:font-size="6pt" officeooo:paragraph-rsid="0103805f" style:font-size-asian="6pt" style:font-size-complex="6pt"/>
    </style:style>
    <style:style style:name="P75" style:family="paragraph" style:parent-style-name="Standard">
      <style:paragraph-properties fo:text-align="justify" style:justify-single-word="false"/>
      <style:text-properties style:font-name="Ubuntu" fo:font-size="6pt" officeooo:paragraph-rsid="0107de00" style:font-size-asian="6pt" style:font-size-complex="6pt"/>
    </style:style>
    <style:style style:name="P76" style:family="paragraph" style:parent-style-name="Standard">
      <style:paragraph-properties fo:text-align="justify" style:justify-single-word="false"/>
      <style:text-properties style:font-name="Ubuntu" fo:font-size="6pt" officeooo:paragraph-rsid="010b4860" style:font-size-asian="6pt" style:font-size-complex="6pt"/>
    </style:style>
    <style:style style:name="P77" style:family="paragraph" style:parent-style-name="Standard">
      <style:paragraph-properties fo:text-align="justify" style:justify-single-word="false"/>
      <style:text-properties style:font-name="Ubuntu" fo:font-size="6pt" officeooo:paragraph-rsid="010b965a" style:font-size-asian="6pt" style:font-size-complex="6pt"/>
    </style:style>
    <style:style style:name="P78" style:family="paragraph" style:parent-style-name="Standard">
      <style:paragraph-properties fo:text-align="justify" style:justify-single-word="false"/>
      <style:text-properties style:font-name="Ubuntu" fo:font-size="6pt" officeooo:paragraph-rsid="010e3774" style:font-size-asian="6pt" style:font-size-complex="6pt"/>
    </style:style>
    <style:style style:name="P79" style:family="paragraph" style:parent-style-name="Standard">
      <style:paragraph-properties fo:text-align="justify" style:justify-single-word="false"/>
      <style:text-properties style:font-name="Ubuntu" fo:font-size="6pt" officeooo:paragraph-rsid="010f2ea4" style:font-size-asian="6pt" style:font-size-complex="6pt"/>
    </style:style>
    <style:style style:name="P80" style:family="paragraph" style:parent-style-name="Standard">
      <style:paragraph-properties fo:text-align="justify" style:justify-single-word="false"/>
      <style:text-properties style:font-name="Ubuntu" fo:font-size="6pt" officeooo:paragraph-rsid="01109331" style:font-size-asian="6pt" style:font-size-complex="6pt"/>
    </style:style>
    <style:style style:name="P81" style:family="paragraph" style:parent-style-name="Standard">
      <style:paragraph-properties fo:text-align="justify" style:justify-single-word="false"/>
      <style:text-properties style:font-name="Ubuntu" fo:font-size="6pt" officeooo:paragraph-rsid="0112c8b8" style:font-size-asian="6pt" style:font-size-complex="6pt"/>
    </style:style>
    <style:style style:name="P82" style:family="paragraph" style:parent-style-name="Standard">
      <style:paragraph-properties fo:text-align="justify" style:justify-single-word="false"/>
      <style:text-properties style:font-name="Ubuntu" fo:font-size="6pt" officeooo:paragraph-rsid="01176370" style:font-size-asian="6pt" style:font-size-complex="6pt"/>
    </style:style>
    <style:style style:name="P83" style:family="paragraph" style:parent-style-name="Standard">
      <style:paragraph-properties fo:text-align="justify" style:justify-single-word="false"/>
      <style:text-properties style:font-name="Ubuntu" fo:font-size="6pt" officeooo:paragraph-rsid="0118208f" style:font-size-asian="6pt" style:font-size-complex="6pt"/>
    </style:style>
    <style:style style:name="P84" style:family="paragraph" style:parent-style-name="Standard">
      <style:paragraph-properties fo:text-align="justify" style:justify-single-word="false"/>
      <style:text-properties style:font-name="Ubuntu" fo:font-size="6pt" officeooo:paragraph-rsid="011a137e" style:font-size-asian="6pt" style:font-size-complex="6pt"/>
    </style:style>
    <style:style style:name="P85" style:family="paragraph" style:parent-style-name="Standard">
      <style:paragraph-properties fo:text-align="justify" style:justify-single-word="false" fo:break-before="page"/>
      <style:text-properties style:font-name="Ubuntu" fo:font-size="6pt" officeooo:paragraph-rsid="011a137e" style:font-size-asian="6pt" style:font-size-complex="6pt"/>
    </style:style>
    <style:style style:name="P86" style:family="paragraph" style:parent-style-name="Standard">
      <style:paragraph-properties fo:text-align="justify" style:justify-single-word="false"/>
      <style:text-properties style:font-name="Ubuntu" fo:font-size="6pt" officeooo:paragraph-rsid="011ebe34" style:font-size-asian="6pt" style:font-size-complex="6pt"/>
    </style:style>
    <style:style style:name="P8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Ubuntu" fo:font-size="6pt" officeooo:paragraph-rsid="011ebe34" style:font-size-asian="6pt" style:font-size-complex="6pt"/>
    </style:style>
    <style:style style:name="P88" style:family="paragraph" style:parent-style-name="Standard">
      <loext:graphic-properties draw:fill="none"/>
      <style:paragraph-properties fo:margin-left="0.499cm" fo:margin-right="0cm" fo:text-align="justify" style:justify-single-word="false" fo:text-indent="-0.499cm" style:auto-text-indent="false" fo:background-color="transparent"/>
      <style:text-properties style:font-name="Ubuntu" fo:font-size="6pt" officeooo:paragraph-rsid="011ebe34" style:font-size-asian="6pt" style:font-size-complex="6pt"/>
    </style:style>
    <style:style style:name="P89" style:family="paragraph" style:parent-style-name="Standard">
      <style:paragraph-properties fo:text-align="justify" style:justify-single-word="false" fo:break-before="page"/>
      <style:text-properties style:font-name="Ubuntu" fo:font-size="6pt" officeooo:paragraph-rsid="012a5ffe" style:font-size-asian="6pt" style:font-size-complex="6pt"/>
    </style:style>
    <style:style style:name="P90" style:family="paragraph" style:parent-style-name="Standard">
      <style:paragraph-properties fo:break-before="page"/>
      <style:text-properties style:font-name="Ubuntu" fo:font-size="6pt" style:font-size-asian="6pt" style:font-size-complex="6pt"/>
    </style:style>
    <style:style style:name="P91" style:family="paragraph" style:parent-style-name="Standard">
      <style:paragraph-properties fo:text-align="justify" style:justify-single-word="false"/>
      <style:text-properties style:font-name="Ubuntu" fo:font-size="6pt" officeooo:rsid="00c2efca" officeooo:paragraph-rsid="00c2efca" style:font-size-asian="6pt" style:font-size-complex="6pt"/>
    </style:style>
    <style:style style:name="P92" style:family="paragraph" style:parent-style-name="Standard">
      <style:paragraph-properties fo:text-align="justify" style:justify-single-word="false"/>
      <style:text-properties style:font-name="Ubuntu" fo:font-size="6pt" officeooo:rsid="00e9cd86" officeooo:paragraph-rsid="00e9cd86" style:font-size-asian="6pt" style:font-size-complex="6pt"/>
    </style:style>
    <style:style style:name="P93" style:family="paragraph" style:parent-style-name="Standard">
      <style:paragraph-properties fo:text-align="justify" style:justify-single-word="false"/>
      <style:text-properties style:font-name="Ubuntu" fo:font-size="6pt" officeooo:rsid="00e9cd86" officeooo:paragraph-rsid="012a5ffe" style:font-size-asian="6pt" style:font-size-complex="6pt"/>
    </style:style>
    <style:style style:name="P94" style:family="paragraph" style:parent-style-name="Standard">
      <style:paragraph-properties fo:text-align="justify" style:justify-single-word="false"/>
      <style:text-properties style:font-name="Ubuntu" fo:font-size="6pt" officeooo:rsid="00e9cd86" officeooo:paragraph-rsid="0131f859" style:font-size-asian="6pt" style:font-size-complex="6pt"/>
    </style:style>
    <style:style style:name="P95" style:family="paragraph" style:parent-style-name="Standard">
      <style:paragraph-properties fo:text-align="justify" style:justify-single-word="false"/>
      <style:text-properties style:font-name="Ubuntu" fo:font-size="6pt" officeooo:rsid="00e9cd86" officeooo:paragraph-rsid="0132979a" style:font-size-asian="6pt" style:font-size-complex="6pt"/>
    </style:style>
    <style:style style:name="P96" style:family="paragraph" style:parent-style-name="Standard">
      <style:paragraph-properties fo:text-align="justify" style:justify-single-word="false"/>
      <style:text-properties style:font-name="Ubuntu" fo:font-size="6pt" officeooo:rsid="00e9cd86" officeooo:paragraph-rsid="0134659e" style:font-size-asian="6pt" style:font-size-complex="6pt"/>
    </style:style>
    <style:style style:name="P97" style:family="paragraph" style:parent-style-name="Standard">
      <style:text-properties style:font-name="Noto Sans Mono1" fo:font-size="6pt" fo:font-weight="bold" officeooo:rsid="00ef197f" officeooo:paragraph-rsid="00ef197f" style:font-size-asian="6pt" style:font-weight-asian="bold" style:font-size-complex="6pt" style:font-weight-complex="bold"/>
    </style:style>
    <style:style style:name="P98" style:family="paragraph" style:parent-style-name="Standard">
      <style:paragraph-properties fo:text-align="justify" style:justify-single-word="false"/>
      <style:text-properties style:font-name="Noto Sans Mono1" fo:font-size="6pt" officeooo:paragraph-rsid="00d3583e" style:font-size-asian="6pt" style:font-size-complex="6pt"/>
    </style:style>
    <style:style style:name="P99" style:family="paragraph" style:parent-style-name="Standard">
      <style:paragraph-properties fo:text-align="justify" style:justify-single-word="false"/>
      <style:text-properties style:font-name="Noto Sans Mono1" fo:font-size="6pt" officeooo:paragraph-rsid="00ecb8cb" style:font-size-asian="6pt" style:font-size-complex="6pt"/>
    </style:style>
    <style:style style:name="P100" style:family="paragraph" style:parent-style-name="Standard">
      <style:paragraph-properties fo:text-align="justify" style:justify-single-word="false"/>
      <style:text-properties style:font-name="Noto Sans Mono1" fo:font-size="6pt" officeooo:paragraph-rsid="00ee075e" style:font-size-asian="6pt" style:font-size-complex="6pt"/>
    </style:style>
    <style:style style:name="P101" style:family="paragraph" style:parent-style-name="Standard">
      <style:paragraph-properties fo:text-align="justify" style:justify-single-word="false"/>
      <style:text-properties style:font-name="Noto Sans Mono1" fo:font-size="6pt" officeooo:paragraph-rsid="00f0dc31" style:font-size-asian="6pt" style:font-size-complex="6pt"/>
    </style:style>
    <style:style style:name="P102" style:family="paragraph" style:parent-style-name="Standard">
      <style:paragraph-properties fo:text-align="justify" style:justify-single-word="false"/>
      <style:text-properties style:font-name="Noto Sans Mono1" fo:font-size="6pt" officeooo:paragraph-rsid="00f2354e" style:font-size-asian="6pt" style:font-size-complex="6pt"/>
    </style:style>
    <style:style style:name="P103" style:family="paragraph" style:parent-style-name="Standard">
      <style:paragraph-properties fo:text-align="justify" style:justify-single-word="false"/>
      <style:text-properties style:font-name="Noto Sans Mono1" fo:font-size="6pt" officeooo:paragraph-rsid="010b4860" style:font-size-asian="6pt" style:font-size-complex="6pt"/>
    </style:style>
    <style:style style:name="P104" style:family="paragraph" style:parent-style-name="Standard">
      <style:text-properties style:font-name="Noto Sans Mono1" fo:font-size="6pt" officeooo:paragraph-rsid="00d3583e" style:font-size-asian="6pt" style:font-size-complex="6pt"/>
    </style:style>
    <style:style style:name="P105" style:family="paragraph" style:parent-style-name="Standard">
      <style:text-properties style:font-name="Noto Sans Mono1" fo:font-size="6pt" officeooo:paragraph-rsid="00dab741" style:font-size-asian="6pt" style:font-size-complex="6pt"/>
    </style:style>
    <style:style style:name="P106" style:family="paragraph" style:parent-style-name="Standard">
      <style:text-properties style:font-name="Noto Sans Mono1" fo:font-size="6pt" officeooo:paragraph-rsid="00ecb8cb" style:font-size-asian="6pt" style:font-size-complex="6pt"/>
    </style:style>
    <style:style style:name="P107" style:family="paragraph" style:parent-style-name="Standard">
      <style:paragraph-properties fo:break-before="page"/>
      <style:text-properties style:font-name="Noto Sans Mono1" fo:font-size="6pt" officeooo:paragraph-rsid="00ecb8cb" style:font-size-asian="6pt" style:font-size-complex="6pt"/>
    </style:style>
    <style:style style:name="P108" style:family="paragraph" style:parent-style-name="Standard">
      <style:text-properties style:font-name="Noto Sans Mono1" fo:font-size="6pt" officeooo:paragraph-rsid="00ed1d24" style:font-size-asian="6pt" style:font-size-complex="6pt"/>
    </style:style>
    <style:style style:name="P109" style:family="paragraph" style:parent-style-name="Standard">
      <style:text-properties style:font-name="Noto Sans Mono1" fo:font-size="6pt" officeooo:paragraph-rsid="00ee075e" style:font-size-asian="6pt" style:font-size-complex="6pt"/>
    </style:style>
    <style:style style:name="P110" style:family="paragraph" style:parent-style-name="Standard">
      <style:text-properties style:font-name="Noto Sans Mono1" fo:font-size="6pt" officeooo:rsid="00eefb4e" officeooo:paragraph-rsid="00eefb4e" style:font-size-asian="6pt" style:font-size-complex="6pt"/>
    </style:style>
    <style:style style:name="P111" style:family="paragraph" style:parent-style-name="Standard">
      <style:text-properties style:font-name="Noto Sans Mono1" fo:font-size="6pt" officeooo:rsid="00ef197f" officeooo:paragraph-rsid="00ef197f" style:font-size-asian="6pt" style:font-size-complex="6pt"/>
    </style:style>
    <style:style style:name="P112" style:family="paragraph" style:parent-style-name="Standard">
      <style:text-properties style:font-name="Noto Sans Mono1" fo:font-size="6pt" officeooo:paragraph-rsid="00f0dc31" style:font-size-asian="6pt" style:font-size-complex="6pt"/>
    </style:style>
    <style:style style:name="P113" style:family="paragraph" style:parent-style-name="Standard">
      <style:text-properties style:font-name="Noto Sans Mono1" fo:font-size="6pt" officeooo:paragraph-rsid="00f2354e" style:font-size-asian="6pt" style:font-size-complex="6pt"/>
    </style:style>
    <style:style style:name="P114" style:family="paragraph" style:parent-style-name="Standard">
      <style:text-properties style:font-name="Noto Sans Mono1" fo:font-size="6pt" officeooo:paragraph-rsid="010b4860" style:font-size-asian="6pt" style:font-size-complex="6pt"/>
    </style:style>
    <style:style style:name="P115" style:family="paragraph" style:parent-style-name="Standard">
      <style:text-properties style:font-name="Noto Sans Mono1" fo:font-size="6pt" officeooo:paragraph-rsid="010b965a" style:font-size-asian="6pt" style:font-size-complex="6pt"/>
    </style:style>
    <style:style style:name="P116" style:family="paragraph" style:parent-style-name="Standard">
      <style:text-properties style:font-name="Noto Sans Mono1" fo:font-size="6pt" officeooo:paragraph-rsid="010e3774" style:font-size-asian="6pt" style:font-size-complex="6pt"/>
    </style:style>
    <style:style style:name="P117" style:family="paragraph" style:parent-style-name="Standard">
      <style:paragraph-properties fo:break-before="page"/>
      <style:text-properties style:font-name="Noto Sans Mono1" fo:font-size="6pt" officeooo:paragraph-rsid="010e3774" style:font-size-asian="6pt" style:font-size-complex="6pt"/>
    </style:style>
    <style:style style:name="P118"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97c695"/>
    </style:style>
    <style:style style:name="P119" style:family="paragraph" style:parent-style-name="Standard" style:list-style-name="List_20_1">
      <loext:graphic-properties draw:fill="none"/>
      <style:paragraph-properties fo:margin-left="0.499cm" fo:margin-right="0cm" fo:text-align="justify" style:justify-single-word="false" fo:text-indent="-0.499cm" style:auto-text-indent="false" fo:background-color="transparent"/>
      <style:text-properties officeooo:paragraph-rsid="0097c695"/>
    </style:style>
    <style:style style:name="P120"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fe2fe"/>
    </style:style>
    <style:style style:name="P121"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e416c3"/>
    </style:style>
    <style:style style:name="P122"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e7e5df"/>
    </style:style>
    <style:style style:name="P123"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11ebe34"/>
    </style:style>
    <style:style style:name="P124"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656a7"/>
    </style:style>
    <style:style style:name="P125"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656a7"/>
    </style:style>
    <style:style style:name="P126"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656a7"/>
    </style:style>
    <style:style style:name="P127"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officeooo:paragraph-rsid="00a656a7"/>
    </style:style>
    <style:style style:name="P128"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656a7"/>
    </style:style>
    <style:style style:name="P129"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b79a8b"/>
    </style:style>
    <style:style style:name="P130"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officeooo:paragraph-rsid="00b79a8b"/>
    </style:style>
    <style:style style:name="P131"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bb7c20"/>
    </style:style>
    <style:style style:name="P132"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c12626"/>
    </style:style>
    <style:style style:name="P133"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11ebe34"/>
    </style:style>
    <style:style style:name="P134"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11ebe34"/>
    </style:style>
    <style:style style:name="P135"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11ebe34"/>
    </style:style>
    <style:style style:name="P136"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officeooo:paragraph-rsid="011ebe34"/>
    </style:style>
    <style:style style:name="P137"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11ebe34"/>
    </style:style>
    <style:style style:name="P138"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123020a"/>
    </style:style>
    <style:style style:name="P139" style:family="paragraph" style:parent-style-name="Standard">
      <style:paragraph-properties fo:text-align="justify" style:justify-single-word="false"/>
      <style:text-properties officeooo:paragraph-rsid="00afe2fe"/>
    </style:style>
    <style:style style:name="P140" style:family="paragraph" style:parent-style-name="Standard">
      <style:paragraph-properties fo:text-align="justify" style:justify-single-word="false" fo:break-before="page"/>
      <style:text-properties officeooo:paragraph-rsid="00b4c071"/>
    </style:style>
    <style:style style:name="P141" style:family="paragraph" style:parent-style-name="Standard">
      <loext:graphic-properties draw:fill="none"/>
      <style:paragraph-properties fo:margin-left="0.499cm" fo:margin-right="0cm" fo:text-align="justify" style:justify-single-word="false" fo:text-indent="-0.499cm" style:auto-text-indent="false" fo:background-color="transparent"/>
      <style:text-properties officeooo:paragraph-rsid="011ebe34"/>
    </style:style>
    <style:style style:name="P142" style:family="paragraph">
      <loext:graphic-properties draw:fill="none" draw:fill-color="#ffffff"/>
      <style:text-properties style:font-name="Ubuntu" fo:font-size="6pt" style:font-size-asian="6pt" style:font-size-complex="6pt"/>
    </style:style>
    <style:style style:name="T1" style:family="text">
      <style:text-properties fo:font-weight="normal" style:font-weight-asian="normal" style:font-weight-complex="normal"/>
    </style:style>
    <style:style style:name="T2" style:family="text">
      <style:text-properties fo:font-weight="normal" officeooo:rsid="002e3f11" style:font-weight-asian="normal" style:font-weight-complex="normal"/>
    </style:style>
    <style:style style:name="T3" style:family="text">
      <style:text-properties fo:font-weight="normal" officeooo:rsid="009e587e" style:font-weight-asian="normal" style:font-weight-complex="normal"/>
    </style:style>
    <style:style style:name="T4" style:family="text">
      <style:text-properties fo:font-weight="normal" officeooo:rsid="00ed1d24" style:font-weight-asian="normal" style:font-weight-complex="normal"/>
    </style:style>
    <style:style style:name="T5" style:family="text">
      <style:text-properties fo:font-weight="normal" officeooo:rsid="00ee075e" style:font-weight-asian="normal" style:font-weight-complex="normal"/>
    </style:style>
    <style:style style:name="T6" style:family="text">
      <style:text-properties fo:font-weight="normal" officeooo:rsid="00eefb4e" style:font-weight-asian="normal" style:font-weight-complex="normal"/>
    </style:style>
    <style:style style:name="T7" style:family="text">
      <style:text-properties fo:font-weight="normal" officeooo:rsid="00ef197f" style:font-weight-asian="normal" style:font-weight-complex="normal"/>
    </style:style>
    <style:style style:name="T8" style:family="text">
      <style:text-properties fo:font-weight="normal" officeooo:rsid="00f0dc31" style:font-weight-asian="normal" style:font-weight-complex="normal"/>
    </style:style>
    <style:style style:name="T9" style:family="text">
      <style:text-properties fo:font-weight="normal" officeooo:rsid="00f2354e" style:font-weight-asian="normal" style:font-weight-complex="normal"/>
    </style:style>
    <style:style style:name="T10" style:family="text">
      <style:text-properties fo:font-weight="normal" officeooo:rsid="00f3a9ce" style:font-weight-asian="normal" style:font-weight-complex="normal"/>
    </style:style>
    <style:style style:name="T11" style:family="text">
      <style:text-properties fo:font-weight="normal" officeooo:rsid="010b4860" style:font-weight-asian="normal" style:font-weight-complex="normal"/>
    </style:style>
    <style:style style:name="T12" style:family="text">
      <style:text-properties fo:font-weight="normal" officeooo:rsid="010b965a" style:font-weight-asian="normal" style:font-weight-complex="normal"/>
    </style:style>
    <style:style style:name="T13" style:family="text">
      <style:text-properties fo:font-weight="normal" officeooo:rsid="010e3774" style:font-weight-asian="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2e3f11"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6d02e6" style:font-style-asian="italic" style:font-style-complex="italic"/>
    </style:style>
    <style:style style:name="T18" style:family="text">
      <style:text-properties fo:font-style="italic" officeooo:rsid="009b696b" style:font-style-asian="italic" style:font-style-complex="italic"/>
    </style:style>
    <style:style style:name="T19" style:family="text">
      <style:text-properties fo:font-style="italic" officeooo:rsid="009b9279" style:font-style-asian="italic" style:font-style-complex="italic"/>
    </style:style>
    <style:style style:name="T20" style:family="text">
      <style:text-properties fo:font-style="italic" officeooo:rsid="00d45c70" style:font-style-asian="italic" style:font-style-complex="italic"/>
    </style:style>
    <style:style style:name="T21" style:family="text">
      <style:text-properties fo:font-style="italic" officeooo:rsid="00d709ed" style:font-style-asian="italic" style:font-style-complex="italic"/>
    </style:style>
    <style:style style:name="T22" style:family="text">
      <style:text-properties fo:font-style="italic" officeooo:rsid="00dee2e0" style:font-style-asian="italic" style:font-style-complex="italic"/>
    </style:style>
    <style:style style:name="T23" style:family="text">
      <style:text-properties fo:font-style="italic" officeooo:rsid="00ecb8cb" style:font-style-asian="italic" style:font-style-complex="italic"/>
    </style:style>
    <style:style style:name="T24" style:family="text">
      <style:text-properties fo:font-style="italic" officeooo:rsid="00efeece" style:font-style-asian="italic" style:font-style-complex="italic"/>
    </style:style>
    <style:style style:name="T25" style:family="text">
      <style:text-properties fo:font-style="italic" officeooo:rsid="010b4860" style:font-style-asian="italic" style:font-style-complex="italic"/>
    </style:style>
    <style:style style:name="T26" style:family="text">
      <style:text-properties fo:font-style="italic" officeooo:rsid="010b965a" style:font-style-asian="italic" style:font-style-complex="italic"/>
    </style:style>
    <style:style style:name="T27" style:family="text">
      <style:text-properties fo:font-style="italic" officeooo:rsid="0092c802" style:font-style-asian="italic" style:font-style-complex="italic"/>
    </style:style>
    <style:style style:name="T28" style:family="text">
      <style:text-properties style:font-name="Noto Sans Mono1"/>
    </style:style>
    <style:style style:name="T29" style:family="text">
      <style:text-properties style:font-name="Noto Sans Mono1" fo:font-size="6pt" fo:font-weight="normal" officeooo:rsid="002e3f11" style:font-size-asian="6pt" style:font-weight-asian="normal" style:font-size-complex="6pt" style:font-weight-complex="normal"/>
    </style:style>
    <style:style style:name="T30" style:family="text">
      <style:text-properties style:font-name="Noto Sans Mono1" fo:font-size="6pt" style:font-size-asian="6pt" style:font-size-complex="6pt"/>
    </style:style>
    <style:style style:name="T31" style:family="text">
      <style:text-properties style:font-name="Noto Sans Mono1" fo:font-size="6pt" fo:font-weight="bold" style:font-size-asian="6pt" style:font-weight-asian="bold" style:font-size-complex="6pt" style:font-weight-complex="bold"/>
    </style:style>
    <style:style style:name="T32" style:family="text">
      <style:text-properties style:font-name="Noto Sans Mono1" officeooo:rsid="001ae064"/>
    </style:style>
    <style:style style:name="T33" style:family="text">
      <style:text-properties fo:font-weight="bold" style:font-weight-asian="bold" style:font-weight-complex="bold"/>
    </style:style>
    <style:style style:name="T34" style:family="text">
      <style:text-properties fo:font-weight="bold" officeooo:rsid="00d3583e" style:font-weight-asian="bold" style:font-weight-complex="bold"/>
    </style:style>
    <style:style style:name="T35" style:family="text">
      <style:text-properties fo:font-weight="bold" officeooo:rsid="00dee2e0" style:font-weight-asian="bold" style:font-weight-complex="bold"/>
    </style:style>
    <style:style style:name="T36" style:family="text">
      <style:text-properties fo:font-weight="bold" officeooo:rsid="00ecb8cb" style:font-weight-asian="bold" style:font-weight-complex="bold"/>
    </style:style>
    <style:style style:name="T37" style:family="text">
      <style:text-properties fo:font-weight="bold" officeooo:rsid="00ed1d24" style:font-weight-asian="bold" style:font-weight-complex="bold"/>
    </style:style>
    <style:style style:name="T38" style:family="text">
      <style:text-properties fo:font-weight="bold" officeooo:rsid="00eefb4e" style:font-weight-asian="bold" style:font-weight-complex="bold"/>
    </style:style>
    <style:style style:name="T39" style:family="text">
      <style:text-properties fo:font-weight="bold" officeooo:rsid="00f2354e" style:font-weight-asian="bold" style:font-weight-complex="bold"/>
    </style:style>
    <style:style style:name="T40" style:family="text">
      <style:text-properties fo:font-weight="bold" officeooo:rsid="00f3a9ce" style:font-weight-asian="bold" style:font-weight-complex="bold"/>
    </style:style>
    <style:style style:name="T41" style:family="text">
      <style:text-properties fo:font-weight="bold" officeooo:rsid="00f82100" style:font-weight-asian="bold" style:font-weight-complex="bold"/>
    </style:style>
    <style:style style:name="T42" style:family="text">
      <style:text-properties fo:font-weight="bold" officeooo:rsid="010b4860" style:font-weight-asian="bold" style:font-weight-complex="bold"/>
    </style:style>
    <style:style style:name="T43" style:family="text">
      <style:text-properties fo:font-weight="bold" officeooo:rsid="010e3774" style:font-weight-asian="bold" style:font-weight-complex="bold"/>
    </style:style>
    <style:style style:name="T44" style:family="text">
      <style:text-properties style:font-name="Ubuntu" fo:font-size="6pt" style:font-size-asian="6pt" style:font-size-complex="6pt"/>
    </style:style>
    <style:style style:name="T45" style:family="text">
      <style:text-properties style:font-name="Ubuntu" fo:font-size="6pt" officeooo:rsid="0097c695" style:font-size-asian="6pt" style:font-size-complex="6pt"/>
    </style:style>
    <style:style style:name="T46" style:family="text">
      <style:text-properties style:font-name="Ubuntu" fo:font-size="6pt" officeooo:rsid="00999e92" style:font-size-asian="6pt" style:font-size-complex="6pt"/>
    </style:style>
    <style:style style:name="T47" style:family="text">
      <style:text-properties style:font-name="Ubuntu" fo:font-size="6pt" officeooo:rsid="0099a6c2" style:font-size-asian="6pt" style:font-size-complex="6pt"/>
    </style:style>
    <style:style style:name="T48" style:family="text">
      <style:text-properties style:font-name="Ubuntu" fo:font-size="6pt" officeooo:rsid="00a80e17" style:font-size-asian="6pt" style:font-size-complex="6pt"/>
    </style:style>
    <style:style style:name="T49" style:family="text">
      <style:text-properties style:font-name="Ubuntu" fo:font-size="6pt" officeooo:rsid="00a8dd3f" style:font-size-asian="6pt" style:font-size-complex="6pt"/>
    </style:style>
    <style:style style:name="T50" style:family="text">
      <style:text-properties style:font-name="Ubuntu" fo:font-size="6pt" officeooo:rsid="00afe2fe" style:font-size-asian="6pt" style:font-size-complex="6pt"/>
    </style:style>
    <style:style style:name="T51" style:family="text">
      <style:text-properties style:font-name="Ubuntu" fo:font-size="6pt" officeooo:rsid="00b4c071" style:font-size-asian="6pt" style:font-size-complex="6pt"/>
    </style:style>
    <style:style style:name="T52" style:family="text">
      <style:text-properties style:font-name="Ubuntu" fo:font-size="6pt" officeooo:rsid="00b79a8b" style:font-size-asian="6pt" style:font-size-complex="6pt"/>
    </style:style>
    <style:style style:name="T53" style:family="text">
      <style:text-properties style:font-name="Ubuntu" fo:font-size="6pt" officeooo:rsid="00b9a1d2" style:font-size-asian="6pt" style:font-size-complex="6pt"/>
    </style:style>
    <style:style style:name="T54" style:family="text">
      <style:text-properties style:font-name="Ubuntu" fo:font-size="6pt" officeooo:rsid="00bb7c20" style:font-size-asian="6pt" style:font-size-complex="6pt"/>
    </style:style>
    <style:style style:name="T55" style:family="text">
      <style:text-properties style:font-name="Ubuntu" fo:font-size="6pt" officeooo:rsid="00bd7567" style:font-size-asian="6pt" style:font-size-complex="6pt"/>
    </style:style>
    <style:style style:name="T56" style:family="text">
      <style:text-properties style:font-name="Ubuntu" fo:font-size="6pt" officeooo:rsid="00bf2d09" style:font-size-asian="6pt" style:font-size-complex="6pt"/>
    </style:style>
    <style:style style:name="T57" style:family="text">
      <style:text-properties style:font-name="Ubuntu" fo:font-size="6pt" officeooo:rsid="00c12626" style:font-size-asian="6pt" style:font-size-complex="6pt"/>
    </style:style>
    <style:style style:name="T58" style:family="text">
      <style:text-properties style:font-name="Ubuntu" fo:font-size="6pt" officeooo:rsid="00cc509f" style:font-size-asian="6pt" style:font-size-complex="6pt"/>
    </style:style>
    <style:style style:name="T59" style:family="text">
      <style:text-properties style:font-name="Ubuntu" fo:font-size="6pt" officeooo:rsid="00e5547b" style:font-size-asian="6pt" style:font-size-complex="6pt"/>
    </style:style>
    <style:style style:name="T60" style:family="text">
      <style:text-properties style:font-name="Ubuntu" fo:font-size="6pt" officeooo:rsid="00e7e5df" style:font-size-asian="6pt" style:font-size-complex="6pt"/>
    </style:style>
    <style:style style:name="T61" style:family="text">
      <style:text-properties style:font-name="Ubuntu" fo:font-size="6pt" officeooo:rsid="011ebe34" style:font-size-asian="6pt" style:font-size-complex="6pt"/>
    </style:style>
    <style:style style:name="T62" style:family="text">
      <style:text-properties style:font-name="Ubuntu" fo:font-size="6pt" officeooo:rsid="0120812d" style:font-size-asian="6pt" style:font-size-complex="6pt"/>
    </style:style>
    <style:style style:name="T63" style:family="text">
      <style:text-properties style:font-name="Ubuntu" fo:font-size="6pt" officeooo:rsid="012173fb" style:font-size-asian="6pt" style:font-size-complex="6pt"/>
    </style:style>
    <style:style style:name="T64" style:family="text">
      <style:text-properties style:font-name="Ubuntu" fo:font-size="6pt" officeooo:rsid="0121f5e2" style:font-size-asian="6pt" style:font-size-complex="6pt"/>
    </style:style>
    <style:style style:name="T65" style:family="text">
      <style:text-properties style:font-name="Ubuntu" fo:font-size="6pt" officeooo:rsid="012256d3" style:font-size-asian="6pt" style:font-size-complex="6pt"/>
    </style:style>
    <style:style style:name="T66" style:family="text">
      <style:text-properties style:font-name="Ubuntu" fo:font-size="6pt" officeooo:rsid="0123020a" style:font-size-asian="6pt" style:font-size-complex="6pt"/>
    </style:style>
    <style:style style:name="T67" style:family="text">
      <style:text-properties style:font-name="Ubuntu" fo:font-size="6pt" fo:font-style="italic" style:font-size-asian="6pt" style:font-style-asian="italic" style:font-size-complex="6pt" style:font-style-complex="italic"/>
    </style:style>
    <style:style style:name="T68" style:family="text">
      <style:text-properties style:font-name="Ubuntu" fo:font-size="6pt" fo:font-style="italic" officeooo:rsid="00afe2fe" style:font-size-asian="6pt" style:font-style-asian="italic" style:font-size-complex="6pt" style:font-style-complex="italic"/>
    </style:style>
    <style:style style:name="T69" style:family="text">
      <style:text-properties officeooo:rsid="0092c802"/>
    </style:style>
    <style:style style:name="T70" style:family="text">
      <style:text-properties officeooo:rsid="0094baed"/>
    </style:style>
    <style:style style:name="T71" style:family="text">
      <style:text-properties officeooo:rsid="0096bdab"/>
    </style:style>
    <style:style style:name="T72" style:family="text">
      <style:text-properties officeooo:rsid="009b696b"/>
    </style:style>
    <style:style style:name="T73" style:family="text">
      <style:text-properties officeooo:rsid="009b9279"/>
    </style:style>
    <style:style style:name="T74" style:family="text">
      <style:text-properties officeooo:rsid="009c930b"/>
    </style:style>
    <style:style style:name="T75" style:family="text">
      <style:text-properties officeooo:rsid="00a0c12f"/>
    </style:style>
    <style:style style:name="T76" style:family="text">
      <style:text-properties officeooo:rsid="00a19d35"/>
    </style:style>
    <style:style style:name="T77" style:family="text">
      <style:text-properties officeooo:rsid="00a25bd9"/>
    </style:style>
    <style:style style:name="T78" style:family="text">
      <style:text-properties officeooo:rsid="00a25c86"/>
    </style:style>
    <style:style style:name="T79" style:family="text">
      <style:text-properties officeooo:rsid="00a425b4"/>
    </style:style>
    <style:style style:name="T80" style:family="text">
      <style:text-properties officeooo:rsid="00a63f26"/>
    </style:style>
    <style:style style:name="T81" style:family="text">
      <style:text-properties officeooo:rsid="00a656a7"/>
    </style:style>
    <style:style style:name="T82" style:family="text">
      <style:text-properties officeooo:rsid="00a73db9"/>
    </style:style>
    <style:style style:name="T83" style:family="text">
      <style:text-properties officeooo:rsid="00a7c379"/>
    </style:style>
    <style:style style:name="T84" style:family="text">
      <style:text-properties officeooo:rsid="00a80e17"/>
    </style:style>
    <style:style style:name="T85" style:family="text">
      <style:text-properties officeooo:rsid="00a966e5"/>
    </style:style>
    <style:style style:name="T86" style:family="text">
      <style:text-properties officeooo:rsid="00a974b4"/>
    </style:style>
    <style:style style:name="T87" style:family="text">
      <style:text-properties officeooo:rsid="00aad0bc"/>
    </style:style>
    <style:style style:name="T88" style:family="text">
      <style:text-properties officeooo:rsid="00ab712b"/>
    </style:style>
    <style:style style:name="T89" style:family="text">
      <style:text-properties officeooo:rsid="00ac9fea"/>
    </style:style>
    <style:style style:name="T90" style:family="text">
      <style:text-properties officeooo:rsid="00ada1cd"/>
    </style:style>
    <style:style style:name="T91" style:family="text">
      <style:text-properties officeooo:rsid="00afb04e"/>
    </style:style>
    <style:style style:name="T92" style:family="text">
      <style:text-properties style:font-name="Ubuntu" fo:font-weight="normal" officeooo:rsid="009e587e" style:font-weight-asian="normal" style:font-weight-complex="normal"/>
    </style:style>
    <style:style style:name="T93" style:family="text">
      <style:text-properties officeooo:rsid="00b79a8b"/>
    </style:style>
    <style:style style:name="T94" style:family="text">
      <style:text-properties officeooo:rsid="00c4ab82"/>
    </style:style>
    <style:style style:name="T95" style:family="text">
      <style:text-properties officeooo:rsid="00c5bdce"/>
    </style:style>
    <style:style style:name="T96" style:family="text">
      <style:text-properties officeooo:rsid="00c6c3f7"/>
    </style:style>
    <style:style style:name="T97" style:family="text">
      <style:text-properties officeooo:rsid="00c92c0a"/>
    </style:style>
    <style:style style:name="T98" style:family="text">
      <style:text-properties officeooo:rsid="00cab14f"/>
    </style:style>
    <style:style style:name="T99" style:family="text">
      <style:text-properties officeooo:rsid="00cdf2c2"/>
    </style:style>
    <style:style style:name="T100" style:family="text">
      <style:text-properties officeooo:rsid="00cfb57e"/>
    </style:style>
    <style:style style:name="T101" style:family="text">
      <style:text-properties officeooo:rsid="00d1b2ef"/>
    </style:style>
    <style:style style:name="T102" style:family="text">
      <style:text-properties officeooo:rsid="00d3583e"/>
    </style:style>
    <style:style style:name="T103" style:family="text">
      <style:text-properties officeooo:rsid="00d5694e"/>
    </style:style>
    <style:style style:name="T104" style:family="text">
      <style:text-properties officeooo:rsid="00d709ed"/>
    </style:style>
    <style:style style:name="T105" style:family="text">
      <style:text-properties officeooo:rsid="00d96e8b"/>
    </style:style>
    <style:style style:name="T106" style:family="text">
      <style:text-properties officeooo:rsid="00dab741"/>
    </style:style>
    <style:style style:name="T107" style:family="text">
      <style:text-properties fo:font-style="normal" style:font-style-asian="normal" style:font-style-complex="normal"/>
    </style:style>
    <style:style style:name="T108" style:family="text">
      <style:text-properties fo:font-style="normal" officeooo:rsid="00dc790e" style:font-style-asian="normal" style:font-style-complex="normal"/>
    </style:style>
    <style:style style:name="T109" style:family="text">
      <style:text-properties fo:font-style="normal" officeooo:rsid="0118208f" style:font-style-asian="normal" style:font-style-complex="normal"/>
    </style:style>
    <style:style style:name="T110" style:family="text">
      <style:text-properties fo:font-style="normal" officeooo:rsid="011284dd" style:font-style-asian="normal" style:font-style-complex="normal"/>
    </style:style>
    <style:style style:name="T111" style:family="text">
      <style:text-properties fo:font-style="normal" officeooo:rsid="0092c802" style:font-style-asian="normal" style:font-style-complex="normal"/>
    </style:style>
    <style:style style:name="T112" style:family="text">
      <style:text-properties fo:font-style="normal" officeooo:rsid="011b70ef" style:font-style-asian="normal" style:font-style-complex="normal"/>
    </style:style>
    <style:style style:name="T113" style:family="text">
      <style:text-properties fo:font-style="normal" officeooo:rsid="011ca919" style:font-style-asian="normal" style:font-style-complex="normal"/>
    </style:style>
    <style:style style:name="T114" style:family="text">
      <style:text-properties fo:font-style="normal" officeooo:rsid="011ebe34" style:font-style-asian="normal" style:font-style-complex="normal"/>
    </style:style>
    <style:style style:name="T115" style:family="text">
      <style:text-properties fo:font-style="normal" officeooo:rsid="0125ca92" style:font-style-asian="normal" style:font-style-complex="normal"/>
    </style:style>
    <style:style style:name="T116" style:family="text">
      <style:text-properties fo:font-style="normal" officeooo:rsid="01291ab1" style:font-style-asian="normal" style:font-style-complex="normal"/>
    </style:style>
    <style:style style:name="T117" style:family="text">
      <style:text-properties fo:font-style="normal" officeooo:rsid="012a5ffe" style:font-style-asian="normal" style:font-style-complex="normal"/>
    </style:style>
    <style:style style:name="T118" style:family="text">
      <style:text-properties fo:font-style="normal" officeooo:rsid="012c2df8" style:font-style-asian="normal" style:font-style-complex="normal"/>
    </style:style>
    <style:style style:name="T119" style:family="text">
      <style:text-properties fo:font-style="normal" officeooo:rsid="012e41ed" style:font-style-asian="normal" style:font-style-complex="normal"/>
    </style:style>
    <style:style style:name="T120" style:family="text">
      <style:text-properties fo:font-style="normal" officeooo:rsid="01311d2f" style:font-style-asian="normal" style:font-style-complex="normal"/>
    </style:style>
    <style:style style:name="T121" style:family="text">
      <style:text-properties fo:font-style="normal" officeooo:rsid="0131f859" style:font-style-asian="normal" style:font-style-complex="normal"/>
    </style:style>
    <style:style style:name="T122" style:family="text">
      <style:text-properties fo:font-style="normal" officeooo:rsid="0132979a" style:font-style-asian="normal" style:font-style-complex="normal"/>
    </style:style>
    <style:style style:name="T123" style:family="text">
      <style:text-properties fo:font-style="normal" officeooo:rsid="0134659e" style:font-style-asian="normal" style:font-style-complex="normal"/>
    </style:style>
    <style:style style:name="T124" style:family="text">
      <style:text-properties officeooo:rsid="00dd4f8b"/>
    </style:style>
    <style:style style:name="T125" style:family="text">
      <style:text-properties officeooo:rsid="00de6877"/>
    </style:style>
    <style:style style:name="T126" style:family="text">
      <style:text-properties officeooo:rsid="00dee2e0"/>
    </style:style>
    <style:style style:name="T127" style:family="text">
      <style:text-properties officeooo:rsid="00e1789a"/>
    </style:style>
    <style:style style:name="T128" style:family="text">
      <style:text-properties officeooo:rsid="00e353aa"/>
    </style:style>
    <style:style style:name="T129" style:family="text">
      <style:text-properties officeooo:rsid="00e416c3"/>
    </style:style>
    <style:style style:name="T130" style:family="text">
      <style:text-properties officeooo:rsid="00e5547b"/>
    </style:style>
    <style:style style:name="T131" style:family="text">
      <style:text-properties officeooo:rsid="00e995f0"/>
    </style:style>
    <style:style style:name="T132" style:family="text">
      <style:text-properties officeooo:rsid="00eaccc8"/>
    </style:style>
    <style:style style:name="T133" style:family="text">
      <style:text-properties officeooo:rsid="00ecb8cb"/>
    </style:style>
    <style:style style:name="T134" style:family="text">
      <style:text-properties officeooo:rsid="00ed1d24"/>
    </style:style>
    <style:style style:name="T135" style:family="text">
      <style:text-properties officeooo:rsid="00f0dc31"/>
    </style:style>
    <style:style style:name="T136" style:family="text">
      <style:text-properties officeooo:rsid="00f2354e"/>
    </style:style>
    <style:style style:name="T137" style:family="text">
      <style:text-properties officeooo:rsid="00f47cc5"/>
    </style:style>
    <style:style style:name="T138" style:family="text">
      <style:text-properties officeooo:rsid="00f4f070"/>
    </style:style>
    <style:style style:name="T139" style:family="text">
      <style:text-properties officeooo:rsid="00f64716"/>
    </style:style>
    <style:style style:name="T140" style:family="text">
      <style:text-properties officeooo:rsid="00f82100"/>
    </style:style>
    <style:style style:name="T141" style:family="text">
      <style:text-properties officeooo:rsid="00f94a57"/>
    </style:style>
    <style:style style:name="T142" style:family="text">
      <style:text-properties officeooo:rsid="00fadf6f"/>
    </style:style>
    <style:style style:name="T143" style:family="text">
      <style:text-properties officeooo:rsid="00fbc2a7"/>
    </style:style>
    <style:style style:name="T144" style:family="text">
      <style:text-properties officeooo:rsid="00fed561"/>
    </style:style>
    <style:style style:name="T145" style:family="text">
      <style:text-properties officeooo:rsid="0102d15b"/>
    </style:style>
    <style:style style:name="T146" style:family="text">
      <style:text-properties officeooo:rsid="0103805f"/>
    </style:style>
    <style:style style:name="T147" style:family="text">
      <style:text-properties officeooo:rsid="0105477e"/>
    </style:style>
    <style:style style:name="T148" style:family="text">
      <style:text-properties officeooo:rsid="0107de00"/>
    </style:style>
    <style:style style:name="T149" style:family="text">
      <style:text-properties officeooo:rsid="0109a02c"/>
    </style:style>
    <style:style style:name="T150" style:family="text">
      <style:text-properties officeooo:rsid="010b4860"/>
    </style:style>
    <style:style style:name="T151" style:family="text">
      <style:text-properties style:font-name="Noto Sans Mono" fo:font-weight="normal" officeooo:rsid="010b4860" style:font-weight-asian="normal" style:font-weight-complex="normal"/>
    </style:style>
    <style:style style:name="T152" style:family="text">
      <style:text-properties style:font-name="Noto Sans Mono" fo:font-weight="normal" officeooo:rsid="010b965a" style:font-weight-asian="normal" style:font-weight-complex="normal"/>
    </style:style>
    <style:style style:name="T153" style:family="text">
      <style:text-properties style:font-name="Noto Sans Mono" fo:font-weight="normal" officeooo:rsid="010e3774" style:font-weight-asian="normal" style:font-weight-complex="normal"/>
    </style:style>
    <style:style style:name="T154" style:family="text">
      <style:text-properties officeooo:rsid="010c2b34"/>
    </style:style>
    <style:style style:name="T155" style:family="text">
      <style:text-properties officeooo:rsid="010d919a"/>
    </style:style>
    <style:style style:name="T156" style:family="text">
      <style:text-properties officeooo:rsid="010dc023"/>
    </style:style>
    <style:style style:name="T157" style:family="text">
      <style:text-properties officeooo:rsid="010f2ea4"/>
    </style:style>
    <style:style style:name="T158" style:family="text">
      <style:text-properties officeooo:rsid="011284dd"/>
    </style:style>
    <style:style style:name="T159" style:family="text">
      <style:text-properties officeooo:rsid="0112c8b8"/>
    </style:style>
    <style:style style:name="T160" style:family="text">
      <style:text-properties officeooo:rsid="0114cf69"/>
    </style:style>
    <style:style style:name="T161" style:family="text">
      <style:text-properties officeooo:rsid="01176370"/>
    </style:style>
    <style:style style:name="T162" style:family="text">
      <style:text-properties officeooo:rsid="011a137e"/>
    </style:style>
    <style:style style:name="T163" style:family="text">
      <style:text-properties officeooo:rsid="011ebe34"/>
    </style:style>
    <style:style style:name="T164" style:family="text">
      <style:text-properties officeooo:rsid="012a5ffe"/>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499cm" fo:text-indent="0.141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list text:style-name="Numbering_20_123">
        <text:list-item>
          <text:h text:style-name="P15" text:outline-level="1"><text:bookmark-start text:name="__RefNumPara__690_2573567641"/><text:bookmark-start text:name="__RefHeading___Toc694_2573567641"/>Règles de visibilité<text:bookmark-end text:name="__RefNumPara__690_2573567641"/><text:bookmark-end text:name="__RefHeading___Toc694_2573567641"/></text:h>
        </text:list-item>
      </text:list>
      <text:p text:style-name="P10"/>
      <text:p text:style-name="P10"/>
      <text:p text:style-name="P10"/>
      <text:p text:style-name="P23"><draw:frame text:anchor-type="paragraph" draw:z-index="0" draw:name="Text Frame 1" draw:style-name="gr2" draw:text-style-name="P142" svg:width="0.348cm" svg:height="0.384cm" svg:x="9.999cm" svg:y="0cm"><draw:text-box><text:p><text:span text:style-name="T44">1</text:span></text:p></draw:text-box></draw:frame>Les règles définissant l<text:span text:style-name="T70">a</text:span> <text:span text:style-name="T70">portée</text:span> des déclarations et les règles définissant quels identifi<text:span text:style-name="T70">c</text:span>at<text:span text:style-name="T70">eur</text:span>s sont visibles <text:span text:style-name="T70">en</text:span> di<text:span text:style-name="T70">vers</text:span> endroits d<text:span text:style-name="T70">u</text:span> texte du programme sont décrit dans ce chapitre. La formulation de ces règles utilise la notion de région déclarative. </text:p>
      <text:p text:style-name="P12"/>
      <text:p text:style-name="P25"><draw:frame text:anchor-type="paragraph" draw:z-index="1" draw:name="Text Frame 2" draw:style-name="gr2" draw:text-style-name="P142" svg:width="0.348cm" svg:height="0.384cm" svg:x="9.999cm" svg:y="0cm"><draw:text-box><text:p><text:span text:style-name="T44">2</text:span></text:p></draw:text-box></draw:frame><text:span text:style-name="T14">Références</text:span><text:span text:style-name="T33"> </text:span>: déclaration 3.1, région déclarative 8.1, identifiant 2.3, portée</text:p>
      <text:p text:style-name="P24">8.2, visibilité 8.3</text:p>
      <text:p text:style-name="P3"/>
      <text:p text:style-name="P3"/>
      <text:p text:style-name="P13"><text:span text:style-name="T28"/></text:p>
      <text:list xml:id="list155236436842186" text:continue-numbering="true" text:style-name="Numbering_20_123">
        <text:list-item>
          <text:list>
            <text:list-item>
              <text:h text:style-name="P17" text:outline-level="2"><text:bookmark-start text:name="__RefHeading___Toc661_2573567641"/><text:span text:style-name="T32">Région déclarative</text:span><text:bookmark-end text:name="__RefHeading___Toc661_2573567641"/></text:h>
            </text:list-item>
          </text:list>
        </text:list-item>
      </text:list>
      <text:p text:style-name="P3"/>
      <text:p text:style-name="P3"/>
      <text:p text:style-name="P25"><draw:frame text:anchor-type="paragraph" draw:z-index="2" draw:name="Text Frame 3" draw:style-name="gr2" draw:text-style-name="P142" svg:width="0.348cm" svg:height="0.384cm" svg:x="9.999cm" svg:y="0.019cm"><draw:text-box><text:p><text:span text:style-name="T44">1</text:span></text:p></draw:text-box></draw:frame>Une région déclarative est une partie du texte du programme. Un<text:span text:style-name="T71">e unique </text:span>région déclarative est formée par le texte de chacun des éléments suivants :</text:p>
      <text:p text:style-name="P27"/>
      <text:list text:style-name="List_20_1">
        <text:list-item>
          <text:p text:style-name="P118"><draw:frame text:anchor-type="paragraph" draw:z-index="17" draw:name="Text Frame 89" draw:style-name="gr2" draw:text-style-name="P142" svg:width="0.348cm" svg:height="0.384cm" svg:x="9.999cm" svg:y="0cm"><draw:text-box><text:p><text:span text:style-name="T44">2</text:span></text:p></draw:text-box></draw:frame><text:span text:style-name="T44">Une déclaration de sous-programme, une déclaration de package, une déclaration de tâche, ou une déclaration générique, accompagnée d</text:span><text:span text:style-name="T45">u corps</text:span><text:span text:style-name="T44"> correspondant, s’</text:span><text:span text:style-name="T45">il existe.</text:span><text:span text:style-name="T44"> Si le corps est un stub de corps, la région déclarative inclut également <text:s/>la sous-unité correspondante. Si l'unité de programme comporte des sous-unités, elles sont également </text:span><text:span text:style-name="T45">incluses</text:span><text:span text:style-name="T44">.</text:span></text:p>
        </text:list-item>
      </text:list>
      <text:p text:style-name="P28"/>
      <text:list xml:id="list155236490185491" text:continue-numbering="true" text:style-name="List_20_1">
        <text:list-item>
          <text:p text:style-name="P118"><draw:frame text:anchor-type="paragraph" draw:z-index="18" draw:name="Text Frame 86" draw:style-name="gr2" draw:text-style-name="P142" svg:width="0.348cm" svg:height="0.384cm" svg:x="9.999cm" svg:y="0cm"><draw:text-box><text:p><text:span text:style-name="T44">3</text:span></text:p></draw:text-box></draw:frame><text:span text:style-name="T44">Une déclaration d'entrée accompagnée de</text:span><text:span text:style-name="T45">s instructions accept</text:span><text:span text:style-name="T44"> correspondante.</text:span></text:p>
        </text:list-item>
        <text:list-item>
          <text:p text:style-name="P119"><draw:frame text:anchor-type="paragraph" draw:z-index="19" draw:name="Text Frame 87" draw:style-name="gr2" draw:text-style-name="P142" svg:width="0.348cm" svg:height="0.384cm" svg:x="9.999cm" svg:y="0cm"><draw:text-box><text:p><text:span text:style-name="T44">4</text:span></text:p></draw:text-box></draw:frame><text:span text:style-name="T44">Une déclaration de type d'enregistrement, </text:span><text:span text:style-name="T46">avec une déclaration</text:span><text:span text:style-name="T44"> privé</text:span><text:span text:style-name="T46">e</text:span><text:span text:style-name="T44"> ou incomplète </text:span><text:span text:style-name="T46">correspondante </text:span><text:span text:style-name="T44">le cas échéant, et a</text:span><text:span text:style-name="T46">vec une éventuelle</text:span><text:span text:style-name="T44"> clause de représentation.</text:span></text:p>
        </text:list-item>
        <text:list-item>
          <text:p text:style-name="P119"><draw:frame text:anchor-type="paragraph" draw:z-index="20" draw:name="Text Frame 88" draw:style-name="gr2" draw:text-style-name="P142" svg:width="0.348cm" svg:height="0.384cm" svg:x="9.999cm" svg:y="0cm"><draw:text-box><text:p><text:span text:style-name="T44">5</text:span></text:p></draw:text-box></draw:frame><text:span text:style-name="T44">Une déclaration de renommage qui inclut une partie formelle, ou un</text:span><text:span text:style-name="T47">e déclaration de paramètre</text:span><text:span text:style-name="T44"> générique qui inclut soit une partie formelle, soit un partie discriminante.</text:span></text:p>
        </text:list-item>
        <text:list-item>
          <text:p text:style-name="P119"><draw:frame text:anchor-type="paragraph" draw:z-index="21" draw:name="Text Frame 90" draw:style-name="gr2" draw:text-style-name="P142" svg:width="0.348cm" svg:height="0.384cm" svg:x="9.999cm" svg:y="0cm"><draw:text-box><text:p><text:span text:style-name="T44">6</text:span></text:p></draw:text-box></draw:frame><text:span text:style-name="T44">Une instruction de bloc ou une instruction de boucle.</text:span></text:p>
        </text:list-item>
      </text:list>
      <text:p text:style-name="P3"/>
      <text:p text:style-name="P3"><draw:frame text:anchor-type="paragraph" draw:z-index="3" draw:name="Text Frame 5" draw:style-name="gr2" draw:text-style-name="P142" svg:width="0.348cm" svg:height="0.384cm" svg:x="9.999cm" svg:y="0cm"><draw:text-box><text:p><text:span text:style-name="T44">7</text:span></text:p></draw:text-box></draw:frame>Dans chacun des cas ci-dessus, la région déclarative est dite <text:span text:style-name="T16">associée</text:span> avec la déclaration ou l'<text:span text:style-name="T72">instruction</text:span> correspondante. On dit qu'une déclaratio<text:span text:style-name="T72">n </text:span>se <text:span text:style-name="T16">produi</text:span><text:span text:style-name="T18">t</text:span><text:span text:style-name="T16"> immédiatement dans</text:span> une région déclarative si cette région est la région la plus intérieure qui renferme la déclaration, sans compter la région déclarative (le cas échéant) associée à la déclaration elle-même.</text:p>
      <text:p text:style-name="P3"/>
      <text:p text:style-name="P3"><draw:frame text:anchor-type="paragraph" draw:z-index="4" draw:name="Text Frame 6" draw:style-name="gr2" draw:text-style-name="P142" svg:width="0.348cm" svg:height="0.384cm" svg:x="9.999cm" svg:y="0cm"><draw:text-box><text:p><text:span text:style-name="T44">8</text:span></text:p></draw:text-box></draw:frame>Une déclaration qui se produit immédiatement dans une région déclarative est dite <text:span text:style-name="T16">local</text:span><text:span text:style-name="T19">e</text:span> <text:span text:style-name="T73">à</text:span> la région. Les déclarations dans les régions extérieures (englobantes) sont dit<text:span text:style-name="T73">es</text:span> <text:span text:style-name="T16">global</text:span><text:span text:style-name="T19">es</text:span> <text:span text:style-name="T73">relativement </text:span>à une région déclarative interne (<text:span text:style-name="T73">contenue</text:span>). Un<text:span text:style-name="T73">e entité </text:span><text:s/>local<text:span text:style-name="T73">e </text:span>est une entité déclarée par une déclaration locale ; une entité <text:span text:style-name="T73">globale</text:span> est une <text:span text:style-name="T73">entité </text:span>déclarée par une déclaration globale.</text:p>
      <text:p text:style-name="P3"/>
      <text:p text:style-name="P3"><draw:frame text:anchor-type="paragraph" draw:z-index="5" draw:name="Text Frame 7" draw:style-name="gr2" draw:text-style-name="P142" svg:width="0.348cm" svg:height="0.384cm" svg:x="9.999cm" svg:y="0cm"><draw:text-box><text:p><text:span text:style-name="T44">9</text:span></text:p></draw:text-box></draw:frame>Certaines des formes <text:span text:style-name="T74">précédentes </text:span>de région déclarative incluent plusieurs parties <text:span text:style-name="T74">disjointes </text:span>(par exemple, d'autres éléments déclaratifs peuvent se trouver entre la déclaration d'un <text:span text:style-name="T74">package</text:span> et son corps). Chaque région déclarative est néanmoins considérée comme une partie (logiquement) continue du texte du programme. Ainsi si une règle définit une <text:span text:style-name="T74">portion</text:span> de texte comme le texte qui s'étend d'un certain point <text:span text:style-name="T74">particulier</text:span> d'une région déclarative à la fin de cette région, alors ce<text:span text:style-name="T74">tte</text:span> portion est le sous-ensemble correspondant de la région déclarative (par exemple <text:span text:style-name="T74">elle</text:span> ne comprend pas <text:span text:style-name="T74">les </text:span>éléments déclaratifs intermédiaires entre les deux parties d’<text:span text:style-name="T74">un package</text:span>).</text:p>
      <text:p text:style-name="P90"><text:span text:style-name="T16">Notes:</text:span></text:p>
      <text:p text:style-name="P2"/>
      <text:p text:style-name="P30"><draw:frame text:anchor-type="paragraph" draw:z-index="6" draw:name="Text Frame 12" draw:style-name="gr1" draw:text-style-name="P142" svg:width="0.348cm" svg:height="0.384cm" svg:x="-0.499cm" svg:y="0cm"><draw:text-box><text:p><text:span text:style-name="T44">10</text:span></text:p></draw:text-box></draw:frame>Tel que défini à la section 3.1, le terme déclaration inclut les déclaration<text:span text:style-name="T75">s</text:span> de base, <text:span text:style-name="T75">les </text:span>déclarations implicites et <text:span text:style-name="T75">les </text:span>déclarations qui font partie de déclarations de base, par exemple, <text:span text:style-name="T75">les spécifications de </text:span>discriminant et <text:span text:style-name="T75">de </text:span>paramètr<text:span text:style-name="T75">e</text:span>. Il découle de la définition d'une région déclarative qu'une spécification <text:span text:style-name="T76">de </text:span>discriminant se produit immédiatement dans la région associé<text:span text:style-name="T76">e</text:span> à la déclaration de type <text:span text:style-name="T76">record</text:span> englobante. De même, un<text:span text:style-name="T77">e</text:span> spécification de paramètre se produit immédiatement dans la région associée avec le corps du sous-programme englobant ou l'instruction accept.</text:p>
      <text:p text:style-name="P3"/>
      <text:p text:style-name="P3"><draw:frame text:anchor-type="paragraph" draw:z-index="22" draw:name="Text Frame 4" draw:style-name="gr1" draw:text-style-name="P142" svg:width="0.348cm" svg:height="0.384cm" svg:x="-0.499cm" svg:y="0cm"><draw:text-box><text:p><text:span text:style-name="T44">11</text:span></text:p></draw:text-box></draw:frame><text:span text:style-name="T78">L</text:span>e package STANDARD forme une région déclarative qui englobe toutes les unités <text:span text:style-name="T78">de librairie</text:span> : la déclaration implicite de chaque unité de <text:span text:style-name="T78">librairie</text:span> est supposée se produire immédiatement dans ce package (voir sections 8.6 et 10.1.1).</text:p>
      <text:p text:style-name="P3"/>
      <text:p text:style-name="P31"><draw:frame text:anchor-type="paragraph" draw:z-index="23" draw:name="Text Frame 8" draw:style-name="gr1" draw:text-style-name="P142" svg:width="0.348cm" svg:height="0.384cm" svg:x="-0.499cm" svg:y="0cm"><draw:text-box><text:p><text:span text:style-name="T44">12</text:span></text:p></draw:text-box></draw:frame>Les régions déclaratives peuvent être imbriquées dans d’autres régions déclaratives. <text:span text:style-name="T78">Par</text:span> exemple, <text:span text:style-name="T78">les </text:span>sous-programmes, packages, unités de tâches, unités génériques et <text:span text:style-name="T78">instructions </text:span>blocs peuvent être imbriqués les un<text:span text:style-name="T78">s</text:span> dans les autres, et peuvent contenir <text:span text:style-name="T78">des déclarations de</text:span> type <text:span text:style-name="T78">record</text:span>, <text:span text:style-name="T78">des </text:span>instructions de boucle et <text:span text:style-name="T78">des </text:span>instructions <text:span text:style-name="T78">accept</text:span>.</text:p>
      <text:p text:style-name="P3"/>
      <text:p text:style-name="P32"><draw:frame text:anchor-type="paragraph" draw:z-index="7" draw:name="Text Frame 13" draw:style-name="gr1" draw:text-style-name="P142" svg:width="0.348cm" svg:height="0.384cm" svg:x="-0.499cm" svg:y="0cm"><draw:text-box><text:p><text:span text:style-name="T44">13</text:span></text:p></draw:text-box></draw:frame><text:span text:style-name="T16">Références:</text:span> instruction accept 9.5, déclaration de base 3.1, instruction bloc 5.6, <text:span text:style-name="T79">stub</text:span> de corps 10.2, déclaration 3.1, partie discriminante 3.7.1, spécification <text:span text:style-name="T79">de </text:span>discriminant 3.7.1, déclaration d'entrée 9.5, partie formelle 6.1, corps générique 12.2, déclaration générique 12.1, déclaration de paramètre générique 12.1, déclaration implicite 3.1, déclaration de type incompl<text:span text:style-name="T80">e</text:span>t 3.8.1, unité de <text:span text:style-name="T78">librairie</text:span> 10.1, instruction de boucle 5.5, package 7, corps d<text:span text:style-name="T80">e</text:span> package 7.1, déclaration de package 7.1, spécification de paramètre 6.1, déclaration de type privé 7.4, clause de représentation <text:span text:style-name="T80">de record</text:span> 13.4, type <text:span text:style-name="T80">record</text:span> 3.7, déclaration de <text:span text:style-name="T80">renommage</text:span> 8.5, package standard 8.6, corps d<text:span text:style-name="T80">e</text:span> sous-programme 6.3, déclaration d<text:span text:style-name="T80">e</text:span> sous-programme 6.1, sous-unité 10.2, corps de tâche 9.1, déclaration de tâche 9.1, unité tâche 9</text:p>
      <text:p text:style-name="P3"/>
      <text:p text:style-name="P3"/>
      <text:list xml:id="list155236815349956" text:continue-list="list155236436842186" text:style-name="Numbering_20_123">
        <text:list-item>
          <text:list>
            <text:list-item>
              <text:h text:style-name="P16" text:outline-level="2">Portée des déclarations</text:h>
            </text:list-item>
          </text:list>
        </text:list-item>
      </text:list>
      <text:p text:style-name="P35"/>
      <text:p text:style-name="P35"/>
      <text:p text:style-name="P35"><draw:frame text:anchor-type="paragraph" draw:z-index="8" draw:name="Text Frame 36" draw:style-name="gr1" draw:text-style-name="P142" svg:width="0.348cm" svg:height="0.384cm" svg:x="-0.499cm" svg:y="0cm"><draw:text-box><text:p><text:span text:style-name="T44">1</text:span></text:p></draw:text-box></draw:frame>Pour chaque forme de déclaration, les règles <text:span text:style-name="T81">du langage</text:span> définissent une certaine <text:span text:style-name="T81">portion</text:span> du texte du programme appelé <text:span text:style-name="T16">portée</text:span> de la déclaration. La portée d'un<text:span text:style-name="T82">e </text:span>déclaration est également appelée le p<text:span text:style-name="T83">ortée</text:span> de toute entité déclarée par l<text:span text:style-name="T83">a</text:span> déclaration. De plus, si la déclaration associe une notation à une entité déclarée, cette partie du texte est également appelée <text:span text:style-name="T83">portée</text:span> de cette notation (soit un identifiant, un littéral caractère, un symbole opérateur, ou la notation pour une opération de base). Dans l<text:span text:style-name="T83">a portée</text:span> d'un<text:span text:style-name="T83">e</text:span> entité, et seulement là, il y a des endroits où il est <text:span text:style-name="T83">licite</text:span> d'utiliser l<text:span text:style-name="T83">a</text:span> notation associée afin de faire référence à l'entité déclarée. Ces places sont défini<text:span text:style-name="T83">e</text:span>s par les règles de visibilité et de surcharge.</text:p>
      <text:p text:style-name="P3"/>
      <text:p text:style-name="P3"><draw:frame text:anchor-type="paragraph" draw:z-index="28" draw:name="Text Frame 17" draw:style-name="gr1" draw:text-style-name="P142" svg:width="0.348cm" svg:height="0.384cm" svg:x="-0.499cm" svg:y="0cm"><draw:text-box><text:p><text:span text:style-name="T44">2</text:span></text:p></draw:text-box></draw:frame>La portée d'une déclaration qui apparaît immédiatement dans un<text:span text:style-name="T84">e région</text:span> déclarati<text:span text:style-name="T84">ve</text:span> s'étend du début de la déclaration à la fin de la région déclarative ; cette partie de la portée d'une déclaration est appelée la <text:span text:style-name="T16">portée immédiate</text:span>. Par ailleurs, pour chacune des déclarations listées ci-dessous, la portée de la déclaration s’étend au-delà de la portée immédiate : <text:s/></text:p>
      <text:p text:style-name="P33"/>
      <text:list text:style-name="L1">
        <text:list-item>
          <text:p text:style-name="P124"><draw:frame text:anchor-type="paragraph" draw:z-index="24" draw:name="Text Frame 10" draw:style-name="gr1" draw:text-style-name="P142" svg:width="0.348cm" svg:height="0.384cm" svg:x="-0.499cm" svg:y="0cm"><draw:text-box><text:p><text:span text:style-name="T44">3</text:span></text:p></draw:text-box></draw:frame><text:span text:style-name="T44">Une déclaration qui apparaît immédiatement dans la partie visible d'un</text:span><text:span text:style-name="T48">e</text:span><text:span text:style-name="T44"> déclaration de pa</text:span><text:span text:style-name="T48">ckage</text:span><text:span text:style-name="T44">.</text:span></text:p>
        </text:list-item>
      </text:list>
      <text:p text:style-name="P33"/>
      <text:list text:continue-numbering="true" text:style-name="L1">
        <text:list-item>
          <text:p text:style-name="P124"><draw:frame text:anchor-type="paragraph" draw:z-index="25" draw:name="Text Frame 11" draw:style-name="gr1" draw:text-style-name="P142" svg:width="0.348cm" svg:height="0.384cm" svg:x="-0.499cm" svg:y="0cm"><draw:text-box><text:p><text:span text:style-name="T44">4</text:span></text:p></draw:text-box></draw:frame><text:span text:style-name="T44">Une déclaration d'entrée.</text:span></text:p>
        </text:list-item>
      </text:list>
      <text:p text:style-name="P33"/>
      <text:list text:continue-numbering="true" text:style-name="L1">
        <text:list-item>
          <text:p text:style-name="P124"><draw:frame text:anchor-type="paragraph" draw:z-index="26" draw:name="Text Frame 14" draw:style-name="gr1" draw:text-style-name="P142" svg:width="0.348cm" svg:height="0.384cm" svg:x="-0.499cm" svg:y="0cm"><draw:text-box><text:p><text:span text:style-name="T44">5</text:span></text:p></draw:text-box></draw:frame><text:span text:style-name="T44">Une déclaration de composant</text:span><text:span text:style-name="T49">e.</text:span></text:p>
        </text:list-item>
      </text:list>
      <text:p text:style-name="P33"/>
      <text:list text:continue-numbering="true" text:style-name="L1">
        <text:list-item>
          <text:p text:style-name="P124"><draw:frame text:anchor-type="paragraph" draw:z-index="27" draw:name="Text Frame 15" draw:style-name="gr1" draw:text-style-name="P142" svg:width="0.348cm" svg:height="0.384cm" svg:x="-0.499cm" svg:y="0cm"><draw:text-box><text:p><text:span text:style-name="T44">6</text:span></text:p></draw:text-box></draw:frame><text:span text:style-name="T44">Une spécification </text:span><text:span text:style-name="T49">de </text:span><text:span text:style-name="T44">discriminant.</text:span></text:p>
          <text:p text:style-name="P127"><text:span text:style-name="T44"/></text:p>
        </text:list-item>
        <text:list-item>
          <text:p text:style-name="P127"><draw:frame text:anchor-type="paragraph" draw:z-index="29" draw:name="Text Frame 9" draw:style-name="gr1" draw:text-style-name="P142" svg:width="0.348cm" svg:height="0.384cm" svg:x="-0.499cm" svg:y="0cm"><draw:text-box><text:p><text:span text:style-name="T44">7</text:span></text:p></draw:text-box></draw:frame><text:span text:style-name="T44">Une spécification de paramètre.</text:span></text:p>
        </text:list-item>
      </text:list>
      <text:p text:style-name="P33"/>
      <text:list xml:id="list155236144619830" text:continue-numbering="true" text:style-name="L1">
        <text:list-item>
          <text:p text:style-name="P124"><draw:frame text:anchor-type="paragraph" draw:z-index="42" draw:name="Text Frame 29" draw:style-name="gr1" draw:text-style-name="P142" svg:width="0.348cm" svg:height="0.384cm" svg:x="-0.499cm" svg:y="0cm"><draw:text-box><text:p><text:span text:style-name="T44">8</text:span></text:p></draw:text-box></draw:frame><text:span text:style-name="T44">Une déclaration de paramètre générique. </text:span></text:p>
        </text:list-item>
      </text:list>
      <text:p text:style-name="P33"/>
      <text:p text:style-name="P33"/>
      <text:p text:style-name="P34"><draw:frame text:anchor-type="paragraph" draw:z-index="30" draw:name="Text Frame 18" draw:style-name="gr2" draw:text-style-name="P142" svg:width="0.348cm" svg:height="0.384cm" svg:x="9.999cm" svg:y="0cm"><draw:text-box><text:p><text:span text:style-name="T44">9</text:span></text:p></draw:text-box></draw:frame>Dans chacun de ces cas, la déclaration donnée <text:span text:style-name="T85">se produit</text:span> immédiatement dans une déclaration englobante, et la portée de la déclaration donnée s'étend jusqu'à la fin d<text:span text:style-name="T85">e la portée</text:span> de la <text:span text:style-name="T85">déclaration englobante</text:span>.</text:p>
      <text:p text:style-name="P33"/>
      <text:p text:style-name="P33"><draw:frame text:anchor-type="paragraph" draw:z-index="31" draw:name="Text Frame 19" draw:style-name="gr2" draw:text-style-name="P142" svg:width="0.348cm" svg:height="0.384cm" svg:x="9.999cm" svg:y="0cm"><draw:text-box><text:p><text:span text:style-name="T44">10</text:span></text:p></draw:text-box></draw:frame>En l'absence d’<text:span text:style-name="T86">une</text:span> déclaration de sous-programme, la spécification du sous-programme donné<text:span text:style-name="T86">e</text:span> dans le corps du sous-programme ou dans le stub du corps fait office de déclaration et la règle (e) s’applique également dans un tel cas.</text:p>
      <text:p text:style-name="P33"><text:span text:style-name="T17"/></text:p>
      <text:p text:style-name="P33"><text:span text:style-name="T17">Note</text:span><text:span text:style-name="T16">: </text:span><text:s text:c="2"/></text:p>
      <text:p text:style-name="P33"/>
      <text:p text:style-name="P36">Les règles de <text:span text:style-name="T87">portée</text:span> ci-dessus s'appliquent à toutes les formes de déclaration définies par la section</text:p>
      <text:p text:style-name="P36">3.1 ; en particulier, elles s'appliquent également aux déclarations implicites. <text:span text:style-name="T88">La r</text:span>ègle (a) s'applique à une déclaration de package et donc pas à la spécification du package d'une déclaration générique. Pour les déclarations imbriquées, les règles (a) à (f) <text:span text:style-name="T88">s’appliquent</text:span> à chaque niveau. Par exemple, si une unité de tâche est déclarée dans l<text:span text:style-name="T88">a</text:span> partie visible d'un package, la portée d'une entrée de l'unité de tâche s'étend jusqu'à la fin d<text:span text:style-name="T88">e la portée</text:span> de l'unité de tâche, c'est-à-dire jusqu'à la fin d<text:span text:style-name="T88">e portée</text:span> du <text:span text:style-name="T88">package</text:span> <text:span text:style-name="T88">englobant</text:span>. La portée d'une clause <text:span text:style-name="T88">use</text:span> est définie dans la section 8.4.</text:p>
      <text:p text:style-name="P36"/>
      <text:p text:style-name="P36"><text:span text:style-name="T16">Références :</text:span> opération de base 3.3.3, stub de corps 10.2, caractère littéral 2.5, déclaration de composant<text:span text:style-name="T89">e</text:span> 3.7, déclaration 3.1, région déclarative 8.1, spécification <text:span text:style-name="T89">de </text:span>discriminant 3.7.1, déclaration d'entrée 9.5, <text:span text:style-name="T89">s’</text:span>étend 8.1, déclaration générique 12.1, déclaration de paramètre générique 12.1, identifiant 2.3, déclaration implicite 3.1, apparaît immédiatement dans 8.1, symbole opérateur 6.1, surcharge 6.6 8.7, déclaration d<text:span text:style-name="T89">e</text:span> package 7.1, spécification <text:span text:style-name="T89">de </text:span>package 7.1, spécification de paramètre 6.1, type <text:span text:style-name="T89">record</text:span> 3.7, <text:span text:style-name="T89">déclaration de renommage</text:span> 8.5, corps d<text:span text:style-name="T89">e</text:span> sous-programme 6.3, déclaration d<text:span text:style-name="T89">e</text:span> sous-programme 6.1, déclaration <text:span text:style-name="T89">de </text:span>tâche 9.1, unité de tâche 9, déclaration de type 3.3.1, clause <text:span text:style-name="T89">use</text:span> 8.4, visibilité 8.3, partie visible 7.2 <text:s text:c="2"/></text:p>
      <text:p text:style-name="P36"/>
      <text:p text:style-name="P4"/>
      <text:list xml:id="list155235499655535" text:continue-list="list155236815349956" text:style-name="Numbering_20_123">
        <text:list-item>
          <text:list>
            <text:list-item>
              <text:h text:style-name="P19" text:outline-level="2">Visibilité </text:h>
            </text:list-item>
          </text:list>
        </text:list-item>
      </text:list>
      <text:p text:style-name="P4"/>
      <text:p text:style-name="P4"/>
      <text:p text:style-name="P37"><draw:frame text:anchor-type="paragraph" draw:z-index="9" draw:name="Text Frame 55" draw:style-name="gr2" draw:text-style-name="P142" svg:width="0.348cm" svg:height="0.384cm" svg:x="9.999cm" svg:y="0cm"><draw:text-box><text:p><text:span text:style-name="T44">1</text:span></text:p></draw:text-box></draw:frame>La signification de l'occurrence d'un identifiant à un endroit donné du texte est défini<text:span text:style-name="T90">e </text:span>par les règles de visibilité et également, en cas de déclarations surcharg<text:span text:style-name="T90">é</text:span>e<text:span text:style-name="T90">s</text:span>, par les règles de surcharge. Les identifiants <text:span text:style-name="T90">considérés</text:span> dans ce chapitre <text:span text:style-name="T90">incluent</text:span> tout identifiant autre qu'un mot réservé, un désigna<text:span text:style-name="T90">nt d’</text:span>attribut, un identifiant <text:span text:style-name="T90">de </text:span>pragma, l'identifiant d'un argument <text:span text:style-name="T90">de </text:span>pragma, ou un identifiant donné en argument <text:span text:style-name="T90">d’un </text:span>pragma. Les lieux considérés dans ce chapitre sont ceux où apparaît un élément lexical (tel qu’un identifiant). Les déclarations surchargées considérées dans ce chapitre sont celles <text:span text:style-name="T90">de</text:span> sous-programmes, <text:span text:style-name="T90">de </text:span>littéraux d’énumération et <text:span text:style-name="T90">d’</text:span>entrées uniques.</text:p>
      <text:p text:style-name="P4"/>
      <text:p text:style-name="P38"><draw:frame text:anchor-type="paragraph" draw:z-index="10" draw:name="Text Frame 56" draw:style-name="gr2" draw:text-style-name="P142" svg:width="0.348cm" svg:height="0.384cm" svg:x="9.999cm" svg:y="0cm"><draw:text-box><text:p><text:span text:style-name="T44">2</text:span></text:p></draw:text-box></draw:frame>Pour chaque identifiant et à chaque endroit du texte, les règles de visibilité déterminer un ensemble de déclarations (<text:span text:style-name="T91">ayant</text:span> cet identifiant) qui définissent les significations possibles d’une occurrence de l’identifiant. On dit qu'une déclaration est <text:span text:style-name="T16">visible</text:span> à un endroit donné du texte lorsque, selon l<text:span text:style-name="T91">es</text:span> règles <text:s/><text:span text:style-name="T91">de </text:span>visibilité, la déclaration définit une signification possible de cette occurrence. Deux cas se présentent. </text:p>
      <text:p text:style-name="P4"/>
      <text:list text:continue-list="list155236490185491" text:style-name="List_20_1">
        <text:list-item>
          <text:p text:style-name="P120"><draw:frame text:anchor-type="paragraph" draw:z-index="32" draw:name="Text Frame 20" draw:style-name="gr2" draw:text-style-name="P142" svg:width="0.348cm" svg:height="0.384cm" svg:x="9.999cm" svg:y="0cm"><draw:text-box><text:p><text:span text:style-name="T44">3</text:span></text:p></draw:text-box></draw:frame><text:span text:style-name="T44">Les règles de visibilité déterminent </text:span><text:span text:style-name="T67">au plus un</text:span><text:span text:style-name="T68">e</text:span><text:span text:style-name="T44"> </text:span><text:span text:style-name="T50">signification</text:span><text:span text:style-name="T44"> possible. Dans un tel </text:span><text:span text:style-name="T50">cas</text:span><text:span text:style-name="T44"> les règles de visibilité sont suffisantes pour déterminer </text:span><text:span text:style-name="T50">la </text:span><text:span text:style-name="T44">déclaration définissant la signification de l'occurrence de l'identifiant, ou en l'absence d'une telle déclaration, </text:span><text:span text:style-name="T50">pour</text:span><text:span text:style-name="T44"> déterminer que le <text:s/>l’</text:span><text:span text:style-name="T50">occurence</text:span><text:span text:style-name="T44"> est </text:span><text:span text:style-name="T50">illicite</text:span><text:span text:style-name="T44"> au </text:span><text:span text:style-name="T50">point</text:span><text:span text:style-name="T44"> donné.</text:span></text:p>
        </text:list-item>
      </text:list>
      <text:p text:style-name="P40"/>
      <text:list xml:id="list155237083465486" text:continue-numbering="true" text:style-name="List_20_1">
        <text:list-item>
          <text:p text:style-name="P120"><draw:frame text:anchor-type="paragraph" draw:z-index="33" draw:name="Text Frame 21" draw:style-name="gr2" draw:text-style-name="P142" svg:width="0.348cm" svg:height="0.384cm" svg:x="9.999cm" svg:y="0cm"><draw:text-box><text:p><text:span text:style-name="T44">4</text:span></text:p></draw:text-box></draw:frame><text:span text:style-name="T44">Les règles de visibilité déterminent </text:span><text:span text:style-name="T67">plus d'une</text:span><text:span text:style-name="T44"> signification possible. Dans un tel cas, l'</text:span><text:span text:style-name="T50">occurrence</text:span><text:span text:style-name="T44"> de l'identifiant est l</text:span><text:span text:style-name="T50">icite</text:span><text:span text:style-name="T44"> </text:span><text:span text:style-name="T50">en ce point</text:span><text:span text:style-name="T44"> si et seulement si </text:span><text:span text:style-name="T67">exactement une</text:span><text:span text:style-name="T44"> déclaration visible est acceptable pour le</text:span><text:span text:style-name="T50">s</text:span><text:span text:style-name="T44"> règles de surcharge dans le contexte donné (voir section 6.6 pour les règles de surcharge et la section 8.7 pour le contexte utilisé </text:span><text:span text:style-name="T50">dans</text:span><text:span text:style-name="T44"> la résolution </text:span><text:span text:style-name="T50">de </text:span><text:span text:style-name="T44">surcharge).</text:span></text:p>
        </text:list-item>
      </text:list>
      <text:p text:style-name="P139"/>
      <text:p text:style-name="P140"><draw:frame text:anchor-type="paragraph" draw:z-index="34" draw:name="Text Frame 16" draw:style-name="gr1" draw:text-style-name="P142" svg:width="0.348cm" svg:height="0.384cm" svg:x="-0.499cm" svg:y="0cm"><draw:text-box><text:p><text:span text:style-name="T44">5</text:span></text:p></draw:text-box></draw:frame><text:span text:style-name="T44">Une déclaration n'est visible que dans une certaine partie de s</text:span><text:span text:style-name="T51">a portée</text:span><text:span text:style-name="T44"> ; ce</text:span><text:span text:style-name="T51">tte</text:span><text:span text:style-name="T44"> partie commence à la fin de la déclaration sauf </text:span><text:span text:style-name="T51">pour</text:span><text:span text:style-name="T44"> un</text:span><text:span text:style-name="T51">e</text:span><text:span text:style-name="T44"> spécification </text:span><text:span text:style-name="T51">de </text:span><text:span text:style-name="T44">package, auquel cas elle commence au mot réservé « </text:span><text:span text:style-name="T51">is »</text:span><text:span text:style-name="T44"> </text:span><text:span text:style-name="T51">présent</text:span><text:span text:style-name="T44"> après l'identifiant de la spécification du package. (Cette règle s'applique, en particulier, pour les déclarations implicites.)</text:span></text:p>
      <text:p text:style-name="P4"/>
      <text:p text:style-name="P4"><draw:frame text:anchor-type="paragraph" draw:z-index="35" draw:name="Text Frame 22" draw:style-name="gr1" draw:text-style-name="P142" svg:width="0.348cm" svg:height="0.384cm" svg:x="-0.499cm" svg:y="0cm"><draw:text-box><text:p><text:span text:style-name="T44">6</text:span></text:p></draw:text-box></draw:frame>La visibilité est soit <text:span text:style-name="T93">obtenue </text:span>par sélection, soit directe. Une déclaration est visible <text:span text:style-name="T16">par sélection</text:span> aux endroits définis comme suit.</text:p>
      <text:p text:style-name="P4"/>
      <text:list text:continue-list="list155236144619830" text:style-name="L1">
        <text:list-item text:start-value="1">
          <text:p text:style-name="P129"><draw:frame text:anchor-type="paragraph" draw:z-index="36" draw:name="Text Frame 23" draw:style-name="gr1" draw:text-style-name="P142" svg:width="0.348cm" svg:height="0.384cm" svg:x="-0.499cm" svg:y="0cm"><draw:text-box><text:p><text:span text:style-name="T44">7</text:span></text:p></draw:text-box></draw:frame><text:span text:style-name="T44">Pour une déclaration figurant dans la partie visible d'une déclaration de </text:span><text:span text:style-name="T52">package</text:span><text:span text:style-name="T44"> : à la place du sélecteur après le point d'un nom développé dont <text:s/>le préfixe désigne le package.</text:span></text:p>
        </text:list-item>
      </text:list>
      <text:p text:style-name="P41"/>
      <text:list text:continue-numbering="true" text:style-name="L1">
        <text:list-item>
          <text:p text:style-name="P129"><draw:frame text:anchor-type="paragraph" draw:z-index="37" draw:name="Text Frame 24" draw:style-name="gr1" draw:text-style-name="P142" svg:width="0.348cm" svg:height="0.384cm" svg:x="-0.499cm" svg:y="0cm"><draw:text-box><text:p><text:span text:style-name="T44">8</text:span></text:p></draw:text-box></draw:frame><text:span text:style-name="T44">Pour une déclaration d'entrée d'un type tâche donné : au lieu du sélecteur après le point d'un</text:span><text:span text:style-name="T53">e</text:span><text:span text:style-name="T44"> composant</text:span><text:span text:style-name="T53">e </text:span><text:span text:style-name="T44">sélectionné</text:span><text:span text:style-name="T53">e</text:span><text:span text:style-name="T44"> dont le préfixe est approprié au type de tâche.</text:span></text:p>
        </text:list-item>
      </text:list>
      <text:p text:style-name="P41"/>
      <text:list text:continue-numbering="true" text:style-name="L1">
        <text:list-item>
          <text:p text:style-name="P131"><draw:frame text:anchor-type="paragraph" draw:z-index="38" draw:name="Text Frame 25" draw:style-name="gr1" draw:text-style-name="P142" svg:width="0.348cm" svg:height="0.384cm" svg:x="-0.499cm" svg:y="0cm"><draw:text-box><text:p><text:span text:style-name="T44">9</text:span></text:p></draw:text-box></draw:frame><text:span text:style-name="T44">Pour une déclaration de composant</text:span><text:span text:style-name="T54">e</text:span><text:span text:style-name="T44"> d'une déclaration de type </text:span><text:span text:style-name="T54">record</text:span><text:span text:style-name="T44"> donné</text:span><text:span text:style-name="T54">e</text:span><text:span text:style-name="T44"> : à l’</text:span><text:span text:style-name="T54">endroit</text:span><text:span text:style-name="T44"> du sélecteur après le point d'un</text:span><text:span text:style-name="T54">e</text:span><text:span text:style-name="T44"> composant</text:span><text:span text:style-name="T54">e</text:span><text:span text:style-name="T44"> sélectionné</text:span><text:span text:style-name="T54">e</text:span><text:span text:style-name="T44"> dont le préfixe est approprié pour le type ; également à l'endroit du nom simple </text:span><text:span text:style-name="T54">d’u</text:span><text:span text:style-name="T44">n</text:span><text:span text:style-name="T54">e</text:span><text:span text:style-name="T44"> composant</text:span><text:span text:style-name="T54">e</text:span><text:span text:style-name="T44"> (avant le délimiteur composé =&gt;) dans un</text:span><text:span text:style-name="T54">e </text:span><text:span text:style-name="T44">association </text:span><text:span text:style-name="T54">de composante nommée</text:span><text:span text:style-name="T44"> </text:span><text:span text:style-name="T54">pour </text:span><text:span text:style-name="T44">un agrégat du type.</text:span></text:p>
        </text:list-item>
      </text:list>
      <text:p text:style-name="P41"/>
      <text:list text:continue-numbering="true" text:style-name="L1">
        <text:list-item>
          <text:p text:style-name="P129"><draw:frame text:anchor-type="paragraph" draw:z-index="39" draw:name="Text Frame 26" draw:style-name="gr1" draw:text-style-name="P142" svg:width="0.348cm" svg:height="0.384cm" svg:x="-0.499cm" svg:y="0cm"><draw:text-box><text:p><text:span text:style-name="T44">10</text:span></text:p></draw:text-box></draw:frame><text:span text:style-name="T44">Pour une spécification </text:span><text:span text:style-name="T55">de </text:span><text:span text:style-name="T44">discriminant d'une déclaration de type donnée : </text:span><text:span text:style-name="T55">aux </text:span><text:span text:style-name="T44">mêmes endroits que pour une déclaration de composant</text:span><text:span text:style-name="T55">e</text:span><text:span text:style-name="T44"> ; également à l'endroit d'un nom simple </text:span><text:span text:style-name="T55">de </text:span><text:span text:style-name="T44">discriminant (avant le délimiteur composé =&gt;) dans un</text:span><text:span text:style-name="T55">e </text:span><text:span text:style-name="T44">association </text:span><text:span text:style-name="T55">de </text:span><text:span text:style-name="T44">discriminant </text:span><text:span text:style-name="T55">nommée</text:span><text:span text:style-name="T44"> </text:span><text:span text:style-name="T55">pour </text:span><text:span text:style-name="T44">une contrainte discriminante </text:span><text:span text:style-name="T55">du</text:span><text:span text:style-name="T44"> type.</text:span></text:p>
          <text:p text:style-name="P130"><text:span text:style-name="T44"/></text:p>
        </text:list-item>
        <text:list-item>
          <text:p text:style-name="P130"><draw:frame text:anchor-type="paragraph" draw:z-index="40" draw:name="Text Frame 27" draw:style-name="gr1" draw:text-style-name="P142" svg:width="0.348cm" svg:height="0.384cm" svg:x="-0.499cm" svg:y="0cm"><draw:text-box><text:p><text:span text:style-name="T44">11</text:span></text:p></draw:text-box></draw:frame><text:span text:style-name="T44">Pour une spécification de paramètre d'une spécification de sous-programme donnée ou </text:span><text:span text:style-name="T56">de </text:span><text:span text:style-name="T44">déclaration d'entrée : à l’</text:span><text:span text:style-name="T56">emplacement</text:span><text:span text:style-name="T44"> du paramètre formel (avant le délimiteur composé =&gt;) dans une association de paramètres nommés d'un </text:span><text:span text:style-name="T56">appel de </text:span><text:span text:style-name="T44">sous-programme ou d'entrée correspondant.</text:span></text:p>
        </text:list-item>
      </text:list>
      <text:p text:style-name="P41"/>
      <text:list xml:id="list155235413310036" text:continue-numbering="true" text:style-name="L1">
        <text:list-item>
          <text:p text:style-name="P132"><draw:frame text:anchor-type="paragraph" draw:z-index="41" draw:name="Text Frame 28" draw:style-name="gr1" draw:text-style-name="P142" svg:width="0.348cm" svg:height="0.384cm" svg:x="-0.499cm" svg:y="0cm"><draw:text-box><text:p><text:span text:style-name="T44">12</text:span></text:p></draw:text-box></draw:frame><text:span text:style-name="T44">Pour une déclaration de paramètre générique d'une unité générique donnée : à l’</text:span><text:span text:style-name="T57">emplacement</text:span><text:span text:style-name="T44"> du paramètre formel générique (avant le délimiteur composé =&gt;) dans une association générique nommée d'un</text:span><text:span text:style-name="T57">e</text:span><text:span text:style-name="T44"> instan</text:span><text:span text:style-name="T58">t</text:span><text:span text:style-name="T44">iation générique correspondant</text:span><text:span text:style-name="T57">e</text:span><text:span text:style-name="T44">.</text:span></text:p>
        </text:list-item>
      </text:list>
      <text:p text:style-name="P41"/>
      <text:p text:style-name="P91"><draw:frame text:anchor-type="paragraph" draw:z-index="43" draw:name="Text Frame 30" draw:style-name="gr1" draw:text-style-name="P142" svg:width="0.348cm" svg:height="0.384cm" svg:x="-0.499cm" svg:y="0cm"><draw:text-box><text:p><text:span text:style-name="T44">13</text:span></text:p></draw:text-box></draw:frame>Enfin, au sein de la région déclarative associée à une construction autre qu'une déclaration de type record, toute déclaration qui se produit immédiatement au sein de la région est visible par sélection à la place du sélecteur après le point d'un nom développé dont le préfixe désigne la construction.</text:p>
      <text:p text:style-name="P5"/>
      <text:p text:style-name="P5"><draw:frame text:anchor-type="paragraph" draw:z-index="44" draw:name="Text Frame 31" draw:style-name="gr1" draw:text-style-name="P142" svg:width="0.348cm" svg:height="0.384cm" svg:x="-0.499cm" svg:y="0cm"><draw:text-box><text:p><text:span text:style-name="T44">14</text:span></text:p></draw:text-box></draw:frame>Lorsqu'elle n'est pas visible par sélection, une déclaration visible est dite <text:span text:style-name="T16">directement visible</text:span>. Une déclaration est directement visible dans une certaine partie de sa portée immédiate ; cette partie s'étend jusqu'à la fin de l<text:span text:style-name="T94">a portée </text:span>immédiat<text:span text:style-name="T94">e</text:span> de la déclaration, mais exclut les endroits où la déclaration est caché<text:span text:style-name="T94">e</text:span> comme expliqué ci-dessous. De plus, une déclaration survenant immédiatement dans la partie visible d'un <text:span text:style-name="T94">package</text:span> peut être <text:span text:style-name="T94">rendue</text:span> directement visible au moyen d’une clause <text:span text:style-name="T94">use</text:span> selon les règles décrites dans <text:span text:style-name="T94">la section</text:span> 8.4. (Voir également la section 8.6 pour la visibilité des unités de <text:span text:style-name="T94">librairie</text:span>.)</text:p>
      <text:p text:style-name="P5"/>
      <text:p text:style-name="P42"><draw:frame text:anchor-type="paragraph" draw:z-index="45" draw:name="Text Frame 32" draw:style-name="gr1" draw:text-style-name="P142" svg:width="0.348cm" svg:height="0.384cm" svg:x="-0.499cm" svg:y="0cm"><draw:text-box><text:p><text:span text:style-name="T44">15</text:span></text:p></draw:text-box></draw:frame><text:span text:style-name="T95">U</text:span>ne déclaration est <text:span text:style-name="T95">dite </text:span><text:span text:style-name="T16">cachée</text:span> dans (une partie de) <text:span text:style-name="T95">d’</text:span>un<text:span text:style-name="T95">e</text:span> <text:span text:style-name="T95">région </text:span>déclarati<text:span text:style-name="T95">ve</text:span> interne si la région <text:span text:style-name="T95">interne</text:span> contient un homographe de cette déclaration ; la déclaration externe est alors cachée dans la portée immédiate de <text:span text:style-name="T95">l’</text:span>homographe interne. Chacune de deux déclarations est dite homographe de l'autre si les deux déclarations ont le même identifiant et que la surcharge est autorisée pour au plus un<text:span text:style-name="T96">e</text:span> des deux. Si la surcharge est autorisée pour les deux déclarations, alors chacun<text:span text:style-name="T96">e</text:span> des deux est homographe de l'autre s<text:span text:style-name="T96">i elles</text:span> ont le même identifiant, symbole d'opérateur ou littéral caractère, ainsi que le même profil de paramètre et de type de résultat (voir 6.6).</text:p>
      <text:p text:style-name="P42"/>
      <text:p text:style-name="P43"><draw:frame text:anchor-type="paragraph" draw:z-index="46" draw:name="Text Frame 33" draw:style-name="gr1" draw:text-style-name="P142" svg:width="0.348cm" svg:height="0.384cm" svg:x="-0.499cm" svg:y="0cm"><draw:text-box><text:p><text:span text:style-name="T44">16</text:span></text:p></draw:text-box></draw:frame>Dans la spécification d'un sous-programme, chaque déclaration <text:span text:style-name="T99">ayant</text:span> même désigna<text:span text:style-name="T97">nt</text:span> <text:span text:style-name="T97">que</text:span> le sous-programme est masqué<text:span text:style-name="T99">e</text:span> ; il en va de même dans un<text:span text:style-name="T97">e</text:span> instan<text:span text:style-name="T98">t</text:span>iation générique qui déclare un sous-programme, et dans une déclaration d'entrée ou <text:span text:style-name="T97">dans </text:span>la partie formelle d'une <text:span text:style-name="T97">instruction</text:span> <text:span text:style-name="T97">accept</text:span> ; <text:span text:style-name="T97">lorsqu’elle est</text:span> caché<text:span text:style-name="T97">e</text:span> de cette manière, un<text:span text:style-name="T97">e</text:span> déclaration n’est visible ni par sélection ni directement. </text:p>
      <text:p text:style-name="P44"><draw:frame text:anchor-type="paragraph" draw:z-index="47" draw:name="Text Frame 34" draw:style-name="gr2" draw:text-style-name="P142" svg:width="0.348cm" svg:height="0.384cm" svg:x="9.999cm" svg:y="0cm"><draw:text-box><text:p><text:span text:style-name="T44">17</text:span></text:p></draw:text-box></draw:frame>Deux déclarations qui se produisent immédiatement dans la même région déclarative ne doivent pas être des homographes, à moins que l'une ou les deux exigences suivantes so<text:span text:style-name="T99">ie</text:span>nt remplies : (a) exactement l’une d’elles est la déclaration implicite d’un<text:span text:style-name="T99">e</text:span> opération prédéfinie ; (b) exactement l'un d'eux est la déclaration implicite d'un sous-programme dérivé. Dans de tels cas, une opération prédéfinie est toujours caché<text:span text:style-name="T99">e</text:span> par l'autre homographe ; un sous-programme dérivé cache un<text:span text:style-name="T99">e</text:span> opération prédéfini<text:span text:style-name="T99">e</text:span>, mais est masqué par tout autre homographe. <text:span text:style-name="T99">Lorsqu’elle</text:span> est caché<text:span text:style-name="T99">e</text:span> <text:span text:style-name="T99">de cette</text:span> manière, une déclaration implicite est cachée dans toute la portée d<text:span text:style-name="T99">e</text:span> <text:span text:style-name="T99">l’</text:span>autre déclaration (quelle que soit la déclaration qui apparaît en premier) ; la déclaration implicite n'est visible ni par sélection ni directement.</text:p>
      <text:p text:style-name="P5"/>
      <text:p text:style-name="P45"><draw:frame text:anchor-type="paragraph" draw:z-index="48" draw:name="Text Frame 35" draw:style-name="gr2" draw:text-style-name="P142" svg:width="0.348cm" svg:height="0.384cm" svg:x="9.999cm" svg:y="0cm"><draw:text-box><text:p><text:span text:style-name="T44">18</text:span></text:p></draw:text-box></draw:frame>Chaque fois qu'une déclaration avec un certain identifiant est visible à partir d'un point, l'identifiant et l'entité déclarée (le cas échéant) sont également dits visible<text:span text:style-name="T100">s</text:span> de ce point. La visibilité directe et la visibilité par sélection sont également défini pour les littéraux caractères et les symboles opérateur<text:span text:style-name="T101">s</text:span>. Un opérateur est directement visible si et seulement si la déclaration correspondante de l'opérateur est directement visible. Enfin, la notation associée à une opération <text:span text:style-name="T101">de </text:span>base est directement visible dans toute la portée de cette opération.</text:p>
      <text:p text:style-name="P5"/>
      <text:p text:style-name="P47"><draw:frame text:anchor-type="paragraph" draw:z-index="49" draw:name="Text Frame 37" draw:style-name="gr2" draw:text-style-name="P142" svg:width="0.348cm" svg:height="0.384cm" svg:x="9.999cm" svg:y="0cm"><draw:text-box><text:p><text:span text:style-name="T44">19</text:span></text:p></draw:text-box></draw:frame><text:span text:style-name="T20">Exemple </text:span><text:span text:style-name="T16">: </text:span></text:p>
      <text:p text:style-name="P46"/>
      <text:p text:style-name="P98"><text:span text:style-name="T33">procedure</text:span> <text:span text:style-name="T102">P</text:span> <text:span text:style-name="T33">is</text:span></text:p>
      <text:p text:style-name="P104"><text:s text:c="2"/>A, <text:span text:style-name="T102">B</text:span> : <text:span text:style-name="T102">BOOLEAN</text:span>;</text:p>
      <text:p text:style-name="P104"><text:s text:c="4"/></text:p>
      <text:p text:style-name="P104"><text:span text:style-name="T33"><text:s text:c="2"/>procedure</text:span> <text:span text:style-name="T102">Q</text:span> <text:span text:style-name="T33">is</text:span></text:p>
      <text:p text:style-name="P104"><text:s text:c="4"/><text:span text:style-name="T102">C</text:span> : <text:span text:style-name="T102">BOOLEAN</text:span>;</text:p>
      <text:p text:style-name="P104"><text:s text:c="4"/><text:span text:style-name="T102">B</text:span> : <text:span text:style-name="T102">BOOLEAN</text:span>;<text:tab/>-- <text:span text:style-name="T102">un homographe interne de B</text:span></text:p>
      <text:p text:style-name="P104"><text:s text:c="2"/><text:span text:style-name="T33">begin</text:span></text:p>
      <text:p text:style-name="P104"><text:span text:style-name="T33"><text:s text:c="4"/>...</text:span></text:p>
      <text:p text:style-name="P104"><text:s text:c="4"/><text:span text:style-name="T102">B:= A</text:span>;<text:tab/>-- <text:span text:style-name="T102">signifie Q.B:= P.A</text:span></text:p>
      <text:p text:style-name="P104"><text:s text:c="4"/><text:span text:style-name="T102">C</text:span> := <text:span text:style-name="T102">P.B</text:span>;<text:tab/>-- <text:span text:style-name="T102">signifie Q.C:= P.B</text:span></text:p>
      <text:p text:style-name="P104"><text:s text:c="2"/><text:span text:style-name="T33">end;</text:span></text:p>
      <text:p text:style-name="P104"><text:span text:style-name="T34">begin</text:span></text:p>
      <text:p text:style-name="P104"><text:span text:style-name="T34"><text:s text:c="2"/>...</text:span></text:p>
      <text:p text:style-name="P104"><text:s text:c="2"/><text:span text:style-name="T102">A:= B</text:span>;<text:tab/>-- <text:span text:style-name="T102">signifie P.A:= P.B</text:span></text:p>
      <text:p text:style-name="P104"><text:span text:style-name="T33">end</text:span>;</text:p>
      <text:p text:style-name="P5"/>
      <text:p text:style-name="P5"><text:span text:style-name="T17">Note sur la visibilité des unités de </text:span><text:span text:style-name="T20">librairie</text:span><text:span text:style-name="T17"> :</text:span> <text:s/></text:p>
      <text:p text:style-name="P5"/>
      <text:p text:style-name="P48"><draw:frame text:anchor-type="paragraph" draw:z-index="50" draw:name="Text Frame 38" draw:style-name="gr2" draw:text-style-name="P142" svg:width="0.348cm" svg:height="0.384cm" svg:x="9.999cm" svg:y="0cm"><draw:text-box><text:p><text:span text:style-name="T44">20</text:span></text:p></draw:text-box></draw:frame>La visibilité des unités de <text:span text:style-name="T103">librairie</text:span> est déterminée par les clauses with (voir 10.1.1) et par le fait que les unités de <text:span text:style-name="T103">librairie</text:span> sont implicitement déclarées dans le package <text:span text:style-name="T103">STANDARD</text:span> (voir 8.6).</text:p>
      <text:p text:style-name="P6"/>
      <text:p text:style-name="P50"><text:span text:style-name="T17">Note sur l</text:span><text:span text:style-name="T21">es homographes</text:span><text:span text:style-name="T17"> :</text:span> <text:s/></text:p>
      <text:p text:style-name="P50"/>
      <text:p text:style-name="P50"><draw:frame text:anchor-type="paragraph" draw:z-index="51" draw:name="Text Frame 39" draw:style-name="gr2" draw:text-style-name="P142" svg:width="0.348cm" svg:height="0.384cm" svg:x="9.999cm" svg:y="0cm"><draw:text-box><text:p><text:span text:style-name="T44">21</text:span></text:p></draw:text-box></draw:frame>Le même identifiant peut apparaître dans différentes déclarations et peut donc être associé <text:span text:style-name="T104">avec des</text:span> entités différentes, même si les <text:span text:style-name="T104">portées</text:span> de celles-ci se chevauchent. <text:span text:style-name="T104">Le c</text:span>hevauchement des portées des déclarations <text:span text:style-name="T104">de</text:span> même identifiant peut résulter d'une surcharge de sous-programmes et de littéraux énumér<text:span text:style-name="T104">és</text:span>. De tels chevauchements peuvent également se produire pour <text:span text:style-name="T104">d</text:span>es entités déclarées dans <text:span text:style-name="T104">des</text:span> parties visibles <text:span text:style-name="T104">de </text:span>package<text:span text:style-name="T104">s</text:span> et pour les entrées, les composant<text:span text:style-name="T104">e</text:span>s <text:span text:style-name="T104">de record</text:span> et les paramètres, où il y a un chevauchement des portées des déclarations du package englobant, de<text:span text:style-name="T104">s</text:span> déclarations <text:span text:style-name="T104">de </text:span>tâche, <text:span text:style-name="T104">des </text:span>déclarations de type <text:span text:style-name="T104">record</text:span>, <text:span text:style-name="T104">des </text:span>déclarations de sous-programmes, <text:span text:style-name="T104">des </text:span>déclarations <text:span text:style-name="T104">de renommage</text:span>, ou <text:span text:style-name="T104">des </text:span>déclarations génériques. Enfin, des portées qui se chevauchent peuvent résultent de l’<text:span text:style-name="T104">imbrication</text:span>.</text:p>
      <text:p text:style-name="P51"/>
      <text:p text:style-name="P51"><text:span text:style-name="T17">Note </text:span><text:span text:style-name="T21">sur la portée immédiate, le masquage et la visibilité</text:span><text:span text:style-name="T17"> :</text:span> <text:s/></text:p>
      <text:p text:style-name="P51"/>
      <text:p text:style-name="P51"><draw:frame text:anchor-type="paragraph" draw:z-index="52" draw:name="Text Frame 40" draw:style-name="gr2" draw:text-style-name="P142" svg:width="0.348cm" svg:height="0.384cm" svg:x="9.999cm" svg:y="0cm"><draw:text-box><text:p><text:span text:style-name="T44">22</text:span></text:p></draw:text-box></draw:frame>Les règles définissant la portée immédiate, le masquage et la visibilité impliquent qu'un<text:span text:style-name="T105">e</text:span> référence à un identifiant dans sa propre déclaration est <text:span text:style-name="T105">illicite</text:span> (sauf pour les packages et packages génériques). L'identifiant cache les homographes extérieurs dans s<text:span text:style-name="T105">a portée</text:span> immédiat<text:span text:style-name="T105">e</text:span>, c’est-à-dire dès le début de la déclaration ; en revanche, l'identifiant n'est visible qu'après la fin de la déclaration. Pour cette raison, tou<text:span text:style-name="T105">te</text:span>s les déclarations suivant<text:span text:style-name="T105">e</text:span>s, sauf l<text:span text:style-name="T105">a</text:span> derni<text:span text:style-name="T105">ère</text:span> sont <text:span text:style-name="T105">illicites</text:span> : </text:p>
      <text:p text:style-name="P52"/>
      <text:p text:style-name="P105"><text:s text:c="2"/><text:span text:style-name="T106">K </text:span>: <text:span text:style-name="T106">INTEGER:= K * K</text:span>;</text:p>
      <text:p text:style-name="P105"><text:s text:c="2"/><text:span text:style-name="T106">T : T ;</text:span></text:p>
      <text:p text:style-name="P105"><text:span text:style-name="T33"><text:s text:c="2"/>procedure</text:span> <text:span text:style-name="T106">P( X :P );</text:span></text:p>
      <text:p text:style-name="P105"><text:span text:style-name="T33"><text:s text:c="2"/>procedure</text:span> <text:span text:style-name="T106">Q( X :REAL := Q );</text:span></text:p>
      <text:p text:style-name="P105"><text:span text:style-name="T33"><text:s text:c="2"/>procedure</text:span> <text:span text:style-name="T106">R( R :REAL );</text:span></text:p>
      <text:p text:style-name="P6"><text:span text:style-name="T16"/></text:p>
      <text:p text:style-name="P53"><draw:frame text:anchor-type="paragraph" draw:z-index="53" draw:name="Text Frame 41" draw:style-name="gr1" draw:text-style-name="P142" svg:width="0.348cm" svg:height="0.384cm" svg:x="-0.499cm" svg:y="0cm"><draw:text-box><text:p><text:span text:style-name="T44">23</text:span></text:p></draw:text-box></draw:frame><text:span text:style-name="T16">Références :</text:span><text:span text:style-name="T107"> </text:span><text:span text:style-name="T108">instruction accept</text:span><text:span text:style-name="T107"> 9.5, agrégat 4.3, approprié pour un type 4.1, argument 2.8, opération de base 3.3.3, littéral caractère 2.5, association </text:span><text:span text:style-name="T108">de </text:span><text:span text:style-name="T107">composant</text:span><text:span text:style-name="T108">e</text:span><text:span text:style-name="T107"> 4.3, déclaration de composant</text:span><text:span text:style-name="T108">e</text:span><text:span text:style-name="T107"> 3.7, délimiteur composé 2.2, déclaration 3.1, région déclarative 8.1, désigner 3.8, contrainte </text:span><text:span text:style-name="T108">de </text:span><text:span text:style-name="T107">discriminant 3.7.2, spécification </text:span><text:span text:style-name="T108">de </text:span><text:span text:style-name="T107">discriminant 3.7.1, appel d'entrée 9.5, déclaration </text:span><text:span text:style-name="T108">d’</text:span><text:span text:style-name="T107">entrée 9.5, famille d'entrées 9.5, spécification </text:span><text:span text:style-name="T108">de </text:span><text:span text:style-name="T107">littéral énumér</text:span><text:span text:style-name="T108">é</text:span><text:span text:style-name="T107"> 3.5.1, nom étendu 4.1.3, étend 8.1, paramètre formel 6.1, association générique 12.3, paramètre formel générique 12.1, instan</text:span><text:span text:style-name="T108">t</text:span><text:span text:style-name="T107">iation générique 12.3, package générique 12.1, déclaration de paramètres génériques 12.1, unité générique 12, identifiant 2.3, portée immédiate 8.2, déclaration implicite 3.1, élément lexical 2.2, unité de </text:span><text:span text:style-name="T108">librairie</text:span><text:span text:style-name="T107"> 10.1, objet 3.2, apparaissent immédiatement dans 8.1, opérateur 4.5, symbole opérateur 6.1, surcharge 6.6 8.7, </text:span><text:span text:style-name="T108">package</text:span><text:span text:style-name="T107"> 7, paramètre 6.2, association de paramètres 6.4, spécification de paramètre 6.1, pragma 2.8, unité de programme 6, type </text:span><text:span text:style-name="T108">record</text:span><text:span text:style-name="T107"> 3.7, mot réservé 2.9, portée 8.2, composant</text:span><text:span text:style-name="T108">e</text:span><text:span text:style-name="T107"> sélectionné</text:span><text:span text:style-name="T108">e</text:span><text:span text:style-name="T107"> 4.1.3, sélecteur 4.1.3, nom simple 4.1, sous-programme 6, appel de sous-programme 6.4, déclaration de sous-programme 6.1, spécification de sous-programme 6.1, type tâche 9.1, unité de tâche 9, type 3.3, déclaration de type 3.3.1, clause </text:span><text:span text:style-name="T108">use</text:span><text:span text:style-name="T107"> 8.4, partie visible 7.2 <text:s/></text:span><text:s text:c="37"/></text:p>
      <text:p text:style-name="P6"/>
      <text:list xml:id="list155236794259820" text:continue-list="list155235499655535" text:style-name="Numbering_20_123">
        <text:list-item>
          <text:list>
            <text:list-item>
              <text:h text:style-name="P16" text:outline-level="2"><text:span text:style-name="T124">Clauses use</text:span> </text:h>
            </text:list-item>
          </text:list>
        </text:list-item>
      </text:list>
      <text:p text:style-name="P6"/>
      <text:p text:style-name="P54"><draw:frame text:anchor-type="paragraph" draw:z-index="54" draw:name="Text Frame 42" draw:style-name="gr1" draw:text-style-name="P142" svg:width="0.348cm" svg:height="0.384cm" svg:x="-0.499cm" svg:y="0cm"><draw:text-box><text:p><text:span text:style-name="T44">1</text:span></text:p></draw:text-box></draw:frame>Une clause use permet d'obtenir une visibilité directe des déclarations qui apparaissent dans l<text:span text:style-name="T125">a </text:span>partie visible des packages nommés. </text:p>
      <text:p text:style-name="P7"/>
      <text:p text:style-name="P57"><draw:frame text:anchor-type="paragraph" draw:z-index="55" draw:name="Text Frame 44" draw:style-name="gr1" draw:text-style-name="P142" svg:width="0.348cm" svg:height="0.384cm" svg:x="-0.499cm" svg:y="0cm"><draw:text-box><text:p><text:span text:style-name="T44">2</text:span></text:p></draw:text-box></draw:frame><text:tab/><text:span text:style-name="T126">use_clause</text:span> ::= <text:span text:style-name="T35">use</text:span><text:span text:style-name="T126"> </text:span><text:span text:style-name="T22">package</text:span><text:span text:style-name="T126">_name </text:span>{, <text:span text:style-name="T22">package</text:span><text:span text:style-name="T126">_name</text:span>} ;</text:p>
      <text:p text:style-name="P56"/>
      <text:p text:style-name="P56"><draw:frame text:anchor-type="paragraph" draw:z-index="56" draw:name="Text Frame 45" draw:style-name="gr1" draw:text-style-name="P142" svg:width="0.348cm" svg:height="0.384cm" svg:x="-0.499cm" svg:y="0cm"><draw:text-box><text:p><text:span text:style-name="T44">3</text:span></text:p></draw:text-box></draw:frame>Pour chaque clause <text:span text:style-name="T127">use</text:span>, il existe une certaine <text:span text:style-name="T127">région</text:span> de texte appelée <text:span text:style-name="T16">portée</text:span> de la clause <text:span text:style-name="T127">use</text:span>. Cette région commence immédiatement après la clause <text:span text:style-name="T127">use</text:span>. Si u<text:span text:style-name="T128">ne </text:span>clause use est un élément déclaratif d'une région déclarative, la portée de la clause s'étend jusqu'à la fin de la région déclarative. Si une clause <text:span text:style-name="T128">use</text:span> se produit dans une clause de contexte d'une unité de compilation, la portée de la clause <text:span text:style-name="T128">use</text:span> s'étend jusqu'à la fin de la région déclarative associée a<text:span text:style-name="T128">vec</text:span> <text:span text:style-name="T128">l’</text:span>unité de compilation.</text:p>
      <text:p text:style-name="P7"/>
      <text:p text:style-name="P7"><draw:frame text:anchor-type="paragraph" draw:z-index="57" draw:name="Text Frame 43" draw:style-name="gr1" draw:text-style-name="P142" svg:width="0.348cm" svg:height="0.384cm" svg:x="-0.499cm" svg:y="0cm"><draw:text-box><text:p><text:span text:style-name="T44">4</text:span></text:p></draw:text-box></draw:frame>Afin de définir quelles déclarations sont rendues directement visibles à un <text:span text:style-name="T129">endroit</text:span> donné <text:span text:style-name="T129">par les </text:span>clauses <text:span text:style-name="T129">use</text:span>, <text:span text:style-name="T129">on </text:span>consid<text:span text:style-name="T129">è</text:span>re l'ensemble des packages nommés par toutes les clauses use dont les portées entourent cet endroit, en omettant de cet ensemble tous les packages qui <text:span text:style-name="T129">contiennent </text:span>ce<text:span text:style-name="T129">t</text:span> <text:span text:style-name="T129">endroit</text:span>. Une déclaration qui peut être rendue directement visible par un<text:span text:style-name="T130">e </text:span>clause use (une déclaration potentiellement visible) est toute déclaration qui se produit immédiatement dans la partie visible d'un <text:span text:style-name="T130">package</text:span> de l'ensemble. U<text:span text:style-name="T130">ne</text:span> déclaration potentiellement visible est e<text:span text:style-name="T130">ffectivement</text:span> rendue directement visible sauf dans les deux cas suivants :</text:p>
      <text:p text:style-name="P7"/>
      <text:list text:continue-list="list155237083465486" text:style-name="List_20_1">
        <text:list-item>
          <text:p text:style-name="P121"><draw:frame text:anchor-type="paragraph" draw:z-index="58" draw:name="Text Frame 51" draw:style-name="gr1" draw:text-style-name="P142" svg:width="0.348cm" svg:height="0.384cm" svg:x="-0.499cm" svg:y="0cm"><draw:text-box><text:p><text:span text:style-name="T44">5</text:span></text:p></draw:text-box></draw:frame><text:span text:style-name="T44">Une déclaration potentiellement visible n'est pas rendue directement visible si le le lieu considéré e</text:span><text:span text:style-name="T59">st dans la portée</text:span><text:span text:style-name="T44"> immédiat</text:span><text:span text:style-name="T59">e</text:span><text:span text:style-name="T44"> d'un homographe d</text:span><text:span text:style-name="T59">e</text:span><text:span text:style-name="T44"> </text:span><text:span text:style-name="T59">la</text:span><text:span text:style-name="T44"> <text:s/>déclaration.</text:span></text:p>
        </text:list-item>
      </text:list>
      <text:p text:style-name="P59"/>
      <text:list xml:id="list155235815982796" text:continue-numbering="true" text:style-name="List_20_1">
        <text:list-item>
          <text:p text:style-name="P122"><draw:frame text:anchor-type="paragraph" draw:z-index="59" draw:name="Text Frame 46" draw:style-name="gr1" draw:text-style-name="P142" svg:width="0.348cm" svg:height="0.384cm" svg:x="-0.499cm" svg:y="0cm"><draw:text-box><text:p><text:span text:style-name="T44">6</text:span></text:p></draw:text-box></draw:frame><text:span text:style-name="T44">Les déclarations potentiellement visibles qui ont le même identifiant ne le sont pas rendu</text:span><text:span text:style-name="T60">e</text:span><text:span text:style-name="T44">s directement visibles </text:span><text:span text:style-name="T60">à moins que</text:span><text:span text:style-name="T44"> chacun</text:span><text:span text:style-name="T60">e</text:span><text:span text:style-name="T44"> d'e</text:span><text:span text:style-name="T60">ntre elles ne </text:span><text:span text:style-name="T44">soit une spécification </text:span><text:span text:style-name="T60">de littéral </text:span><text:span text:style-name="T44">énumér</text:span><text:span text:style-name="T60">é</text:span><text:span text:style-name="T44"> ou la déclaration d'un sous-programme (par un</text:span><text:span text:style-name="T60">e</text:span><text:span text:style-name="T44"> déclaration de sous-programme, une déclaration de renommage, une instan</text:span><text:span text:style-name="T60">t</text:span><text:span text:style-name="T44">iation </text:span><text:span text:style-name="T60">de</text:span><text:span text:style-name="T44"> génériqu</text:span><text:span text:style-name="T60">e</text:span><text:span text:style-name="T44">, ou une déclaration implicite).</text:span></text:p>
          <text:p text:style-name="P22"/>
        </text:list-item>
      </text:list>
      <text:p text:style-name="P58"><draw:frame text:anchor-type="paragraph" draw:z-index="60" draw:name="Text Frame 47" draw:style-name="gr1" draw:text-style-name="P142" svg:width="0.348cm" svg:height="0.384cm" svg:x="-0.499cm" svg:y="0cm"><draw:text-box><text:p><text:span text:style-name="T44">7</text:span></text:p></draw:text-box></draw:frame>L'élaboration d'une clause <text:span text:style-name="T131">use</text:span> n'a pas d'autre effet.</text:p>
      <text:p text:style-name="P7"/>
      <text:p text:style-name="P20">Note :</text:p>
      <text:p text:style-name="P92"/>
      <text:p text:style-name="P92"><draw:frame text:anchor-type="paragraph" draw:z-index="61" draw:name="Text Frame 48" draw:style-name="gr1" draw:text-style-name="P142" svg:width="0.348cm" svg:height="0.384cm" svg:x="-0.499cm" svg:y="0cm"><draw:text-box><text:p><text:span text:style-name="T44">8</text:span></text:p></draw:text-box></draw:frame>Les règles ci-dessus garantissent qu'une déclaration rendue directement visible par une clause use ne peut pas masquer une déclaration autrement directement visible. Les règles ci-dessus sont formulées en termes d'un ensemble de packages nommés par <text:span text:style-name="T132">des </text:span>clauses <text:span text:style-name="T132">use</text:span>.</text:p>
      <text:p text:style-name="P60"/>
      <text:p text:style-name="P61"><draw:frame text:anchor-type="paragraph" draw:z-index="11" draw:name="Text Frame 74" draw:style-name="gr2" draw:text-style-name="P142" svg:width="0.348cm" svg:height="0.384cm" svg:x="9.999cm" svg:y="0cm"><draw:text-box><text:p><text:span text:style-name="T44">9</text:span></text:p></draw:text-box></draw:frame>Par conséquent, les lignes de texte suivantes ont toutes le même effet (en supposant un seul paquet P).</text:p>
      <text:p text:style-name="P7"/>
      <text:p text:style-name="P99"><text:span text:style-name="T36"><text:s text:c="3"/>use</text:span> <text:span text:style-name="T102">P;</text:span></text:p>
      <text:p text:style-name="P99"><text:span text:style-name="T36"><text:s text:c="3"/>use</text:span> <text:span text:style-name="T102">P; </text:span><text:span text:style-name="T36">use</text:span><text:span text:style-name="T102"> P, </text:span><text:span text:style-name="T133">P</text:span><text:span text:style-name="T102">;</text:span></text:p>
      <text:p text:style-name="P62"/>
      <text:p text:style-name="P62"><draw:frame text:anchor-type="paragraph" draw:z-index="62" draw:name="Text Frame 49" draw:style-name="gr2" draw:text-style-name="P142" svg:width="0.348cm" svg:height="0.384cm" svg:x="9.999cm" svg:y="0cm"><draw:text-box><text:p><text:span text:style-name="T44">10</text:span></text:p></draw:text-box></draw:frame><text:span text:style-name="T20">Exemple </text:span><text:span text:style-name="T23">de noms en conflit dans deux packages</text:span><text:span text:style-name="T20"> </text:span><text:span text:style-name="T16">: </text:span></text:p>
      <text:p text:style-name="P62"/>
      <text:p text:style-name="P99"><text:span text:style-name="T33">procedure</text:span> <text:span text:style-name="T134">R</text:span> <text:span text:style-name="T33">is</text:span></text:p>
      <text:p text:style-name="P99"><text:span text:style-name="T33"><text:s text:c="2"/></text:span><text:span text:style-name="T37">package </text:span><text:span text:style-name="T4">TRAFFIC</text:span><text:span text:style-name="T37"> is</text:span></text:p>
      <text:p text:style-name="P99"><text:span text:style-name="T37"><text:s text:c="4"/>type </text:span><text:span text:style-name="T4">COLOR</text:span><text:span text:style-name="T37"> is</text:span><text:span text:style-name="T4"> (RED, AMBER, GREEN);</text:span></text:p>
      <text:p text:style-name="P99"><text:span text:style-name="T4"><text:s text:c="4"/>...</text:span></text:p>
      <text:p text:style-name="P108"><text:span text:style-name="T37"><text:s text:c="2"/>end </text:span><text:span text:style-name="T4">TRAFFIC;</text:span></text:p>
      <text:p text:style-name="P108"><text:span text:style-name="T4"/></text:p>
      <text:p text:style-name="P100"><text:span text:style-name="T33"><text:s text:c="2"/></text:span><text:span text:style-name="T37">package </text:span><text:span text:style-name="T5">WATER_COLORS</text:span><text:span text:style-name="T37"> is</text:span></text:p>
      <text:p text:style-name="P100"><text:span text:style-name="T37"><text:s text:c="4"/>type </text:span><text:span text:style-name="T4">COLOR</text:span><text:span text:style-name="T37"> is</text:span><text:span text:style-name="T4"> (</text:span><text:span text:style-name="T5">WHITE, </text:span><text:span text:style-name="T4">RED, </text:span><text:span text:style-name="T5">YELLOW, </text:span><text:span text:style-name="T4">GREEN, </text:span><text:span text:style-name="T5">BLUE, BROWN, BLACK</text:span><text:span text:style-name="T4">);</text:span></text:p>
      <text:p text:style-name="P100"><text:span text:style-name="T4"><text:s text:c="4"/>...</text:span></text:p>
      <text:p text:style-name="P109"><text:span text:style-name="T37"><text:s text:c="2"/>end </text:span><text:span text:style-name="T5">WATER_COLORS</text:span><text:span text:style-name="T4">;</text:span></text:p>
      <text:p text:style-name="P109"><text:span text:style-name="T4"/></text:p>
      <text:p text:style-name="P109"><text:span text:style-name="T4"><text:s text:c="2"/></text:span><text:span text:style-name="T38">use</text:span><text:span text:style-name="T6"> TRAFFIC;<text:tab/>-- COLOR, RED, AMBER et GREEN sont directement visibles</text:span></text:p>
      <text:p text:style-name="P110"><text:span text:style-name="T1"><text:s text:c="2"/></text:span><text:span text:style-name="T33">use</text:span><text:span text:style-name="T1"> WATER_COLORS;<text:tab/>-- deux homographes de GREEN sont directement visibles</text:span></text:p>
      <text:p text:style-name="P110"><text:span text:style-name="T1"><text:tab/><text:tab/>-- mais COLOR n’est plus directement visibles</text:span></text:p>
      <text:p text:style-name="P110"><text:span text:style-name="T1"><text:s text:c="2"/></text:span><text:span text:style-name="T33">subtype</text:span><text:span text:style-name="T1"> LIGHT<text:tab/></text:span><text:span text:style-name="T33">is</text:span><text:span text:style-name="T1"> <text:s/></text:span><text:span text:style-name="T4">TRAFFIC.COLOR;<text:tab/><text:tab/>-- </text:span><text:span text:style-name="T1">sous-types utilisés en</text:span></text:p>
      <text:p text:style-name="P110"><text:span text:style-name="T33"><text:s text:c="2"/>subtype</text:span><text:span text:style-name="T1"> SHADE<text:tab/></text:span><text:span text:style-name="T33">is</text:span><text:span text:style-name="T1"> <text:s/></text:span><text:span text:style-name="T5">WATER_COLORS</text:span><text:span text:style-name="T4">.COLOR;</text:span><text:span text:style-name="T1"><text:tab/>-- résolution des noms de</text:span></text:p>
      <text:p text:style-name="P110"><text:span text:style-name="T1"><text:tab/><text:tab/><text:tab/><text:tab/><text:tab/>-- type COLOR en conflit</text:span></text:p>
      <text:p text:style-name="P110"><text:span text:style-name="T1"><text:s text:c="2"/></text:span><text:span text:style-name="T7">SIGNAL : LIGHT;</text:span></text:p>
      <text:p text:style-name="P110"><text:span text:style-name="T7"><text:s text:c="2"/>PAINT  : SHADE;</text:span></text:p>
      <text:p text:style-name="P97"><text:span text:style-name="T134">b</text:span>egin</text:p>
      <text:p text:style-name="P111"><text:span text:style-name="T1"><text:s text:c="2"/>SIGNAL := GREEN;<text:tab/>-- celui de TRAFFIC;</text:span></text:p>
      <text:p text:style-name="P111"><text:span text:style-name="T1"><text:s text:c="2"/>PAINT <text:s/>:= GREEN;<text:tab/>-- celui de <text:s/></text:span><text:span text:style-name="T5">WATER_COLORS</text:span></text:p>
      <text:p text:style-name="P111"><text:span text:style-name="T33">end</text:span><text:span text:style-name="T1"> R;</text:span></text:p>
      <text:p text:style-name="P63"/>
      <text:p text:style-name="P63"><draw:frame text:anchor-type="paragraph" draw:z-index="63" draw:name="Text Frame 50" draw:style-name="gr2" draw:text-style-name="P142" svg:width="0.348cm" svg:height="0.384cm" svg:x="9.999cm" svg:y="0cm"><draw:text-box><text:p><text:span text:style-name="T44">11</text:span></text:p></draw:text-box></draw:frame><text:span text:style-name="T20">Exemple </text:span><text:span text:style-name="T23">d’</text:span><text:span text:style-name="T24">identification de nom avec une clause use </text:span><text:span text:style-name="T16">: </text:span></text:p>
      <text:p text:style-name="P63"/>
      <text:p text:style-name="P101"><text:span text:style-name="T37"><text:s text:c="2"/>package </text:span><text:span text:style-name="T8">D</text:span><text:span text:style-name="T37"> is</text:span></text:p>
      <text:p text:style-name="P106"><text:s text:c="4"/><text:span text:style-name="T135">T, U</text:span>, <text:span text:style-name="T135">V</text:span> : <text:span text:style-name="T102">BOOLEAN</text:span>;</text:p>
      <text:p text:style-name="P112"><text:s text:c="2"/><text:span text:style-name="T37">end</text:span><text:span text:style-name="T4"> </text:span><text:span text:style-name="T8">D</text:span><text:span text:style-name="T4">;</text:span></text:p>
      <text:p text:style-name="P112"><text:span text:style-name="T4"/></text:p>
      <text:p text:style-name="P112"><text:span text:style-name="T4"><text:s text:c="2"/></text:span><text:span text:style-name="T40">with</text:span><text:span text:style-name="T10"> D;</text:span></text:p>
      <text:p text:style-name="P106"><text:span text:style-name="T33"><text:s text:c="2"/>procedure</text:span> <text:span text:style-name="T136">P</text:span> <text:span text:style-name="T33">is</text:span></text:p>
      <text:p text:style-name="P102"><text:span text:style-name="T37"><text:s text:c="4"/>package </text:span><text:span text:style-name="T9">E</text:span><text:span text:style-name="T37"> is</text:span></text:p>
      <text:p text:style-name="P106"><text:s text:c="6"/><text:span text:style-name="T136">B, W, V</text:span> : <text:span text:style-name="T136">INTEGER</text:span>;</text:p>
      <text:p text:style-name="P113"><text:span text:style-name="T37"><text:s text:c="4"/>end</text:span><text:span text:style-name="T4"> </text:span><text:span text:style-name="T9">E</text:span><text:span text:style-name="T4">;</text:span></text:p>
      <text:p text:style-name="P113"><text:span text:style-name="T4"/></text:p>
      <text:p text:style-name="P113"><text:span text:style-name="T37"><text:s text:c="4"/>procedure</text:span><text:span text:style-name="T4"> </text:span><text:span text:style-name="T9">Q</text:span><text:span text:style-name="T4"> </text:span><text:span text:style-name="T37">is</text:span></text:p>
      <text:p text:style-name="P106"><text:s text:c="6"/><text:span text:style-name="T136">T, X</text:span> : <text:span text:style-name="T136">REAL</text:span>;</text:p>
      <text:p text:style-name="P106"><text:s text:c="6"/><text:span text:style-name="T39">use</text:span><text:span text:style-name="T136"> D, E;</text:span></text:p>
      <text:p text:style-name="P106"><text:s text:c="4"/><text:span text:style-name="T33">begin</text:span></text:p>
      <text:p text:style-name="P106"><text:span text:style-name="T33"><text:s text:c="6"/></text:span>-- <text:span text:style-name="T136">le nom T </text:span><text:span text:style-name="T102">signifie Q.</text:span><text:span text:style-name="T136">T et non pas D.T</text:span></text:p>
      <text:p text:style-name="P106"><text:s text:c="6"/>-- <text:span text:style-name="T136">le nom U signifie D.U</text:span></text:p>
      <text:p text:style-name="P113"><text:s text:c="6"/>-- <text:span text:style-name="T136">le nom B signifie E.B</text:span></text:p>
      <text:p text:style-name="P113"><text:s text:c="6"/>-- <text:span text:style-name="T136">le nom W signifie E.W</text:span></text:p>
      <text:p text:style-name="P113"><text:s text:c="6"/>-- <text:span text:style-name="T136">le nom X signifie Q.X</text:span></text:p>
      <text:p text:style-name="P113"><text:s text:c="6"/>-- <text:span text:style-name="T136">le nom V est illicite : D.V ou E.V doit être utilisé</text:span></text:p>
      <text:p text:style-name="P113"><text:s text:c="4"/><text:span text:style-name="T33">end</text:span><text:span text:style-name="T1"> </text:span><text:span text:style-name="T9">Q</text:span><text:span text:style-name="T33">;</text:span></text:p>
      <text:p text:style-name="P106"><text:span text:style-name="T34">begin</text:span></text:p>
      <text:p text:style-name="P106"><text:span text:style-name="T34"><text:s text:c="2"/>...</text:span></text:p>
      <text:p text:style-name="P106"><text:span text:style-name="T33">end</text:span><text:span text:style-name="T1"> </text:span><text:span text:style-name="T9">P</text:span>;</text:p>
      <text:p text:style-name="P107"/>
      <text:p text:style-name="P62"/>
      <text:p text:style-name="P64"><draw:frame text:anchor-type="paragraph" draw:z-index="64" draw:name="Text Frame 52" draw:style-name="gr1" draw:text-style-name="P142" svg:width="0.348cm" svg:height="0.384cm" svg:x="-0.499cm" svg:y="0cm"><draw:text-box><text:p><text:span text:style-name="T44">12</text:span></text:p></draw:text-box></draw:frame><text:span text:style-name="T16">Références :</text:span> unité de compilation 10.1, clause <text:span text:style-name="T137">de </text:span>context<text:span text:style-name="T137">e</text:span> 10.1, déclaration 3.1, élément déclaratif 3.9, région déclarative 8.1, visibilité directe 8.3, élaboration 3.1 3.9, l'élaboration n'a pas d'autre effet 3.1, spécification <text:span text:style-name="T137">de </text:span>littéral énumér<text:span text:style-name="T137">é</text:span> 3.5.1, étend 8.1, cache 8.3, homographe 8.3, identifiant 2.3, portée immédiate 8.2, nom 4.1, se produit immédiatement dans 8.1, package 7, portée 8.2, déclaration de sous-programme 6.1, partie visible 7.2 <text:s/></text:p>
      <text:p text:style-name="P7"/>
      <text:list text:continue-list="list155236794259820" text:style-name="Numbering_20_123">
        <text:list-item>
          <text:list>
            <text:list-item>
              <text:h text:style-name="P16" text:outline-level="2"><text:span text:style-name="T138">Déclarations de renommage</text:span> </text:h>
            </text:list-item>
          </text:list>
        </text:list-item>
      </text:list>
      <text:p text:style-name="P7"/>
      <text:p text:style-name="P65"><draw:frame text:anchor-type="paragraph" draw:z-index="65" draw:name="Text Frame 53" draw:style-name="gr1" draw:text-style-name="P142" svg:width="0.348cm" svg:height="0.384cm" svg:x="-0.499cm" svg:y="0cm"><draw:text-box><text:p><text:span text:style-name="T44">1</text:span></text:p></draw:text-box></draw:frame>Une déclaration de <text:span text:style-name="T139">renommage</text:span> déclare un autre nom pour une entité.</text:p>
      <text:p text:style-name="P7"/>
      <text:p text:style-name="P67"/>
      <text:p text:style-name="P68"><draw:frame text:anchor-type="paragraph" draw:z-index="66" draw:name="Text Frame 54" draw:style-name="gr1" draw:text-style-name="P142" svg:width="0.348cm" svg:height="0.384cm" svg:x="-0.499cm" svg:y="0cm"><draw:text-box><text:p><text:span text:style-name="T44">2</text:span></text:p></draw:text-box></draw:frame><text:tab/><text:span text:style-name="T140">r</text:span>enaming_declaration ::=</text:p>
      <text:p text:style-name="P69"><text:tab/><text:tab/> <text:s/>identifi<text:span text:style-name="T140">er</text:span> : type_mark<text:tab/><text:span text:style-name="T41">renames</text:span> <text:span text:style-name="T16">object</text:span>_name;</text:p>
      <text:p text:style-name="P69"><text:tab/><text:tab/>| identifi<text:span text:style-name="T140">er</text:span> : <text:span text:style-name="T33">exception</text:span><text:tab/><text:span text:style-name="T41">renames</text:span> <text:span text:style-name="T16">exception</text:span>_name;</text:p>
      <text:p text:style-name="P69"><text:tab/><text:tab/>| <text:span text:style-name="T33">package</text:span> identifi<text:span text:style-name="T140">er<text:tab/></text:span><text:span text:style-name="T41">renames</text:span> <text:span text:style-name="T16">package</text:span>_name;</text:p>
      <text:p text:style-name="P69"><text:tab/><text:tab/><text:span text:style-name="T140">| </text:span>subprogram_sp<text:span text:style-name="T140">e</text:span>cification <text:span text:style-name="T41">renames</text:span> <text:span text:style-name="T16">subprogram_or_entry</text:span>_name;</text:p>
      <text:p text:style-name="P67"/>
      <text:p text:style-name="P67"/>
      <text:p text:style-name="P66"><draw:frame text:anchor-type="paragraph" draw:z-index="67" draw:name="Text Frame 57" draw:style-name="gr1" draw:text-style-name="P142" svg:width="0.348cm" svg:height="0.384cm" svg:x="-0.499cm" svg:y="0cm"><draw:text-box><text:p><text:span text:style-name="T44">3</text:span></text:p></draw:text-box></draw:frame>L'élaboration d'une déclaration de renommage évalue le nom qui suit le mot réservé «<text:span text:style-name="T33"> </text:span><text:span text:style-name="T41">renames </text:span><text:span text:style-name="T140">»</text:span> et détermine ainsi l'entité désignée par ce nom (l’entité renommée). À tout <text:span text:style-name="T140">endroit</text:span> où une déclaration de renommage est visible, l'identifiant, ou <text:span text:style-name="T140">le </text:span>symbole opérateur de cette déclaration désigne l’entité renommée.</text:p>
      <text:p text:style-name="P7"/>
      <text:p text:style-name="P70"><draw:frame text:anchor-type="paragraph" draw:z-index="68" draw:name="Text Frame 58" draw:style-name="gr1" draw:text-style-name="P142" svg:width="0.348cm" svg:height="0.384cm" svg:x="-0.499cm" svg:y="0cm"><draw:text-box><text:p><text:span text:style-name="T44">4</text:span></text:p></draw:text-box></draw:frame>La première forme de déclaration de renommage est utilisée pour renommer des objets. L'entité renommée doit être un objet <text:span text:style-name="T141">appartenant au</text:span> type de base de la marque de type. Les propriétés de l'objet renommé ne sont pas affectées par le <text:span text:style-name="T141">renommage</text:span>. En particulier, sa valeur et s<text:span text:style-name="T142">on caractère </text:span>constant ne sont pas <text:span text:style-name="T142">affect</text:span>és ; de même, les contraintes qui s'appliquent à un objet ne sont pas affecté<text:span text:style-name="T142">es</text:span> par le renommage (toute contrainte impliquée par la marque de type du la déclaration de changement de nom est ignorée). La déclaration de <text:span text:style-name="T142">renommage</text:span> est <text:span text:style-name="T142">licite </text:span>uniquement si exactement un objet <text:span text:style-name="T142">possède</text:span> ce type et peut être désigné par le nom de l'objet.</text:p>
      <text:p text:style-name="P70"/>
      <text:p text:style-name="P71"><draw:frame text:anchor-type="paragraph" draw:z-index="69" draw:name="Text Frame 59" draw:style-name="gr1" draw:text-style-name="P142" svg:width="0.348cm" svg:height="0.384cm" svg:x="-0.499cm" svg:y="0cm"><draw:text-box><text:p><text:span text:style-name="T44">5</text:span></text:p></draw:text-box></draw:frame>Les restrictions suivantes s'appliquent au <text:span text:style-name="T143">renommage</text:span> d'un<text:span text:style-name="T143">e</text:span> sous-composant<text:span text:style-name="T143">e</text:span> qui dépend de discriminants d’une variable. Le <text:span text:style-name="T143">renommage</text:span> n'est pas autorisé si le sous-type de la variable, tel que défini dans une déclaration d'objet correspondante, <text:span text:style-name="T143">une</text:span> déclaration de composant<text:span text:style-name="T143">e</text:span>, ou <text:span text:style-name="T143">une </text:span>indication de sous-type de composant<text:span text:style-name="T143">e</text:span>, est un <text:span text:style-name="T143">type non </text:span>contraint ; ou si la variable est un objet formel générique (de mode <text:span text:style-name="T33">in out</text:span>). De même si la variable est un paramètre formel, le <text:span text:style-name="T143">renommage</text:span> n'est pas autorisé si la marque de type donnée dans la spécification du paramètre indique un <text:span text:style-name="T143">t</text:span>ype n<text:span text:style-name="T143">on </text:span>contrain<text:span text:style-name="T143">t</text:span> dont les discriminants ont des expressions par défaut.</text:p>
      <text:p text:style-name="P71"/>
      <text:p text:style-name="P72"><draw:frame text:anchor-type="paragraph" draw:z-index="70" draw:name="Text Frame 60" draw:style-name="gr1" draw:text-style-name="P142" svg:width="0.348cm" svg:height="0.384cm" svg:x="-0.499cm" svg:y="0cm"><draw:text-box><text:p><text:span text:style-name="T44">6</text:span></text:p></draw:text-box></draw:frame>La deuxième forme de déclaration de <text:span text:style-name="T143">renommage</text:span> est utilisée pour renommer des exceptions ; la troisième forme, pour le renommage des packages.</text:p>
      <text:p text:style-name="P72"/>
      <text:p text:style-name="P73"><draw:frame text:anchor-type="paragraph" draw:z-index="71" draw:name="Text Frame 61" draw:style-name="gr1" draw:text-style-name="P142" svg:width="0.348cm" svg:height="0.384cm" svg:x="-0.499cm" svg:y="0cm"><draw:text-box><text:p><text:span text:style-name="T44">7</text:span></text:p></draw:text-box></draw:frame>La dernière forme de déclaration <text:span text:style-name="T143">renommage</text:span> est utilisée pour renommer <text:span text:style-name="T144">les </text:span>sous-programmes et <text:span text:style-name="T144">les </text:span>entrées. Le sous-programme ou l'entrée renommé<text:span text:style-name="T144">s</text:span> et le la spécification d<text:span text:style-name="T144">e</text:span> sous-programme donnée dans la déclaration de <text:span text:style-name="T144">renommage</text:span> doi<text:span text:style-name="T144">ven</text:span>t avoir le même profil de paramètre et de type de résultat (voir 6.6). La déclaration de <text:span text:style-name="T143">renommage</text:span> n'est <text:span text:style-name="T144">licite</text:span> que si exactement un sous-programme ou une entrée visible satisfait aux exigences ci-dessus et peut être désigné par nom <text:span text:style-name="T144">donné de</text:span> sous-programme ou <text:span text:style-name="T144">d</text:span>'entrée. De plus, les modes de paramètres doivent être identiques pour les paramètres formels qui sont à la même position de paramètre.</text:p>
      <text:p text:style-name="P73"/>
      <text:p text:style-name="P74"><draw:frame text:anchor-type="paragraph" draw:z-index="72" draw:name="Text Frame 62" draw:style-name="gr1" draw:text-style-name="P142" svg:width="0.348cm" svg:height="0.384cm" svg:x="-0.499cm" svg:y="0cm"><draw:text-box><text:p><text:span text:style-name="T44">8</text:span></text:p></draw:text-box></draw:frame>Les sous-types des paramètres et <text:span text:style-name="T145">du</text:span> résultat (le cas échéant) d'un sous-programme ou <text:span text:style-name="T145">d’une </text:span>entrée renommé<text:span text:style-name="T145">s</text:span> ne sont pas affectés par le <text:span text:style-name="T143">renommage</text:span>. Ces sous-types sont ceux donnés dans la déclaration de sous-programme d'origine, l'instan<text:span text:style-name="T146">t</text:span>iation générique ou l<text:span text:style-name="T146">a déclaration d</text:span>'entrée (pas celles de la déclaration de renommage) ; même pour les appels utilis<text:span text:style-name="T146">ant</text:span> le nouveau nom. En revanche, une déclaration de renommage peut introduire <text:span text:style-name="T147">des </text:span>noms de paramètres et <text:span text:style-name="T147">des </text:span>expressions par défaut qui diffèrent de ceux du sous-programme renommé ; <text:span text:style-name="T147">les </text:span>associations nommées d'appels avec le nouveau <text:span text:style-name="T147">nom de </text:span>sous-programme doi<text:span text:style-name="T147">ven</text:span>t utiliser le nouveau nom du paramètre ; <text:span text:style-name="T147">les </text:span>appels avec l'ancien nom de sous-programme doi<text:span text:style-name="T147">ven</text:span>t utiliser les anciens noms de paramètres.</text:p>
      <text:p text:style-name="P8"><text:s text:c="6"/></text:p>
      <text:p text:style-name="P75"><draw:frame text:anchor-type="paragraph" draw:z-index="73" draw:name="Text Frame 63" draw:style-name="gr2" draw:text-style-name="P142" svg:width="0.348cm" svg:height="0.384cm" svg:x="9.999cm" svg:y="0cm"><draw:text-box><text:p><text:span text:style-name="T44">9</text:span></text:p></draw:text-box></draw:frame>Une procédure ne peut être renommée qu'en procédure. <text:span text:style-name="T148">U</text:span>ne fonction, <text:span text:style-name="T148">ou un </text:span>opérateur, peu<text:span text:style-name="T148">ven</text:span>t être renommé<text:span text:style-name="T148">s</text:span> en tant que <text:span text:style-name="T148">respectivement </text:span>fonction ou opérateur ; pour renommer en tant qu'opérateur, la spécification du sous-programme donnée dans le <text:span text:style-name="T148">renommage</text:span> est soumise aux règles indiquées à la section 6.7 pour l<text:span text:style-name="T148">es déclarations d’</text:span>opérateur<text:span text:style-name="T148">s</text:span>. Les littéraux énumér<text:span text:style-name="T149">és</text:span> peuvent être renommés en fonctions ; de même, les attributs définis comme fonctions (tels que SUCC et PRED) peuvent être renommé en fonctions. Une entrée ne peut être renommée qu<text:span text:style-name="T149">e comme une </text:span>procédure ; le nouveau nom ne peut apparaître que dans des contextes autorisant un nom de procédure. Une entrée d'une famille peut être renommée, mais une famille d'entrées ne peut pas être renommée dans son ensemble. <text:s text:c="41"/></text:p>
      <text:p text:style-name="P7"/>
      <text:p text:style-name="P76"><draw:frame text:anchor-type="paragraph" draw:z-index="74" draw:name="Text Frame 64" draw:style-name="gr2" draw:text-style-name="P142" svg:width="0.348cm" svg:height="0.384cm" svg:x="9.999cm" svg:y="0cm"><draw:text-box><text:p><text:span text:style-name="T44">10</text:span></text:p></draw:text-box></draw:frame><text:span text:style-name="T20">Exemple</text:span><text:span text:style-name="T25">s</text:span><text:span text:style-name="T24"> </text:span><text:span text:style-name="T16">: </text:span></text:p>
      <text:p text:style-name="P76"/>
      <text:p text:style-name="P103"><text:span text:style-name="T37"><text:s text:c="2"/></text:span><text:span text:style-name="T42">declare</text:span><text:span text:style-name="T37"> </text:span></text:p>
      <text:p text:style-name="P103"><text:span text:style-name="T37"><text:s text:c="4"/></text:span><text:span text:style-name="T11">L :PERSON </text:span><text:span text:style-name="T42">renames </text:span><text:span text:style-name="T11">LEFTMOST_PERSON;<text:tab/>-- see 3.8.1</text:span></text:p>
      <text:p text:style-name="P103"><text:span text:style-name="T37"><text:s text:c="2"/></text:span><text:span text:style-name="T42">begin</text:span></text:p>
      <text:p text:style-name="P114"><text:s text:c="4"/><text:span text:style-name="T150">L.AGE := L.AGE + 1;</text:span></text:p>
      <text:p text:style-name="P114"><text:s text:c="2"/><text:span text:style-name="T37">end</text:span><text:span text:style-name="T4">;</text:span></text:p>
      <text:p text:style-name="P114"><text:span text:style-name="T4"/></text:p>
      <text:p text:style-name="P114"><text:span text:style-name="T4"><text:s text:c="2"/></text:span><text:span text:style-name="T11">FULL : </text:span><text:span text:style-name="T42">exception renames</text:span><text:span text:style-name="T11"> TABLE.MANAGER.TABLE_FULL;<text:tab/>see 7.5</text:span></text:p>
      <text:p text:style-name="P114"><text:span text:style-name="T11"/></text:p>
      <text:p text:style-name="P103"><text:span text:style-name="T37"><text:s text:c="2"/>package </text:span><text:span text:style-name="T11">TM</text:span><text:span text:style-name="T37"> </text:span><text:span text:style-name="T42">renames </text:span><text:span text:style-name="T11">TABLE.MANAGER;</text:span></text:p>
      <text:p text:style-name="P103"><text:span text:style-name="T11"/></text:p>
      <text:p text:style-name="P114"><text:span text:style-name="T4"><text:s text:c="2"/></text:span><text:span text:style-name="T42">function</text:span><text:span text:style-name="T10"> </text:span><text:span text:style-name="T11">REAL_PLUS( LEFT, RIGHT :REAL )</text:span><text:span text:style-name="T40">  <text:s text:c="2"/></text:span><text:span text:style-name="T42">return</text:span><text:span text:style-name="T11"> REAL renames </text:span><text:span text:style-name="T151">"</text:span><text:span text:style-name="T11">+</text:span><text:span text:style-name="T151">"</text:span><text:span text:style-name="T10">;</text:span></text:p>
      <text:p text:style-name="P114"><text:span text:style-name="T4"><text:s text:c="2"/></text:span><text:span text:style-name="T42">function</text:span><text:span text:style-name="T10"> </text:span><text:span text:style-name="T11">INT_PLUS ( LEFT, RIGHT :INTEGER )</text:span><text:span text:style-name="T40"> </text:span><text:span text:style-name="T42">return</text:span><text:span text:style-name="T11"> INTEGER renames </text:span><text:span text:style-name="T151">"</text:span><text:span text:style-name="T11">+</text:span><text:span text:style-name="T151">"</text:span><text:span text:style-name="T10">;</text:span></text:p>
      <text:p text:style-name="P114"><text:span text:style-name="T31"/></text:p>
      <text:p text:style-name="P114"><text:span text:style-name="T4"><text:s text:c="2"/></text:span><text:span text:style-name="T42">function</text:span><text:span text:style-name="T10"> </text:span><text:span text:style-name="T11">ROUGE</text:span><text:span text:style-name="T40"> </text:span><text:span text:style-name="T42">return</text:span><text:span text:style-name="T11"> COLOR </text:span><text:span text:style-name="T42">renames</text:span><text:span text:style-name="T11"> </text:span><text:span text:style-name="T151">RED</text:span><text:span text:style-name="T10">;<text:tab/>--</text:span><text:span text:style-name="T11">see 3.5.1</text:span></text:p>
      <text:p text:style-name="P114"><text:span text:style-name="T4"><text:s text:c="2"/></text:span><text:span text:style-name="T42">function</text:span><text:span text:style-name="T10"> </text:span><text:span text:style-name="T11">ROT</text:span><text:span text:style-name="T40">  <text:s/></text:span><text:span text:style-name="T42">return</text:span><text:span text:style-name="T11"> COLOR </text:span><text:span text:style-name="T42">renames</text:span><text:span text:style-name="T11"> </text:span><text:span text:style-name="T151">RED</text:span><text:span text:style-name="T10">;<text:tab/>--</text:span><text:span text:style-name="T11">see 3.5.1</text:span></text:p>
      <text:p text:style-name="P114"><text:span text:style-name="T4"><text:s text:c="2"/></text:span><text:span text:style-name="T42">function</text:span><text:span text:style-name="T10"> </text:span><text:span text:style-name="T11">ROSSO</text:span><text:span text:style-name="T40"> </text:span><text:span text:style-name="T42">return</text:span><text:span text:style-name="T11"> COLOR </text:span><text:span text:style-name="T42">renames</text:span><text:span text:style-name="T11"> </text:span><text:span text:style-name="T151">ROUGE</text:span><text:span text:style-name="T10">;<text:tab/>--</text:span><text:span text:style-name="T11">see 3.5.1</text:span></text:p>
      <text:p text:style-name="P114"><text:span text:style-name="T31"/></text:p>
      <text:p text:style-name="P115"><text:span text:style-name="T4"><text:s text:c="2"/></text:span><text:span text:style-name="T42">function</text:span><text:span text:style-name="T10"> </text:span><text:span text:style-name="T12">NEXT( X :COLOR )</text:span><text:span text:style-name="T40"> </text:span><text:span text:style-name="T42">return</text:span><text:span text:style-name="T11"> COLOR </text:span><text:span text:style-name="T42">renames</text:span><text:span text:style-name="T11"> </text:span><text:span text:style-name="T152">COLOR’SUCC</text:span><text:span text:style-name="T10">; --</text:span><text:span text:style-name="T11">see 3.5.</text:span><text:span text:style-name="T12">5</text:span></text:p>
      <text:p text:style-name="P77"/>
      <text:p text:style-name="P77"><draw:frame text:anchor-type="paragraph" draw:z-index="75" draw:name="Text Frame 65" draw:style-name="gr2" draw:text-style-name="P142" svg:width="0.348cm" svg:height="0.384cm" svg:x="9.999cm" svg:y="0cm"><draw:text-box><text:p><text:span text:style-name="T44">11</text:span></text:p></draw:text-box></draw:frame><text:span text:style-name="T20">Exemple</text:span><text:span text:style-name="T25"> </text:span><text:span text:style-name="T26">d’un renommage avec nouveaux noms de paramètres</text:span><text:span text:style-name="T24"> </text:span><text:span text:style-name="T16">: </text:span></text:p>
      <text:p text:style-name="P77"/>
      <text:p text:style-name="P115"><text:span text:style-name="T4"><text:s text:c="2"/></text:span><text:span text:style-name="T42">function</text:span><text:span text:style-name="T10"> </text:span><text:span text:style-name="T151">"</text:span><text:span text:style-name="T152">*</text:span><text:span text:style-name="T151">" </text:span><text:span text:style-name="T12">( X,Y :VECTOR )</text:span><text:span text:style-name="T40"> </text:span><text:span text:style-name="T42">return</text:span><text:span text:style-name="T11"> </text:span><text:span text:style-name="T12">REAL</text:span><text:span text:style-name="T11"> </text:span><text:span text:style-name="T42">renames</text:span><text:span text:style-name="T11"> </text:span><text:span text:style-name="T152">DOT_PRODUCT</text:span><text:span text:style-name="T10">; --</text:span><text:span text:style-name="T11">see </text:span><text:span text:style-name="T12">6.1</text:span></text:p>
      <text:p text:style-name="P77"/>
      <text:p text:style-name="P77"><draw:frame text:anchor-type="paragraph" draw:z-index="76" draw:name="Text Frame 66" draw:style-name="gr2" draw:text-style-name="P142" svg:width="0.348cm" svg:height="0.384cm" svg:x="9.999cm" svg:y="0cm"><draw:text-box><text:p><text:span text:style-name="T44">12</text:span></text:p></draw:text-box></draw:frame><text:span text:style-name="T20">Exemple</text:span><text:span text:style-name="T25"> </text:span><text:span text:style-name="T26">d’un renommage avec nouvelle expression par défaut </text:span><text:span text:style-name="T16">: </text:span></text:p>
      <text:p text:style-name="P77"/>
      <text:p text:style-name="P115"><text:span text:style-name="T4"><text:s text:c="2"/></text:span><text:span text:style-name="T42">function</text:span><text:span text:style-name="T10"> </text:span><text:span text:style-name="T152">MINIMUM</text:span><text:span text:style-name="T12">( L :LINK := HEAD )</text:span><text:span text:style-name="T40"> </text:span><text:span text:style-name="T42">return</text:span><text:span text:style-name="T11"> </text:span><text:span text:style-name="T12">CELL</text:span><text:span text:style-name="T11"> </text:span><text:span text:style-name="T42">renames</text:span><text:span text:style-name="T11"> </text:span><text:span text:style-name="T152">MIN_CELL</text:span><text:span text:style-name="T10">; --</text:span><text:span text:style-name="T11">see </text:span><text:span text:style-name="T12">6.1</text:span></text:p>
      <text:p text:style-name="P77"/>
      <text:p text:style-name="P77"><text:span text:style-name="T26">Notes </text:span><text:span text:style-name="T16">: </text:span></text:p>
      <text:p text:style-name="P115"><text:span text:style-name="T33"/></text:p>
      <text:p text:style-name="P7"><draw:frame text:anchor-type="paragraph" draw:z-index="77" draw:name="Text Frame 67" draw:style-name="gr2" draw:text-style-name="P142" svg:width="0.348cm" svg:height="0.384cm" svg:x="9.999cm" svg:y="0cm"><draw:text-box><text:p><text:span text:style-name="T44">13</text:span></text:p></draw:text-box></draw:frame>Renommer peut être utilisé pour résoudre des conflits de noms et pour servir de raccourci. Renommer avec un identifiant ou un symbole d'opérateur différent ne masque pas l’ancien nom ; le nouveau et l'ancien nom ne doivent pas nécessairement être visibles <text:span text:style-name="T154">aux</text:span> même<text:span text:style-name="T154">s</text:span> <text:span text:style-name="T154">endroi</text:span>ts. Les attributs POS et VAL ne peuvent pas être renommés car <text:span text:style-name="T154">l</text:span>es spécifications correspondantes ne peuvent pas être écrites ; il en va de même pour l<text:span text:style-name="T154">es </text:span>opérateurs de multiplication prédéfinis avec un résultat <text:span text:style-name="T16">universal_fixed</text:span>. <text:s/></text:p>
      <text:p text:style-name="P7"/>
      <text:p text:style-name="P7"><draw:frame text:anchor-type="paragraph" draw:z-index="78" draw:name="Text Frame 68" draw:style-name="gr2" draw:text-style-name="P142" svg:width="0.348cm" svg:height="0.384cm" svg:x="9.999cm" svg:y="0cm"><draw:text-box><text:p><text:span text:style-name="T44">14</text:span></text:p></draw:text-box></draw:frame>Les appels avec le nouveau nom d'une entrée renommée sont des <text:span text:style-name="T155">instructions d’</text:span>appel de procédure et ne sont pas autorisés aux endroits où la syntaxe <text:span text:style-name="T155">exige</text:span> un<text:span text:style-name="T155">e instruction</text:span> <text:span text:style-name="T155">d’</text:span>appel d'entrée dans les appels d'entrée conditionnels et temporisés ; de même, l'attribut <text:span text:style-name="T155">COUNT </text:span>n'est pas disponible pour le nouveau nom. <text:s text:c="2"/></text:p>
      <text:p text:style-name="P7"/>
      <text:p text:style-name="P7"><draw:frame text:anchor-type="paragraph" draw:z-index="79" draw:name="Text Frame 69" draw:style-name="gr2" draw:text-style-name="P142" svg:width="0.348cm" svg:height="0.384cm" svg:x="9.999cm" svg:y="0cm"><draw:text-box><text:p><text:span text:style-name="T44">15</text:span></text:p></draw:text-box></draw:frame>Un objet tâche déclaré par une déclaration d'objet peut être renommé en un objet. Cependant, une <text:span text:style-name="T156">unique</text:span> tâche ne peut pas être renommée puisque le type de tâche correspondant est anonyme. Pour des raisons similaires, un objet d'un type tableau anonyme ne peut pas être renommé. Aucune forme syntaxique n'existe pour renommer une unité générique.</text:p>
      <text:p text:style-name="P7"/>
      <text:p text:style-name="P7"><draw:frame text:anchor-type="paragraph" draw:z-index="80" draw:name="Text Frame 70" draw:style-name="gr2" draw:text-style-name="P142" svg:width="0.348cm" svg:height="0.384cm" svg:x="9.999cm" svg:y="0cm"><draw:text-box><text:p><text:span text:style-name="T44">16</text:span></text:p></draw:text-box></draw:frame>Un sous-type peut être utilisé pour obtenir l'effet de renommer un type (y compris un type de tâche) comme dans</text:p>
      <text:p text:style-name="P78"/>
      <text:p text:style-name="P116"><text:span text:style-name="T4"><text:s text:c="2"/></text:span><text:span text:style-name="T43">subtype</text:span><text:span text:style-name="T10"> </text:span><text:span text:style-name="T13">MODE</text:span><text:span text:style-name="T151"> </text:span><text:span text:style-name="T43">is</text:span><text:span text:style-name="T11"> </text:span><text:span text:style-name="T153">TEXT_IO.FILE_MODE</text:span><text:span text:style-name="T10">;</text:span></text:p>
      <text:p text:style-name="P117"><text:span text:style-name="T10"/></text:p>
      <text:p text:style-name="P116"><text:span text:style-name="T12"/></text:p>
      <text:p text:style-name="P79"><draw:frame text:anchor-type="paragraph" draw:z-index="12" draw:name="Text Frame 79" draw:style-name="gr1" draw:text-style-name="P142" svg:width="0.348cm" svg:height="0.384cm" svg:x="-0.499cm" svg:y="0cm"><draw:text-box><text:p><text:span text:style-name="T44">17</text:span></text:p></draw:text-box></draw:frame><text:span text:style-name="T16">Références :</text:span> <text:span text:style-name="T157">allow</text:span> 1.6, attribut 4.1.4, type de base 3.3, <text:span text:style-name="T157">appel d’</text:span>entrée conditionnel 9.7.2, constante 3.2.1, sous-type contraint 3.3, contrainte 3.3, déclaration 3.1, expression par défaut 6.1, dépend d'un discriminant 3.7.1, discriminant 3.7.1, élaboration 3.1 3.9, entrée 9.5, appel d'entrée 9.5, instruction appel <text:span text:style-name="T157">d’entrée</text:span> 9.5, déclaration d'entrée 9.5, famille d'entrée 9.5, littéral énumér<text:span text:style-name="T157">é</text:span> 3.5.1, évaluation d'un nom 4.1, exception 11, paramètre formel 6.1, fonction 6.5, identifiant 2.3, légal 1.6, mode 6.1, nom 4.1, objet 3.2, déclaration d'objet 3.2, opérateur 6.7, déclaration d'opérateur 6.7, symbole d'opérateur 6.1, <text:span text:style-name="T157">package</text:span> 7, paramètre 6.2, spécification de paramètre 6.1, procédure 6.1, instruction appel de procédure 6.4, mot réservé 2.9, sous-composant<text:span text:style-name="T157">e</text:span> 3.3, sous-programme 6, appel de sous-programme 6.4, déclaration de sous-programme 6.1, spécification de sous-programme 6.1, sous-type 3.3.2, objet tâche 9.2, appel d'entrée <text:span text:style-name="T157">temporisé</text:span> 9.7.3, type 3.3, marque de type 3.3.2, variable 3.2.1, visibilité 8.3 <text:s text:c="3"/></text:p>
      <text:p text:style-name="P7"/>
      <text:list text:continue-numbering="true" text:style-name="Numbering_20_123">
        <text:list-item>
          <text:list>
            <text:list-item>
              <text:h text:style-name="P16" text:outline-level="2"><text:span text:style-name="T157">Le package Standard</text:span> </text:h>
            </text:list-item>
          </text:list>
        </text:list-item>
      </text:list>
      <text:p text:style-name="P7"/>
      <text:p text:style-name="P80"><draw:frame text:anchor-type="paragraph" draw:z-index="16" draw:name="Text Frame 85" draw:style-name="gr1" draw:text-style-name="P142" svg:width="0.348cm" svg:height="0.384cm" svg:x="-0.499cm" svg:y="0cm"><draw:text-box><text:p><text:span text:style-name="T44">1</text:span></text:p></draw:text-box></draw:frame><text:span text:style-name="T69">Les types prédéfinis (par exemple les types BOOLEAN, CHARACTER et INTEGER) </text:span>sont les types déclarés dans un package prédéfini appelé STANDARD ; ce package comprend également les déclarations de leurs opérations prédéfinies. Le package STANDARD est décrit en Annexe C. Hormis les types numériques prédéfinis, la spécification du package STANDARD doit être la même pour toutes les implémentations du langage. <text:s/></text:p>
      <text:p text:style-name="P7"/>
      <text:p text:style-name="P81"><draw:frame text:anchor-type="paragraph" draw:z-index="15" draw:name="Text Frame 84" draw:style-name="gr1" draw:text-style-name="P142" svg:width="0.348cm" svg:height="0.384cm" svg:x="-0.499cm" svg:y="0cm"><draw:text-box><text:p><text:span text:style-name="T44">2</text:span></text:p></draw:text-box></draw:frame>Le package STANDARD forme une région déclarative qui englobe chaque unité de <text:span text:style-name="T158">librairie</text:span> et par conséquent le programme principal ; la déclaration de chaque l'unité de <text:span text:style-name="T158">librairie</text:span> est supposée se produire immédiatement dans ce package. Les déclarations implicites des unités de <text:span text:style-name="T158">librairie</text:span> sont supposées être ordonnées dans un ordre <text:span text:style-name="T158">tel que </text:span>la portée d'une unité de <text:span text:style-name="T158">librairie</text:span> donnée inclut toute unité de compilation qui mentionne l<text:span text:style-name="T158">a dite </text:span>unité de <text:span text:style-name="T158">librairie</text:span> dans une clause with. Cependant, le<text:span text:style-name="T159">s</text:span> seules unités de <text:span text:style-name="T158">librairie</text:span> visibles dans une unité de compilation donnée sont les suivantes : <text:span text:style-name="T159">ce sont</text:span> les unités de <text:span text:style-name="T158">librairie</text:span> nommées par tou<text:span text:style-name="T159">tes l</text:span>es clauses <text:span text:style-name="T159">with </text:span>qui s'applique à l'unité donnée, et de plus, si l'unité donnée est une unité secondaire d'une unité de bibliothèque, <text:span text:style-name="T159">est</text:span> inclu<text:span text:style-name="T159">se</text:span> cette unité de bibliothèque.</text:p>
      <text:p text:style-name="P7"/>
      <text:p text:style-name="P9">Note<text:span text:style-name="T160">s </text:span>:</text:p>
      <text:p text:style-name="P7"/>
      <text:p text:style-name="P7"><draw:frame text:anchor-type="paragraph" draw:z-index="14" draw:name="Text Frame 83" draw:style-name="gr1" draw:text-style-name="P142" svg:width="0.348cm" svg:height="0.384cm" svg:x="-0.499cm" svg:y="0cm"><draw:text-box><text:p><text:span text:style-name="T44">3</text:span></text:p></draw:text-box></draw:frame>S<text:span text:style-name="T161">i</text:span> toutes les instructions bloc d'un programme sont nommées, alors le nom de chacune unité de programme peut toujours être écrite sous la forme d'un nom étendu commençant par STANDARD (sauf si ce package est lui-même caché).</text:p>
      <text:p text:style-name="P7"/>
      <text:p text:style-name="P82"><draw:frame text:anchor-type="paragraph" draw:z-index="81" draw:name="Text Frame 71" draw:style-name="gr1" draw:text-style-name="P142" svg:width="0.348cm" svg:height="0.384cm" svg:x="-0.499cm" svg:y="0cm"><draw:text-box><text:p><text:span text:style-name="T44">4</text:span></text:p></draw:text-box></draw:frame>Si un type est déclaré dans la partie visible d'un package de <text:span text:style-name="T158">librairie</text:span>, alors il est une conséquence des règles de visibilité qu'une opération de base (telle que <text:span text:style-name="T161">l’</text:span>affectation) pour ce type est directement visible aux endroits où le type lui-même n'est pas visible (que ce soit par sélection ou directement). Cependant ce<text:span text:style-name="T161">tte </text:span>opération ne peut être appliquée qu’<text:span text:style-name="T161">à des</text:span> opérandes visibles et la déclaration de ces opérandes <text:span text:style-name="T161">exige</text:span> la visibilité soit du type, soit d’un de ses sous-types. </text:p>
      <text:p text:style-name="P7"/>
      <text:p text:style-name="P83"><draw:frame text:anchor-type="paragraph" draw:z-index="13" draw:name="Text Frame 82" draw:style-name="gr1" draw:text-style-name="P142" svg:width="0.348cm" svg:height="0.384cm" svg:x="-0.499cm" svg:y="0cm"><draw:text-box><text:p><text:span text:style-name="T44">5</text:span></text:p></draw:text-box></draw:frame><text:span text:style-name="T16">Références :</text:span><text:span text:style-name="T107"> clause </text:span><text:span text:style-name="T109">with applicable </text:span><text:span text:style-name="T107">10.1.1, nom de bloc 5.6, instruction bloc 5.6, déclaration 3.1, région déclarative 8.1, nom étendu 4.1.3, masquage 8.3, identifiant 2.3, déclaration implicite 3.1, unité de </text:span><text:span text:style-name="T110">librairie</text:span><text:span text:style-name="T107"> 10.1, instruction </text:span><text:span text:style-name="T109">boucle</text:span><text:span text:style-name="T107"> 5.5, programme principal 10.1, doit 1.6, nom 4.1, se produire immédiatement dans 8.1, opérateur 6.7, package 7, unité de programme 6, unité secondaire 10.1, sous-type 3.3, type 3.3, visibilité 8.3, clause </text:span><text:span text:style-name="T109">with</text:span><text:span text:style-name="T107"> 10.1.1</text:span></text:p>
      <text:p text:style-name="P84"/>
      <text:list text:continue-numbering="true" text:style-name="Numbering_20_123">
        <text:list-item>
          <text:list>
            <text:list-item>
              <text:h text:style-name="P18" text:outline-level="2"><text:span text:style-name="T157">Le </text:span><text:span text:style-name="T162">contexte de résolution de surcharge</text:span></text:h>
            </text:list-item>
          </text:list>
        </text:list-item>
      </text:list>
      <text:p text:style-name="P84"/>
      <text:p text:style-name="P84"><draw:frame text:anchor-type="paragraph" draw:z-index="82" draw:name="Text Frame 72" draw:style-name="gr1" draw:text-style-name="P142" svg:width="0.348cm" svg:height="0.384cm" svg:x="-0.499cm" svg:y="0cm"><draw:text-box><text:p><text:span text:style-name="T44">1</text:span></text:p></draw:text-box></draw:frame><text:span text:style-name="T111">La surcharge est définie pour les sous-programmes, les littéraux d'énumér</text:span><text:span text:style-name="T112">és</text:span><text:span text:style-name="T111">, les opérateurs, et les entrées uniques, ainsi que pour les opérations inhérentes à plusieurs opérations de base telles que l'affectation, les tests d'a</text:span><text:span text:style-name="T112">ppartenance</text:span><text:span text:style-name="T111">, les allocateurs, le littéral null, les agrégats et les littéraux chaîne. </text:span></text:p>
      <text:p text:style-name="P85"><draw:frame text:anchor-type="paragraph" draw:z-index="83" draw:name="Text Frame 73" draw:style-name="gr2" draw:text-style-name="P142" svg:width="0.348cm" svg:height="0.384cm" svg:x="9.999cm" svg:y="0cm"><draw:text-box><text:p><text:span text:style-name="T44">2</text:span></text:p></draw:text-box></draw:frame><text:span text:style-name="T111">Pour les entités surchargées, la résolution de surcharge détermine la signification réelle qu'a une occurrence d'un identifi</text:span><text:span text:style-name="T113">cateur</text:span><text:span text:style-name="T111">, chaque fois que les règles de visibilité ont déterminé que plus d'une signification est acceptable à l'endroit de ce</text:span><text:span text:style-name="T113">tte</text:span><text:span text:style-name="T111"> occurrence ; la résolution de la surcharge détermine également la signification réelle d’une occurrence d'un opérateur ou d'une opération de base.</text:span></text:p>
      <text:p text:style-name="P84"><text:span text:style-name="T111"/></text:p>
      <text:p text:style-name="P84"><draw:frame text:anchor-type="paragraph" draw:z-index="84" draw:name="Text Frame 75" draw:style-name="gr2" draw:text-style-name="P142" svg:width="0.348cm" svg:height="0.384cm" svg:x="9.999cm" svg:y="0cm"><draw:text-box><text:p><text:span text:style-name="T44">3</text:span></text:p></draw:text-box></draw:frame><text:span text:style-name="T111">A un tel endroit, toutes les déclarations visibles sont prises en compte. </text:span><text:span text:style-name="T114">l’occurrence</text:span><text:span text:style-name="T111"> est </text:span><text:span text:style-name="T114">licite seulement </text:span><text:span text:style-name="T111">s’il existe exactement une interprétation de chaque constituant d</text:span><text:span text:style-name="T114">ans</text:span><text:span text:style-name="T111"> le contexte complet le plus intérieur ; un </text:span><text:span text:style-name="T27">contexte complet</text:span><text:span text:style-name="T111"> est l'un des suivant:</text:span></text:p>
      <text:p text:style-name="P84"/>
      <text:list text:continue-list="list155235815982796" text:style-name="List_20_1">
        <text:list-item>
          <text:p text:style-name="P123"><draw:frame text:anchor-type="paragraph" draw:z-index="85" draw:name="Text Frame 92" draw:style-name="gr2" draw:text-style-name="P142" svg:width="0.348cm" svg:height="0.384cm" svg:x="9.999cm" svg:y="0cm"><draw:text-box><text:p><text:span text:style-name="T44">4</text:span></text:p></draw:text-box></draw:frame><text:span text:style-name="T44">Une déclaration.</text:span></text:p>
        </text:list-item>
        <text:list-item>
          <text:p text:style-name="P123"><draw:frame text:anchor-type="paragraph" draw:z-index="86" draw:name="Text Frame 93" draw:style-name="gr2" draw:text-style-name="P142" svg:width="0.348cm" svg:height="0.384cm" svg:x="9.999cm" svg:y="0cm"><draw:text-box><text:p><text:span text:style-name="T44">5</text:span></text:p></draw:text-box></draw:frame><text:span text:style-name="T44">Une </text:span><text:span text:style-name="T61">instruction</text:span><text:span text:style-name="T44">.</text:span></text:p>
        </text:list-item>
        <text:list-item>
          <text:p text:style-name="P123"><draw:frame text:anchor-type="paragraph" draw:z-index="87" draw:name="Text Frame 94" draw:style-name="gr2" draw:text-style-name="P142" svg:width="0.348cm" svg:height="0.384cm" svg:x="9.999cm" svg:y="0cm"><draw:text-box><text:p><text:span text:style-name="T44">6</text:span></text:p></draw:text-box></draw:frame><text:span text:style-name="T44">Une </text:span><text:span text:style-name="T61">clause de représentation</text:span><text:span text:style-name="T44">.</text:span></text:p>
        </text:list-item>
      </text:list>
      <text:p text:style-name="P141"><text:span text:style-name="T44"/></text:p>
      <text:p text:style-name="P87"><draw:frame text:anchor-type="paragraph" draw:z-index="88" draw:name="Text Frame 95" draw:style-name="gr2" draw:text-style-name="P142" svg:width="0.348cm" svg:height="0.384cm" svg:x="9.999cm" svg:y="0cm"><draw:text-box><text:p><text:span text:style-name="T44">7</text:span></text:p></draw:text-box></draw:frame>Lorsqu’on considère les interprétations possibles d’un contexte complet, les seule<text:span text:style-name="T163">s</text:span> règles considérées sont les règles de syntaxe, les règles de portée et de visibilité, et les règles d<text:span text:style-name="T163">e la forme</text:span> décrit<text:span text:style-name="T163">e</text:span> ci-dessous.</text:p>
      <text:p text:style-name="P88"/>
      <text:list text:continue-list="list155235413310036" text:style-name="L1">
        <text:list-item text:start-value="1">
          <text:p text:style-name="P133"><draw:frame text:anchor-type="paragraph" draw:z-index="89" draw:name="Text Frame 96" draw:style-name="gr2" draw:text-style-name="P142" svg:width="0.348cm" svg:height="0.384cm" svg:x="9.999cm" svg:y="0cm"><draw:text-box><text:p><text:span text:style-name="T44">8</text:span></text:p></draw:text-box></draw:frame><text:span text:style-name="T44">Toute règle qui exige qu'un nom ou une expression ait un certain type, o</text:span><text:span text:style-name="T62">u ai</text:span><text:span text:style-name="T63">t</text:span><text:span text:style-name="T44"> le même type qu'un autre nom ou une autre expression.</text:span></text:p>
        </text:list-item>
      </text:list>
      <text:p text:style-name="P86"/>
      <text:list text:continue-numbering="true" text:style-name="L1">
        <text:list-item>
          <text:p text:style-name="P133"><draw:frame text:anchor-type="paragraph" draw:z-index="90" draw:name="Text Frame 97" draw:style-name="gr2" draw:text-style-name="P142" svg:width="0.348cm" svg:height="0.384cm" svg:x="9.999cm" svg:y="0cm"><draw:text-box><text:p><text:span text:style-name="T44">9</text:span></text:p></draw:text-box></draw:frame><text:span text:style-name="T44">Toute règle qui exige que le type d'un nom ou d'une expression soit un type d'une certaine classe ; de même, toute règle qui nécessite </text:span><text:span text:style-name="T63">qu’</text:span><text:span text:style-name="T44">un certain type </text:span><text:span text:style-name="T63">soit</text:span><text:span text:style-name="T44"> un </text:span><text:span text:style-name="T63">type</text:span><text:span text:style-name="T44"> discret, entier, réel, universel, caractère, booléen ou non limité.</text:span></text:p>
        </text:list-item>
      </text:list>
      <text:p text:style-name="P86"/>
      <text:list text:continue-numbering="true" text:style-name="L1">
        <text:list-item>
          <text:p text:style-name="P133"><draw:frame text:anchor-type="paragraph" draw:z-index="91" draw:name="Text Frame 98" draw:style-name="gr2" draw:text-style-name="P142" svg:width="0.348cm" svg:height="0.384cm" svg:x="9.999cm" svg:y="0cm"><draw:text-box><text:p><text:span text:style-name="T44">10</text:span></text:p></draw:text-box></draw:frame><text:span text:style-name="T49">Toute règle qui exige qu'un préfixe soit approprié pour un certain type.</text:span></text:p>
        </text:list-item>
      </text:list>
      <text:p text:style-name="P86"/>
      <text:list text:continue-numbering="true" text:style-name="L1">
        <text:list-item>
          <text:p text:style-name="P133"><draw:frame text:anchor-type="paragraph" draw:z-index="92" draw:name="Text Frame 99" draw:style-name="gr2" draw:text-style-name="P142" svg:width="0.348cm" svg:height="0.384cm" svg:x="9.999cm" svg:y="0cm"><draw:text-box><text:p><text:span text:style-name="T44">11</text:span></text:p></draw:text-box></draw:frame><text:span text:style-name="T44">Toute règle qui spécifie un certain type comme type de résultat d'un</text:span><text:span text:style-name="T64">e </text:span><text:span text:style-name="T44">opération </text:span><text:span text:style-name="T64">de base</text:span><text:span text:style-name="T44">, et toute règle qui spécifie que ce type est d'un</text:span><text:span text:style-name="T64">e</text:span><text:span text:style-name="T44"> certain</text:span><text:span text:style-name="T64">e</text:span><text:span text:style-name="T44"> classe.</text:span></text:p>
          <text:p text:style-name="P136"><text:span text:style-name="T44"/></text:p>
        </text:list-item>
        <text:list-item>
          <text:p text:style-name="P136"><draw:frame text:anchor-type="paragraph" draw:z-index="93" draw:name="Text Frame 100" draw:style-name="gr2" draw:text-style-name="P142" svg:width="0.348cm" svg:height="0.384cm" svg:x="9.999cm" svg:y="0cm"><draw:text-box><text:p><text:span text:style-name="T44">12</text:span></text:p></draw:text-box></draw:frame><text:span text:style-name="T44">Les règles qui exigent que le type d'un agrégat ou d'un littéra</text:span><text:span text:style-name="T65">l</text:span><text:span text:style-name="T44"> chaîne soit déterminable uniquement à partir du contexte complet englobant (voir 4.3 <text:s text:c="3"/>et 4.2). De même, les règles qui exigent </text:span><text:span text:style-name="T65">que </text:span><text:span text:style-name="T44">le type du préfixe d’un attribut, le type de l'expression d'une instruction case, ou le <text:s text:c="3"/>type de l'opérande d'une conversion de type, </text:span><text:span text:style-name="T65">soit</text:span><text:span text:style-name="T44"> détermin</text:span><text:span text:style-name="T65">able</text:span><text:span text:style-name="T44"> indépendamment du contexte (voir 4.1.4, 5.4, 4.6 et 6.4.1).</text:span></text:p>
        </text:list-item>
      </text:list>
      <text:p text:style-name="P86"/>
      <text:list text:continue-numbering="true" text:style-name="L1">
        <text:list-item>
          <text:p text:style-name="P138"><draw:frame text:anchor-type="paragraph" draw:z-index="94" draw:name="Text Frame 101" draw:style-name="gr2" draw:text-style-name="P142" svg:width="0.348cm" svg:height="0.384cm" svg:x="9.999cm" svg:y="0cm"><draw:text-box><text:p><text:span text:style-name="T44">13</text:span></text:p></draw:text-box></draw:frame><text:span text:style-name="T44">Les règles données à la section 6.6, pour la résolution des appels de sous-programmes surcharg</text:span><text:span text:style-name="T66">és </text:span><text:span text:style-name="T44">; dans la section 4.6, pour les conversions implicites d’expressions universelles ; à la section 3.6.1, pour l’interprétation de</text:span><text:span text:style-name="T66">s </text:span><text:span text:style-name="T44">plages discrètes avec des limites de type universel ; et dans la section 4.1.3, pour l'interprétation d'un nom développé dont le préfixe désigne un sous-programme ou une instruction accept.</text:span></text:p>
        </text:list-item>
      </text:list>
      <text:p text:style-name="P86"><text:span text:style-name="T111"/></text:p>
      <text:p text:style-name="P86"><draw:frame text:anchor-type="paragraph" draw:z-index="95" draw:name="Text Frame 76" draw:style-name="gr2" draw:text-style-name="P142" svg:width="0.348cm" svg:height="0.384cm" svg:x="9.999cm" svg:y="0cm"><draw:text-box><text:p><text:span text:style-name="T44">14</text:span></text:p></draw:text-box></draw:frame><text:span text:style-name="T111">Les noms de sous-programmes utilisés comme arguments </text:span><text:span text:style-name="T115">de </text:span><text:span text:style-name="T111">pragma suivent une règle différente : le pragma peut s'appliquer à plusieurs sous-programmes surchargés, comme expliqué dans la section 6.3.2 pour le pragma INLINE, à la section 11.7 pour le pragma SUPPRESS, et dans la section 13.9 pour le pragma INTERFACE.</text:span></text:p>
      <text:p text:style-name="P86"><text:span text:style-name="T111"/></text:p>
      <text:p text:style-name="P86"><draw:frame text:anchor-type="paragraph" draw:z-index="96" draw:name="Text Frame 77" draw:style-name="gr2" draw:text-style-name="P142" svg:width="0.348cm" svg:height="0.384cm" svg:x="9.999cm" svg:y="0cm"><draw:text-box><text:p><text:span text:style-name="T44">15</text:span></text:p></draw:text-box></draw:frame><text:span text:style-name="T111">De même, les noms simples donnés dans les clauses </text:span><text:span text:style-name="T116">de </text:span><text:span text:style-name="T111">context</text:span><text:span text:style-name="T116">e</text:span><text:span text:style-name="T111"> (voir 10.1.1) et dans les clauses d'adresse (voir 13.5) suivent des règles différentes.</text:span></text:p>
      <text:p text:style-name="P89"/>
      <text:p text:style-name="P21">Note<text:span text:style-name="T164">s</text:span> :</text:p>
      <text:p text:style-name="P93"/>
      <text:p text:style-name="P93"><draw:frame text:anchor-type="paragraph" draw:z-index="97" draw:name="Text Frame 78" draw:style-name="gr1" draw:text-style-name="P142" svg:width="0.348cm" svg:height="0.384cm" svg:x="-0.499cm" svg:y="0cm"><draw:text-box><text:p><text:span text:style-name="T44">16</text:span></text:p></draw:text-box></draw:frame><text:span text:style-name="T111">S'il n'y a qu'une seule interprétation possible, l'identif</text:span><text:span text:style-name="T117">icateur</text:span><text:span text:style-name="T111"> désigne l’entité correspondante. Toutefois, cela ne signifie pas que </text:span><text:span text:style-name="T117">l’occurrence</text:span><text:span text:style-name="T111"> </text:span><text:span text:style-name="T117">soit</text:span><text:span text:style-name="T111"> nécessairement </text:span><text:span text:style-name="T117">licite</text:span><text:span text:style-name="T111"> puisqu'il existe d'autres exigences qui ne sont pas prises en compte pour la résolution de surcharge ; par exemple, le fait qu'une expression soit statique, les modes de</text:span><text:span text:style-name="T118">s</text:span><text:span text:style-name="T111"> paramètres, si un objet est constant, l</text:span><text:span text:style-name="T118">es règles de</text:span><text:span text:style-name="T111"> conformité, </text:span><text:span text:style-name="T118">le </text:span><text:span text:style-name="T111">forçage des occurrences pour une clause de représentation, </text:span><text:span text:style-name="T118">l’</text:span><text:span text:style-name="T111">ordre d’élaboration, etc.</text:span></text:p>
      <text:p text:style-name="P93"><text:span text:style-name="T111"/></text:p>
      <text:p text:style-name="P93"><draw:frame text:anchor-type="paragraph" draw:z-index="98" draw:name="Text Frame 80" draw:style-name="gr1" draw:text-style-name="P142" svg:width="0.348cm" svg:height="0.384cm" svg:x="-0.499cm" svg:y="0cm"><draw:text-box><text:p><text:span text:style-name="T44">17</text:span></text:p></draw:text-box></draw:frame><text:span text:style-name="T111">De même, les sous-types ne sont pas pris en compte pour la résolution des surcharges (le la violation d'une contrainte ne rend pas un programme </text:span><text:span text:style-name="T119">illicite</text:span><text:span text:style-name="T111"> mais soulève une exception lors de l'exécution du programme).</text:span></text:p>
      <text:p text:style-name="P93"><text:span text:style-name="T111"/></text:p>
      <text:p text:style-name="P93"><draw:frame text:anchor-type="paragraph" draw:z-index="99" draw:name="Text Frame 81" draw:style-name="gr1" draw:text-style-name="P142" svg:width="0.348cm" svg:height="0.384cm" svg:x="-0.499cm" svg:y="0cm"><draw:text-box><text:p><text:span text:style-name="T44">18</text:span></text:p></draw:text-box></draw:frame><text:span text:style-name="T111">Une spécification de paramètre de boucle est une déclaration, et donc un contexte complet.</text:span></text:p>
      <text:p text:style-name="P93"><text:span text:style-name="T111"/></text:p>
      <text:p text:style-name="P93"><draw:frame text:anchor-type="paragraph" draw:z-index="100" draw:name="Text Frame 91" draw:style-name="gr1" draw:text-style-name="P142" svg:width="0.348cm" svg:height="0.384cm" svg:x="-0.499cm" svg:y="0cm"><draw:text-box><text:p><text:span text:style-name="T44">19</text:span></text:p></draw:text-box></draw:frame><text:span text:style-name="T119">Les r</text:span><text:span text:style-name="T111">ègles qui exigent que certaines constructions aient le même </text:span><text:span text:style-name="T119">profil de </text:span><text:span text:style-name="T111">paramètre</text:span><text:span text:style-name="T119">s</text:span><text:span text:style-name="T111"> et </text:span><text:span text:style-name="T119">de </text:span><text:span text:style-name="T111">résultat relève</text:span><text:span text:style-name="T119">nt</text:span><text:span text:style-name="T111"> de la catégorie (a) ; il en va de même pour les règles qui exige</text:span><text:span text:style-name="T119">nt</text:span><text:span text:style-name="T111"> la conformité de deux constructions puisque la conformité exige que les noms correspondants </text:span><text:span text:style-name="T119">aient</text:span><text:span text:style-name="T111"> la même signification </text:span><text:span text:style-name="T119">d’après les règles de</text:span><text:span text:style-name="T111"> visibilité et de surcharge.</text:span></text:p>
      <text:p text:style-name="P93"/>
      <text:p text:style-name="P93"><draw:frame text:anchor-type="paragraph" draw:z-index="101" draw:name="Text Frame 102" draw:style-name="gr1" draw:text-style-name="P142" svg:width="0.348cm" svg:height="0.384cm" svg:x="-0.499cm" svg:y="0cm"><draw:text-box><text:p><text:span text:style-name="T44">20</text:span></text:p></draw:text-box></draw:frame><text:span text:style-name="T27">Références :</text:span><text:span text:style-name="T111"> agrégat 4.3, allocateur 4.8, affectation 5.2, opération de base 3.3.3, instruction </text:span><text:span text:style-name="T120">c</text:span><text:span text:style-name="T111">as</text:span><text:span text:style-name="T120">e</text:span><text:span text:style-name="T111"> 5.4, classe de type 3.3, déclaration 3.1, entrée 9.5, littéral énumér</text:span><text:span text:style-name="T120">é</text:span><text:span text:style-name="T111"> 3.5.1, exception 11, expression 4.4, partie formelle 6.1, identifiant 2.3, </text:span><text:span text:style-name="T120">licite</text:span><text:span text:style-name="T111"> 1.6, littéral 4.2, spécification des paramètres de boucle 5.5, test d'appartenance 4.5.2, nom 4.1, littéral nul</text:span><text:span text:style-name="T120">l</text:span><text:span text:style-name="T111"> 3.8, opération 3.3.3, opérateur 4.5, surcharge 6.6, pragma 2.8, clause de représentation 13.1, instruction 5, expression statique 4.9, sous-type statique 4.9, sous-programme 6, sous-type 3.3, conversion de type 4.6, visibilité 8.3</text:span></text:p>
      <text:p text:style-name="P93"/>
      <text:p text:style-name="P94"><draw:frame text:anchor-type="paragraph" draw:z-index="102" draw:name="Text Frame 103" draw:style-name="gr1" draw:text-style-name="P142" svg:width="0.348cm" svg:height="0.384cm" svg:x="-0.499cm" svg:y="0cm"><draw:text-box><text:p><text:span text:style-name="T44">21</text:span></text:p></draw:text-box></draw:frame><text:span text:style-name="T27">Règles de la forme (a) :</text:span><text:span text:style-name="T111"> clause d'adresse 13.5, affectation 5.2, choix 3.7.3 4.3.2 5.4, association de composants 4.3.1 4.3.2, règles de conformité 9.5, expression par défaut 3.7 3.7.1 6.1 12.1.1, instruction </text:span><text:span text:style-name="T121">delay</text:span><text:span text:style-name="T111"> 9.6, plage discrète 3.6.1 5.5 9.5, contrainte </text:span><text:span text:style-name="T121">de </text:span><text:span text:style-name="T111">discriminant 3.7.2, clause de représentation </text:span><text:span text:style-name="T121">d’énuméré</text:span><text:span text:style-name="T111"> 13.3, association de paramètres génériques 12.3.1, contrainte </text:span><text:span text:style-name="T121">d’indice</text:span><text:span text:style-name="T111"> 3.6.1, expression d'ind</text:span><text:span text:style-name="T121">ice</text:span><text:span text:style-name="T111"> 4.1.1 4.1.2 9.5, valeur initiale 3.2.1, test d'appartenance 4.5.2, association de paramètres 6.4.1, profil de type paramètre</text:span><text:span text:style-name="T121">s</text:span><text:span text:style-name="T111"> et résultat 8.5 12.3.6, expression qualifiée 4.7, contrainte de p</text:span><text:span text:style-name="T121">lage</text:span><text:span text:style-name="T111"> 3.5, renomm</text:span><text:span text:style-name="T121">age</text:span><text:span text:style-name="T111"> </text:span><text:span text:style-name="T121">d’un </text:span><text:span text:style-name="T111">objet 8.5, expression résultat 5.8</text:span></text:p>
      <text:p text:style-name="P94"><text:span text:style-name="T111"/></text:p>
      <text:p text:style-name="P95"><draw:frame text:anchor-type="paragraph" draw:z-index="103" draw:name="Text Frame 104" draw:style-name="gr1" draw:text-style-name="P142" svg:width="0.348cm" svg:height="0.384cm" svg:x="-0.499cm" svg:y="0cm"><draw:text-box><text:p><text:span text:style-name="T44">22</text:span></text:p></draw:text-box></draw:frame><text:span text:style-name="T27">Règles de la forme (b) :</text:span><text:span text:style-name="T111"> instruction </text:span><text:span text:style-name="T122">abort</text:span><text:span text:style-name="T111"> 9.10, affectation 5.2, expression </text:span><text:span text:style-name="T122">de case</text:span><text:span text:style-name="T111"> 5.4, condition 5.3 5.5 5.7 9.7.1, plage discrète 3.6.1 5.5 9.5, déclaration de type virgule fixe 3.5.9, déclaration de type virgule flottante 3.5.7, déclaration de type entier 3.5.4, clause de longueur 13.2, test d'appartenance 4.4, déclaration de n</text:span><text:span text:style-name="T122">ombre</text:span><text:span text:style-name="T111"> 3.2.2, clause de représentation d'enregistrement 13.4, composant</text:span><text:span text:style-name="T122">e </text:span><text:span text:style-name="T111">sélectionnée 4.1.3, forme de contrôle </text:span><text:span text:style-name="T122">en</text:span><text:span text:style-name="T111"> court-circuit 4.4, attribut val 3.5.5</text:span></text:p>
      <text:p text:style-name="P95"><text:span text:style-name="T111"/></text:p>
      <text:p text:style-name="P95"><draw:frame text:anchor-type="paragraph" draw:z-index="104" draw:name="Text Frame 105" draw:style-name="gr1" draw:text-style-name="P142" svg:width="0.348cm" svg:height="0.384cm" svg:x="-0.499cm" svg:y="0cm"><draw:text-box><text:p><text:span text:style-name="T44">23</text:span></text:p></draw:text-box></draw:frame><text:span text:style-name="T27">Règles de la forme (c) :</text:span><text:span text:style-name="T111"> composante indexée 4.1.1, composante sélectionnée 4.1.3, tranche 4.1.2</text:span></text:p>
      <text:p text:style-name="P95"><text:span text:style-name="T111"/></text:p>
      <text:p text:style-name="P96"><draw:frame text:anchor-type="paragraph" draw:z-index="105" draw:name="Text Frame 106" draw:style-name="gr1" draw:text-style-name="P142" svg:width="0.348cm" svg:height="0.384cm" svg:x="-0.499cm" svg:y="0cm"><draw:text-box><text:p><text:span text:style-name="T44">24</text:span></text:p></draw:text-box></draw:frame><text:span text:style-name="T27">Règles de la forme (d) :</text:span><text:span text:style-name="T111"> agrégat 4.3, allocateur 4.8, test d'appartenance 4.4, littéral nul</text:span><text:span text:style-name="T123">l</text:span><text:span text:style-name="T111"> 4.2, littéral numérique 2.4, form</text:span><text:span text:style-name="T123">e</text:span><text:span text:style-name="T111"> de contrôle </text:span><text:span text:style-name="T123">en</text:span><text:span text:style-name="T111"> court-circuit 4.4, littéral chaîne 4.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face style:name="Noto Sans Mono CJK SC" svg:font-family="'Noto Sans Mono CJK SC'" style:font-family-generic="modern" style:font-pitch="fixed"/>
    <style:font-face style:name="Noto Sans Mono1" svg:font-family="'Noto Sans Mono'" style:font-family-generic="swiss" style:font-pitch="variable"/>
    <style:font-face style:name="Noto Sans Mono2"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75cm" style:type="center"/>
          <style:tab-stop style:position="9.5cm" style:type="right"/>
        </style:tab-stops>
      </style:paragraph-properties>
    </style:style>
    <style:style style:name="Footer" style:family="paragraph" style:parent-style-name="Header_20_and_20_Footer" style:class="extra">
      <style:paragraph-properties text:number-lines="false" text:line-number="0">
        <style:tab-stops>
          <style:tab-stop style:position="4.75cm" style:type="center"/>
          <style:tab-stop style:position="9.5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Noto Sans Mono2" fo:font-family="'Noto Sans Mono'" style:font-style-name="Bold" style:font-family-generic="swiss" style:font-pitch="variable" fo:font-size="7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oto Sans Mono2" fo:font-family="'Noto Sans Mono'" style:font-style-name="Bold" style:font-family-generic="swiss" style:font-pitch="variable" fo:font-size="7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oto Sans Mono2" fo:font-family="'Noto Sans Mono'" style:font-style-name="Bold" style:font-family-generic="swiss" style:font-pitch="variable" fo:font-size="7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style:text-properties style:font-name="Ubuntu1" fo:font-family="Ubuntu" style:font-style-name="Regular" style:font-pitch="variable" fo:font-size="8pt"/>
    </style:style>
    <style:style style:name="List_20_Contents" style:display-name="List Contents" style:family="paragraph" style:parent-style-name="Standard" style:class="html">
      <style:paragraph-properties fo:margin-left="1cm"/>
    </style:style>
    <style:style style:name="Numbering_20_Symbols" style:display-name="Numbering Symbols" style:family="text">
      <style:text-properties style:font-name="Ubuntu" fo:font-family="Ubuntu" style:font-pitch="variable" fo:font-size="7pt" style:font-size-asian="5.3000001907348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Ubuntu1" fo:font-family="Ubuntu" style:font-style-name="Regular" style:font-pitch="variable"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text:start-value="8">
        <style:list-level-properties text:list-level-position-and-space-mode="label-alignment" fo:text-align="center">
          <style:list-level-label-alignment text:label-followed-by="space" fo:text-indent="1.0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MP2"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MT1" style:family="text">
      <style:text-properties fo:font-weight="normal" officeooo:rsid="009e587e" style:font-weight-asian="normal" style:font-weight-complex="normal"/>
    </style:style>
    <style:style style:name="MT2" style:family="text">
      <style:text-properties fo:font-weight="normal" officeooo:rsid="002e3f11" style:font-weight-asian="normal"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style:font-style-asian="italic" style:font-weight-asian="normal" style:font-style-complex="italic" style:font-weight-complex="normal"/>
    </style:style>
    <style:style style:name="MT5" style:family="text">
      <style:text-properties fo:font-style="italic" fo:font-weight="normal" officeooo:rsid="002e3f11" style:font-style-asian="italic" style:font-weight-asian="normal" style:font-style-complex="italic" style:font-weight-complex="normal"/>
    </style:style>
    <style:style style:name="MT6" style:family="text">
      <style:text-properties style:font-name="Noto Sans Mono1" fo:font-size="6pt" fo:font-weight="normal" officeooo:rsid="002e3f11" style:font-size-asian="6pt" style:font-weight-asian="normal" style:font-size-complex="6pt" style:font-weight-complex="normal"/>
    </style:style>
    <style:style style:name="MT7" style:family="text">
      <style:text-properties style:font-name="Ubuntu" fo:font-weight="normal" officeooo:rsid="009e587e" style:font-weight-asian="normal" style:font-weight-complex="normal"/>
    </style:style>
    <style:page-layout style:name="Mpm1" style:page-usage="mirrored">
      <style:page-layout-properties fo:page-width="12cm" fo:page-height="19.001cm" style:num-format="1" style:print-orientation="portrait" fo:margin-top="1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chapter text:display="plain-number" text:outline-level="1">8</text:chapter></text:span><text:span text:style-name="MT2">-</text:span><text:span text:style-name="MT2"><text:page-number text:select-page="current">11</text:page-number></text:span><text:span text:style-name="MT3"><text:tab/></text:span><text:span text:style-name="MT4"><text:chapter text:display="name" text:outline-level="3">Le contexte de résolution de surcharge</text:chapter></text:span><text:span text:style-name="MT4"><text:chapter text:display="number" text:outline-level="3"> 8.7 </text:chapter></text:span></text:p>
      </style:footer>
      <style:footer-left>
        <text:p text:style-name="MP2"><text:span text:style-name="MT5"><text:chapter text:display="number" text:outline-level="3"> 8.7 </text:chapter></text:span><text:span text:style-name="MT5"><text:chapter text:display="name" text:outline-level="3">Le contexte de résolution de surcharge</text:chapter></text:span><text:span text:style-name="MT6"><text:tab/></text:span><text:span text:style-name="MT7"><text:chapter text:display="plain-number" text:outline-level="1">8</text:chapter></text:span><text:span text:style-name="MT2">-</text:span><text:span text:style-name="MT2"><text:page-number text:select-page="current">10</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16:03:53.974907203</meta:creation-date>
    <dc:date>2024-07-28T15:52:34.893070886</dc:date>
    <meta:editing-duration>P9DT19H36M15S</meta:editing-duration>
    <meta:editing-cycles>259</meta:editing-cycles>
    <meta:generator>LibreOffice/24.2.4.2$Linux_X86_64 LibreOffice_project/51a6219feb6075d9a4c46691dcfe0cd9c4fff3c2</meta:generator>
    <meta:document-statistic meta:table-count="0" meta:image-count="0" meta:object-count="0" meta:page-count="12" meta:paragraph-count="216" meta:word-count="5907" meta:character-count="38931" meta:non-whitespace-character-count="32870"/>
  </office:meta>
</office:document-meta>
</file>